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1]-[.F$2])^2" office:value-type="float" office:value="6.817321">
            <text:p>6.817321</text:p>
          </table:table-cell>
          <table:table-cell table:formula="of:=([.B1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([.A2]-[.F$2])^2" office:value-type="float" office:value="1.929321">
            <text:p>1.929321</text:p>
          </table:table-cell>
          <table:table-cell table:formula="of:=([.B2]-[.J$2])^2" office:value-type="float" office:value="81.0360040000001">
            <text:p>81.036004</text:p>
          </table:table-cell>
          <table:table-cell/>
          <table:table-cell table:formula="of:=SUM([.A1:.A1000])/1000" office:value-type="float" office:value="14.611">
            <text:p>14.611</text:p>
          </table:table-cell>
          <table:table-cell table:formula="of:=SUM([.C1:.C1000])/999" office:value-type="float" office:value="12.9886676676677">
            <text:p>12.9886676677</text:p>
          </table:table-cell>
          <table:table-cell table:formula="of:=MAX([.A1:.A1000])" office:value-type="float" office:value="44">
            <text:p>44</text:p>
          </table:table-cell>
          <table:table-cell table:formula="of:=MIN([.A1:.A1000])" office:value-type="float" office:value="6">
            <text:p>6</text:p>
          </table:table-cell>
          <table:table-cell table:formula="of:=SUM([.B1:.B1000])/1000" office:value-type="float" office:value="42.002">
            <text:p>42.002</text:p>
          </table:table-cell>
          <table:table-cell table:formula="of:=SUM([.D1:.D1000])/999" office:value-type="float" office:value="194.932928928929">
            <text:p>194.9329289289</text:p>
          </table:table-cell>
          <table:table-cell table:formula="of:=MAX([.B1:.B1000])" office:value-type="float" office:value="96">
            <text:p>96</text:p>
          </table:table-cell>
          <table:table-cell table:formula="of:=MIN([.B1:.B1000])"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3]-[.F$2])^2" office:value-type="float" office:value="1.929321">
            <text:p>1.929321</text:p>
          </table:table-cell>
          <table:table-cell table:formula="of:=([.B3]-[.J$2])^2" office:value-type="float" office:value="120.956004">
            <text:p>120.95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]-[.F$2])^2" office:value-type="float" office:value="13.039321">
            <text:p>13.039321</text:p>
          </table:table-cell>
          <table:table-cell table:formula="of:=([.B4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]-[.F$2])^2" office:value-type="float" office:value="6.817321">
            <text:p>6.817321</text:p>
          </table:table-cell>
          <table:table-cell table:formula="of:=([.B5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]-[.F$2])^2" office:value-type="float" office:value="6.817321">
            <text:p>6.817321</text:p>
          </table:table-cell>
          <table:table-cell table:formula="of:=([.B6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table:formula="of:=([.A7]-[.F$2])^2" office:value-type="float" office:value="19.263321">
            <text:p>19.263321</text:p>
          </table:table-cell>
          <table:table-cell table:formula="of:=([.B7]-[.J$2])^2" office:value-type="float" office:value="440.916004">
            <text:p>440.91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table:formula="of:=([.A8]-[.F$2])^2" office:value-type="float" office:value="5.707321">
            <text:p>5.707321</text:p>
          </table:table-cell>
          <table:table-cell table:formula="of:=([.B8]-[.J$2])^2" office:value-type="float" office:value="675.896004">
            <text:p>675.896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table:formula="of:=([.A9]-[.F$2])^2" office:value-type="float" office:value="19.263321">
            <text:p>19.263321</text:p>
          </table:table-cell>
          <table:table-cell table:formula="of:=([.B9]-[.J$2])^2" office:value-type="float" office:value="120.956004">
            <text:p>120.95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0]-[.F$2])^2" office:value-type="float" office:value="13.039321">
            <text:p>13.039321</text:p>
          </table:table-cell>
          <table:table-cell table:formula="of:=([.B10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11]-[.F$2])^2" office:value-type="float" office:value="5.707321">
            <text:p>5.707321</text:p>
          </table:table-cell>
          <table:table-cell table:formula="of:=([.B11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12]-[.F$2])^2" office:value-type="float" office:value="6.817321">
            <text:p>6.817321</text:p>
          </table:table-cell>
          <table:table-cell table:formula="of:=([.B12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13]-[.F$2])^2" office:value-type="float" office:value="11.485321">
            <text:p>11.485321</text:p>
          </table:table-cell>
          <table:table-cell table:formula="of:=([.B13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formula="of:=([.A14]-[.F$2])^2" office:value-type="float" office:value="11.485321">
            <text:p>11.485321</text:p>
          </table:table-cell>
          <table:table-cell table:formula="of:=([.B14]-[.J$2])^2" office:value-type="float" office:value="440.916004">
            <text:p>440.91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5]-[.F$2])^2" office:value-type="float" office:value="13.039321">
            <text:p>13.039321</text:p>
          </table:table-cell>
          <table:table-cell table:formula="of:=([.B15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16]-[.F$2])^2" office:value-type="float" office:value="5.707321">
            <text:p>5.707321</text:p>
          </table:table-cell>
          <table:table-cell table:formula="of:=([.B16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([.A17]-[.F$2])^2" office:value-type="float" office:value="21.261321">
            <text:p>21.261321</text:p>
          </table:table-cell>
          <table:table-cell table:formula="of:=([.B17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18]-[.F$2])^2" office:value-type="float" office:value="5.707321">
            <text:p>5.707321</text:p>
          </table:table-cell>
          <table:table-cell table:formula="of:=([.B18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9]-[.F$2])^2" office:value-type="float" office:value="6.817321">
            <text:p>6.817321</text:p>
          </table:table-cell>
          <table:table-cell table:formula="of:=([.B19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A20]-[.F$2])^2" office:value-type="float" office:value="1.929321">
            <text:p>1.929321</text:p>
          </table:table-cell>
          <table:table-cell table:formula="of:=([.B20]-[.J$2])^2" office:value-type="float" office:value="4.00800400000001">
            <text:p>4.008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21]-[.F$2])^2" office:value-type="float" office:value="2.595321">
            <text:p>2.595321</text:p>
          </table:table-cell>
          <table:table-cell table:formula="of:=([.B21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table:formula="of:=([.A22]-[.F$2])^2" office:value-type="float" office:value="107.931321">
            <text:p>107.931321</text:p>
          </table:table-cell>
          <table:table-cell table:formula="of:=([.B22]-[.J$2])^2" office:value-type="float" office:value="25.020004">
            <text:p>25.020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formula="of:=([.A23]-[.F$2])^2" office:value-type="float" office:value="11.485321">
            <text:p>11.485321</text:p>
          </table:table-cell>
          <table:table-cell table:formula="of:=([.B23]-[.J$2])^2" office:value-type="float" office:value="80.964004">
            <text:p>80.96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4]-[.F$2])^2" office:value-type="float" office:value="13.039321">
            <text:p>13.039321</text:p>
          </table:table-cell>
          <table:table-cell table:formula="of:=([.B24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25]-[.F$2])^2" office:value-type="float" office:value="2.595321">
            <text:p>2.595321</text:p>
          </table:table-cell>
          <table:table-cell table:formula="of:=([.B25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formula="of:=([.A26]-[.F$2])^2" office:value-type="float" office:value="0.373321000000001">
            <text:p>0.373321</text:p>
          </table:table-cell>
          <table:table-cell table:formula="of:=([.B26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7]-[.F$2])^2" office:value-type="float" office:value="6.817321">
            <text:p>6.817321</text:p>
          </table:table-cell>
          <table:table-cell table:formula="of:=([.B27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A28]-[.F$2])^2" office:value-type="float" office:value="0.373321000000001">
            <text:p>0.373321</text:p>
          </table:table-cell>
          <table:table-cell table:formula="of:=([.B28]-[.J$2])^2" office:value-type="float" office:value="49.028004">
            <text:p>49.02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9]-[.F$2])^2" office:value-type="float" office:value="13.039321">
            <text:p>13.039321</text:p>
          </table:table-cell>
          <table:table-cell table:formula="of:=([.B29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30]-[.F$2])^2" office:value-type="float" office:value="11.485321">
            <text:p>11.485321</text:p>
          </table:table-cell>
          <table:table-cell table:formula="of:=([.B30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31]-[.F$2])^2" office:value-type="float" office:value="6.817321">
            <text:p>6.817321</text:p>
          </table:table-cell>
          <table:table-cell table:formula="of:=([.B31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table:formula="of:=([.A32]-[.F$2])^2" office:value-type="float" office:value="0.151320999999999">
            <text:p>0.151321</text:p>
          </table:table-cell>
          <table:table-cell table:formula="of:=([.B32]-[.J$2])^2" office:value-type="float" office:value="3.99200399999999">
            <text:p>3.99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([.A33]-[.F$2])^2" office:value-type="float" office:value="1.929321">
            <text:p>1.929321</text:p>
          </table:table-cell>
          <table:table-cell table:formula="of:=([.B33]-[.J$2])^2" office:value-type="float" office:value="15.984004">
            <text:p>15.984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34]-[.F$2])^2" office:value-type="float" office:value="2.595321">
            <text:p>2.595321</text:p>
          </table:table-cell>
          <table:table-cell table:formula="of:=([.B34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5]-[.F$2])^2" office:value-type="float" office:value="6.817321">
            <text:p>6.817321</text:p>
          </table:table-cell>
          <table:table-cell table:formula="of:=([.B35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formula="of:=([.A36]-[.F$2])^2" office:value-type="float" office:value="2.595321">
            <text:p>2.595321</text:p>
          </table:table-cell>
          <table:table-cell table:formula="of:=([.B36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37]-[.F$2])^2" office:value-type="float" office:value="5.707321">
            <text:p>5.707321</text:p>
          </table:table-cell>
          <table:table-cell table:formula="of:=([.B37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8]-[.F$2])^2" office:value-type="float" office:value="13.039321">
            <text:p>13.039321</text:p>
          </table:table-cell>
          <table:table-cell table:formula="of:=([.B38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([.A39]-[.F$2])^2" office:value-type="float" office:value="31.483321">
            <text:p>31.483321</text:p>
          </table:table-cell>
          <table:table-cell table:formula="of:=([.B39]-[.J$2])^2" office:value-type="float" office:value="289.068004">
            <text:p>289.06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0]-[.F$2])^2" office:value-type="float" office:value="6.817321">
            <text:p>6.817321</text:p>
          </table:table-cell>
          <table:table-cell table:formula="of:=([.B40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41]-[.F$2])^2" office:value-type="float" office:value="6.817321">
            <text:p>6.817321</text:p>
          </table:table-cell>
          <table:table-cell table:formula="of:=([.B41]-[.J$2])^2" office:value-type="float" office:value="4.00800400000001">
            <text:p>4.00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42]-[.F$2])^2" office:value-type="float" office:value="5.707321">
            <text:p>5.707321</text:p>
          </table:table-cell>
          <table:table-cell table:formula="of:=([.B42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3]-[.F$2])^2" office:value-type="float" office:value="13.039321">
            <text:p>13.039321</text:p>
          </table:table-cell>
          <table:table-cell table:formula="of:=([.B43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44]-[.F$2])^2" office:value-type="float" office:value="1.929321">
            <text:p>1.929321</text:p>
          </table:table-cell>
          <table:table-cell table:formula="of:=([.B44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45]-[.F$2])^2" office:value-type="float" office:value="0.373321000000001">
            <text:p>0.373321</text:p>
          </table:table-cell>
          <table:table-cell table:formula="of:=([.B45]-[.J$2])^2" office:value-type="float" office:value="289.068004">
            <text:p>289.06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6]-[.F$2])^2" office:value-type="float" office:value="6.817321">
            <text:p>6.817321</text:p>
          </table:table-cell>
          <table:table-cell table:formula="of:=([.B46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47]-[.F$2])^2" office:value-type="float" office:value="13.039321">
            <text:p>13.039321</text:p>
          </table:table-cell>
          <table:table-cell table:formula="of:=([.B47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8]-[.F$2])^2" office:value-type="float" office:value="13.039321">
            <text:p>13.039321</text:p>
          </table:table-cell>
          <table:table-cell table:formula="of:=([.B48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49]-[.F$2])^2" office:value-type="float" office:value="1.929321">
            <text:p>1.929321</text:p>
          </table:table-cell>
          <table:table-cell table:formula="of:=([.B49]-[.J$2])^2" office:value-type="float" office:value="0.996003999999995">
            <text:p>0.99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50]-[.F$2])^2" office:value-type="float" office:value="5.707321">
            <text:p>5.707321</text:p>
          </table:table-cell>
          <table:table-cell table:formula="of:=([.B50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table:formula="of:=([.A51]-[.F$2])^2" office:value-type="float" office:value="1.929321">
            <text:p>1.929321</text:p>
          </table:table-cell>
          <table:table-cell table:formula="of:=([.B51]-[.J$2])^2" office:value-type="float" office:value="9.01200400000002">
            <text:p>9.012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52]-[.F$2])^2" office:value-type="float" office:value="2.595321">
            <text:p>2.595321</text:p>
          </table:table-cell>
          <table:table-cell table:formula="of:=([.B52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3]-[.F$2])^2" office:value-type="float" office:value="13.039321">
            <text:p>13.039321</text:p>
          </table:table-cell>
          <table:table-cell table:formula="of:=([.B53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table:formula="of:=([.A54]-[.F$2])^2" office:value-type="float" office:value="40.819321">
            <text:p>40.819321</text:p>
          </table:table-cell>
          <table:table-cell table:formula="of:=([.B54]-[.J$2])^2" office:value-type="float" office:value="840.884004">
            <text:p>840.88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5]-[.F$2])^2" office:value-type="float" office:value="13.039321">
            <text:p>13.039321</text:p>
          </table:table-cell>
          <table:table-cell table:formula="of:=([.B55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formula="of:=([.A56]-[.F$2])^2" office:value-type="float" office:value="6.817321">
            <text:p>6.817321</text:p>
          </table:table-cell>
          <table:table-cell table:formula="of:=([.B56]-[.J$2])^2" office:value-type="float" office:value="63.968004">
            <text:p>63.968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57]-[.F$2])^2" office:value-type="float" office:value="0.151320999999999">
            <text:p>0.151321</text:p>
          </table:table-cell>
          <table:table-cell table:formula="of:=([.B57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8]-[.F$2])^2" office:value-type="float" office:value="13.039321">
            <text:p>13.039321</text:p>
          </table:table-cell>
          <table:table-cell table:formula="of:=([.B58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59]-[.F$2])^2" office:value-type="float" office:value="5.707321">
            <text:p>5.707321</text:p>
          </table:table-cell>
          <table:table-cell table:formula="of:=([.B59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60]-[.F$2])^2" office:value-type="float" office:value="5.707321">
            <text:p>5.707321</text:p>
          </table:table-cell>
          <table:table-cell table:formula="of:=([.B60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1]-[.F$2])^2" office:value-type="float" office:value="6.817321">
            <text:p>6.817321</text:p>
          </table:table-cell>
          <table:table-cell table:formula="of:=([.B61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formula="of:=([.A62]-[.F$2])^2" office:value-type="float" office:value="19.263321">
            <text:p>19.263321</text:p>
          </table:table-cell>
          <table:table-cell table:formula="of:=([.B62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63]-[.F$2])^2" office:value-type="float" office:value="5.707321">
            <text:p>5.707321</text:p>
          </table:table-cell>
          <table:table-cell table:formula="of:=([.B63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64]-[.F$2])^2" office:value-type="float" office:value="21.261321">
            <text:p>21.261321</text:p>
          </table:table-cell>
          <table:table-cell table:formula="of:=([.B64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table:formula="of:=([.A65]-[.F$2])^2" office:value-type="float" office:value="129.709321">
            <text:p>129.709321</text:p>
          </table:table-cell>
          <table:table-cell table:formula="of:=([.B65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formula="of:=([.A66]-[.F$2])^2" office:value-type="float" office:value="5.707321">
            <text:p>5.707321</text:p>
          </table:table-cell>
          <table:table-cell table:formula="of:=([.B66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formula="of:=([.A67]-[.F$2])^2" office:value-type="float" office:value="19.263321">
            <text:p>19.263321</text:p>
          </table:table-cell>
          <table:table-cell table:formula="of:=([.B67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8]-[.F$2])^2" office:value-type="float" office:value="13.039321">
            <text:p>13.039321</text:p>
          </table:table-cell>
          <table:table-cell table:formula="of:=([.B68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9]-[.F$2])^2" office:value-type="float" office:value="6.817321">
            <text:p>6.817321</text:p>
          </table:table-cell>
          <table:table-cell table:formula="of:=([.B69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70]-[.F$2])^2" office:value-type="float" office:value="6.817321">
            <text:p>6.817321</text:p>
          </table:table-cell>
          <table:table-cell table:formula="of:=([.B70]-[.J$2])^2" office:value-type="float" office:value="9.01200400000002">
            <text:p>9.01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1]-[.F$2])^2" office:value-type="float" office:value="6.817321">
            <text:p>6.817321</text:p>
          </table:table-cell>
          <table:table-cell table:formula="of:=([.B71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formula="of:=([.A72]-[.F$2])^2" office:value-type="float" office:value="0.151320999999999">
            <text:p>0.151321</text:p>
          </table:table-cell>
          <table:table-cell table:formula="of:=([.B72]-[.J$2])^2" office:value-type="float" office:value="25.020004">
            <text:p>25.020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73]-[.F$2])^2" office:value-type="float" office:value="11.485321">
            <text:p>11.485321</text:p>
          </table:table-cell>
          <table:table-cell table:formula="of:=([.B73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([.A74]-[.F$2])^2" office:value-type="float" office:value="1.929321">
            <text:p>1.929321</text:p>
          </table:table-cell>
          <table:table-cell table:formula="of:=([.B74]-[.J$2])^2" office:value-type="float" office:value="25.020004">
            <text:p>25.020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75]-[.F$2])^2" office:value-type="float" office:value="2.595321">
            <text:p>2.595321</text:p>
          </table:table-cell>
          <table:table-cell table:formula="of:=([.B75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76]-[.F$2])^2" office:value-type="float" office:value="13.039321">
            <text:p>13.039321</text:p>
          </table:table-cell>
          <table:table-cell table:formula="of:=([.B76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formula="of:=([.A77]-[.F$2])^2" office:value-type="float" office:value="54.597321">
            <text:p>54.597321</text:p>
          </table:table-cell>
          <table:table-cell table:formula="of:=([.B77]-[.J$2])^2" office:value-type="float" office:value="99.960004">
            <text:p>99.96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([.A78]-[.F$2])^2" office:value-type="float" office:value="13.039321">
            <text:p>13.039321</text:p>
          </table:table-cell>
          <table:table-cell table:formula="of:=([.B78]-[.J$2])^2" office:value-type="float" office:value="16.016004">
            <text:p>16.016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table:formula="of:=([.A79]-[.F$2])^2" office:value-type="float" office:value="19.263321">
            <text:p>19.263321</text:p>
          </table:table-cell>
          <table:table-cell table:formula="of:=([.B79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formula="of:=([.A80]-[.F$2])^2" office:value-type="float" office:value="5.707321">
            <text:p>5.707321</text:p>
          </table:table-cell>
          <table:table-cell table:formula="of:=([.B80]-[.J$2])^2" office:value-type="float" office:value="1.00400400000001">
            <text:p>1.004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81]-[.F$2])^2" office:value-type="float" office:value="2.595321">
            <text:p>2.595321</text:p>
          </table:table-cell>
          <table:table-cell table:formula="of:=([.B81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([.A82]-[.F$2])^2" office:value-type="float" office:value="1.929321">
            <text:p>1.929321</text:p>
          </table:table-cell>
          <table:table-cell table:formula="of:=([.B82]-[.J$2])^2" office:value-type="float" office:value="15.984004">
            <text:p>15.98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83]-[.F$2])^2" office:value-type="float" office:value="11.485321">
            <text:p>11.485321</text:p>
          </table:table-cell>
          <table:table-cell table:formula="of:=([.B83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table:formula="of:=([.A84]-[.F$2])^2" office:value-type="float" office:value="0.151320999999999">
            <text:p>0.151321</text:p>
          </table:table-cell>
          <table:table-cell table:formula="of:=([.B84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85]-[.F$2])^2" office:value-type="float" office:value="5.707321">
            <text:p>5.707321</text:p>
          </table:table-cell>
          <table:table-cell table:formula="of:=([.B85]-[.J$2])^2" office:value-type="float" office:value="168.948004">
            <text:p>168.9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([.A86]-[.F$2])^2" office:value-type="float" office:value="5.707321">
            <text:p>5.707321</text:p>
          </table:table-cell>
          <table:table-cell table:formula="of:=([.B86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7]-[.F$2])^2" office:value-type="float" office:value="0.151320999999999">
            <text:p>0.151321</text:p>
          </table:table-cell>
          <table:table-cell table:formula="of:=([.B87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88]-[.F$2])^2" office:value-type="float" office:value="6.817321">
            <text:p>6.817321</text:p>
          </table:table-cell>
          <table:table-cell table:formula="of:=([.B88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89]-[.F$2])^2" office:value-type="float" office:value="1.929321">
            <text:p>1.929321</text:p>
          </table:table-cell>
          <table:table-cell table:formula="of:=([.B89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90]-[.F$2])^2" office:value-type="float" office:value="5.707321">
            <text:p>5.707321</text:p>
          </table:table-cell>
          <table:table-cell table:formula="of:=([.B90]-[.J$2])^2" office:value-type="float" office:value="168.948004">
            <text:p>168.9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91]-[.F$2])^2" office:value-type="float" office:value="6.817321">
            <text:p>6.817321</text:p>
          </table:table-cell>
          <table:table-cell table:formula="of:=([.B91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92]-[.F$2])^2" office:value-type="float" office:value="13.039321">
            <text:p>13.039321</text:p>
          </table:table-cell>
          <table:table-cell table:formula="of:=([.B92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([.A93]-[.F$2])^2" office:value-type="float" office:value="6.817321">
            <text:p>6.817321</text:p>
          </table:table-cell>
          <table:table-cell table:formula="of:=([.B93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A94]-[.F$2])^2" office:value-type="float" office:value="0.373321000000001">
            <text:p>0.373321</text:p>
          </table:table-cell>
          <table:table-cell table:formula="of:=([.B94]-[.J$2])^2" office:value-type="float" office:value="49.028004">
            <text:p>49.02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table:formula="of:=([.A95]-[.F$2])^2" office:value-type="float" office:value="11.485321">
            <text:p>11.485321</text:p>
          </table:table-cell>
          <table:table-cell table:formula="of:=([.B95]-[.J$2])^2" office:value-type="float" office:value="2208.812004">
            <text:p>2208.81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6]-[.F$2])^2" office:value-type="float" office:value="6.817321">
            <text:p>6.817321</text:p>
          </table:table-cell>
          <table:table-cell table:formula="of:=([.B96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7]-[.F$2])^2" office:value-type="float" office:value="6.817321">
            <text:p>6.817321</text:p>
          </table:table-cell>
          <table:table-cell table:formula="of:=([.B97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formula="of:=([.A98]-[.F$2])^2" office:value-type="float" office:value="5.707321">
            <text:p>5.707321</text:p>
          </table:table-cell>
          <table:table-cell table:formula="of:=([.B98]-[.J$2])^2" office:value-type="float" office:value="120.956004">
            <text:p>120.95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table:formula="of:=([.A99]-[.F$2])^2" office:value-type="float" office:value="11.485321">
            <text:p>11.485321</text:p>
          </table:table-cell>
          <table:table-cell table:formula="of:=([.B99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100]-[.F$2])^2" office:value-type="float" office:value="13.039321">
            <text:p>13.039321</text:p>
          </table:table-cell>
          <table:table-cell table:formula="of:=([.B100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table:formula="of:=([.A101]-[.F$2])^2" office:value-type="float" office:value="107.931321">
            <text:p>107.931321</text:p>
          </table:table-cell>
          <table:table-cell table:formula="of:=([.B101]-[.J$2])^2" office:value-type="float" office:value="1224.860004">
            <text:p>1224.860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102]-[.F$2])^2" office:value-type="float" office:value="1.929321">
            <text:p>1.929321</text:p>
          </table:table-cell>
          <table:table-cell table:formula="of:=([.B102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103]-[.F$2])^2" office:value-type="float" office:value="1.929321">
            <text:p>1.929321</text:p>
          </table:table-cell>
          <table:table-cell table:formula="of:=([.B103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104]-[.F$2])^2" office:value-type="float" office:value="6.817321">
            <text:p>6.817321</text:p>
          </table:table-cell>
          <table:table-cell table:formula="of:=([.B104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formula="of:=([.A105]-[.F$2])^2" office:value-type="float" office:value="11.485321">
            <text:p>11.485321</text:p>
          </table:table-cell>
          <table:table-cell table:formula="of:=([.B105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06]-[.F$2])^2" office:value-type="float" office:value="6.817321">
            <text:p>6.817321</text:p>
          </table:table-cell>
          <table:table-cell table:formula="of:=([.B106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107]-[.F$2])^2" office:value-type="float" office:value="5.707321">
            <text:p>5.707321</text:p>
          </table:table-cell>
          <table:table-cell table:formula="of:=([.B107]-[.J$2])^2" office:value-type="float" office:value="168.948004">
            <text:p>168.9480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formula="of:=([.A108]-[.F$2])^2" office:value-type="float" office:value="31.483321">
            <text:p>31.483321</text:p>
          </table:table-cell>
          <table:table-cell table:formula="of:=([.B108]-[.J$2])^2" office:value-type="float" office:value="80.964004">
            <text:p>80.96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109]-[.F$2])^2" office:value-type="float" office:value="6.817321">
            <text:p>6.817321</text:p>
          </table:table-cell>
          <table:table-cell table:formula="of:=([.B109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10]-[.F$2])^2" office:value-type="float" office:value="13.039321">
            <text:p>13.039321</text:p>
          </table:table-cell>
          <table:table-cell table:formula="of:=([.B110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111]-[.F$2])^2" office:value-type="float" office:value="1.929321">
            <text:p>1.929321</text:p>
          </table:table-cell>
          <table:table-cell table:formula="of:=([.B111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([.A112]-[.F$2])^2" office:value-type="float" office:value="1.929321">
            <text:p>1.929321</text:p>
          </table:table-cell>
          <table:table-cell table:formula="of:=([.B112]-[.J$2])^2" office:value-type="float" office:value="80.964004">
            <text:p>80.96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13]-[.F$2])^2" office:value-type="float" office:value="6.817321">
            <text:p>6.817321</text:p>
          </table:table-cell>
          <table:table-cell table:formula="of:=([.B113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114]-[.F$2])^2" office:value-type="float" office:value="11.485321">
            <text:p>11.485321</text:p>
          </table:table-cell>
          <table:table-cell table:formula="of:=([.B114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115]-[.F$2])^2" office:value-type="float" office:value="1.929321">
            <text:p>1.929321</text:p>
          </table:table-cell>
          <table:table-cell table:formula="of:=([.B115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table:formula="of:=([.A116]-[.F$2])^2" office:value-type="float" office:value="5.707321">
            <text:p>5.707321</text:p>
          </table:table-cell>
          <table:table-cell table:formula="of:=([.B116]-[.J$2])^2" office:value-type="float" office:value="35.976004">
            <text:p>35.97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17]-[.F$2])^2" office:value-type="float" office:value="13.039321">
            <text:p>13.039321</text:p>
          </table:table-cell>
          <table:table-cell table:formula="of:=([.B117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118]-[.F$2])^2" office:value-type="float" office:value="5.707321">
            <text:p>5.707321</text:p>
          </table:table-cell>
          <table:table-cell table:formula="of:=([.B118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formula="of:=([.A119]-[.F$2])^2" office:value-type="float" office:value="1.929321">
            <text:p>1.929321</text:p>
          </table:table-cell>
          <table:table-cell table:formula="of:=([.B119]-[.J$2])^2" office:value-type="float" office:value="35.976004">
            <text:p>35.97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table:formula="of:=([.A120]-[.F$2])^2" office:value-type="float" office:value="1.929321">
            <text:p>1.929321</text:p>
          </table:table-cell>
          <table:table-cell table:formula="of:=([.B120]-[.J$2])^2" office:value-type="float" office:value="899.880004">
            <text:p>899.88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21]-[.F$2])^2" office:value-type="float" office:value="6.817321">
            <text:p>6.817321</text:p>
          </table:table-cell>
          <table:table-cell table:formula="of:=([.B121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122]-[.F$2])^2" office:value-type="float" office:value="0.373321000000001">
            <text:p>0.373321</text:p>
          </table:table-cell>
          <table:table-cell table:formula="of:=([.B122]-[.J$2])^2" office:value-type="float" office:value="99.960004">
            <text:p>99.96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123]-[.F$2])^2" office:value-type="float" office:value="13.039321">
            <text:p>13.039321</text:p>
          </table:table-cell>
          <table:table-cell table:formula="of:=([.B123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24]-[.F$2])^2" office:value-type="float" office:value="6.817321">
            <text:p>6.817321</text:p>
          </table:table-cell>
          <table:table-cell table:formula="of:=([.B124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formula="of:=([.A125]-[.F$2])^2" office:value-type="float" office:value="54.597321">
            <text:p>54.597321</text:p>
          </table:table-cell>
          <table:table-cell table:formula="of:=([.B125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table:formula="of:=([.A126]-[.F$2])^2" office:value-type="float" office:value="5.707321">
            <text:p>5.707321</text:p>
          </table:table-cell>
          <table:table-cell table:formula="of:=([.B126]-[.J$2])^2" office:value-type="float" office:value="99.960004">
            <text:p>99.960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table:formula="of:=([.A127]-[.F$2])^2" office:value-type="float" office:value="0.151320999999999">
            <text:p>0.151321</text:p>
          </table:table-cell>
          <table:table-cell table:formula="of:=([.B127]-[.J$2])^2" office:value-type="float" office:value="48.972004">
            <text:p>48.97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formula="of:=([.A128]-[.F$2])^2" office:value-type="float" office:value="1.929321">
            <text:p>1.929321</text:p>
          </table:table-cell>
          <table:table-cell table:formula="of:=([.B128]-[.J$2])^2" office:value-type="float" office:value="24.980004">
            <text:p>24.980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129]-[.F$2])^2" office:value-type="float" office:value="2.595321">
            <text:p>2.595321</text:p>
          </table:table-cell>
          <table:table-cell table:formula="of:=([.B129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formula="of:=([.A130]-[.F$2])^2" office:value-type="float" office:value="6.817321">
            <text:p>6.817321</text:p>
          </table:table-cell>
          <table:table-cell table:formula="of:=([.B130]-[.J$2])^2" office:value-type="float" office:value="80.964004">
            <text:p>80.964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([.A131]-[.F$2])^2" office:value-type="float" office:value="0.151320999999999">
            <text:p>0.151321</text:p>
          </table:table-cell>
          <table:table-cell table:formula="of:=([.B131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132]-[.F$2])^2" office:value-type="float" office:value="6.817321">
            <text:p>6.817321</text:p>
          </table:table-cell>
          <table:table-cell table:formula="of:=([.B132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formula="of:=([.A133]-[.F$2])^2" office:value-type="float" office:value="0.373321000000001">
            <text:p>0.373321</text:p>
          </table:table-cell>
          <table:table-cell table:formula="of:=([.B133]-[.J$2])^2" office:value-type="float" office:value="80.964004">
            <text:p>80.96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134]-[.F$2])^2" office:value-type="float" office:value="6.817321">
            <text:p>6.817321</text:p>
          </table:table-cell>
          <table:table-cell table:formula="of:=([.B134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35]-[.F$2])^2" office:value-type="float" office:value="13.039321">
            <text:p>13.039321</text:p>
          </table:table-cell>
          <table:table-cell table:formula="of:=([.B135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136]-[.F$2])^2" office:value-type="float" office:value="2.595321">
            <text:p>2.595321</text:p>
          </table:table-cell>
          <table:table-cell table:formula="of:=([.B136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table:formula="of:=([.A137]-[.F$2])^2" office:value-type="float" office:value="29.041321">
            <text:p>29.041321</text:p>
          </table:table-cell>
          <table:table-cell table:formula="of:=([.B137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38]-[.F$2])^2" office:value-type="float" office:value="13.039321">
            <text:p>13.039321</text:p>
          </table:table-cell>
          <table:table-cell table:formula="of:=([.B138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39]-[.F$2])^2" office:value-type="float" office:value="13.039321">
            <text:p>13.039321</text:p>
          </table:table-cell>
          <table:table-cell table:formula="of:=([.B139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([.A140]-[.F$2])^2" office:value-type="float" office:value="6.817321">
            <text:p>6.817321</text:p>
          </table:table-cell>
          <table:table-cell table:formula="of:=([.B140]-[.J$2])^2" office:value-type="float" office:value="576.096004">
            <text:p>576.09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41]-[.F$2])^2" office:value-type="float" office:value="6.817321">
            <text:p>6.817321</text:p>
          </table:table-cell>
          <table:table-cell table:formula="of:=([.B141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142]-[.F$2])^2" office:value-type="float" office:value="2.595321">
            <text:p>2.595321</text:p>
          </table:table-cell>
          <table:table-cell table:formula="of:=([.B142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143]-[.F$2])^2" office:value-type="float" office:value="0.151320999999999">
            <text:p>0.151321</text:p>
          </table:table-cell>
          <table:table-cell table:formula="of:=([.B143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44]-[.F$2])^2" office:value-type="float" office:value="13.039321">
            <text:p>13.039321</text:p>
          </table:table-cell>
          <table:table-cell table:formula="of:=([.B144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([.A145]-[.F$2])^2" office:value-type="float" office:value="1.929321">
            <text:p>1.929321</text:p>
          </table:table-cell>
          <table:table-cell table:formula="of:=([.B145]-[.J$2])^2" office:value-type="float" office:value="25.020004">
            <text:p>25.020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146]-[.F$2])^2" office:value-type="float" office:value="11.485321">
            <text:p>11.485321</text:p>
          </table:table-cell>
          <table:table-cell table:formula="of:=([.B146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147]-[.F$2])^2" office:value-type="float" office:value="5.707321">
            <text:p>5.707321</text:p>
          </table:table-cell>
          <table:table-cell table:formula="of:=([.B147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table:formula="of:=([.A148]-[.F$2])^2" office:value-type="float" office:value="11.485321">
            <text:p>11.485321</text:p>
          </table:table-cell>
          <table:table-cell table:formula="of:=([.B148]-[.J$2])^2" office:value-type="float" office:value="575.904004">
            <text:p>575.904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149]-[.F$2])^2" office:value-type="float" office:value="2.595321">
            <text:p>2.595321</text:p>
          </table:table-cell>
          <table:table-cell table:formula="of:=([.B149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formula="of:=([.A150]-[.F$2])^2" office:value-type="float" office:value="1.929321">
            <text:p>1.929321</text:p>
          </table:table-cell>
          <table:table-cell table:formula="of:=([.B150]-[.J$2])^2" office:value-type="float" office:value="24.980004">
            <text:p>24.98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51]-[.F$2])^2" office:value-type="float" office:value="6.817321">
            <text:p>6.817321</text:p>
          </table:table-cell>
          <table:table-cell table:formula="of:=([.B151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52]-[.F$2])^2" office:value-type="float" office:value="6.817321">
            <text:p>6.817321</text:p>
          </table:table-cell>
          <table:table-cell table:formula="of:=([.B152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53]-[.F$2])^2" office:value-type="float" office:value="13.039321">
            <text:p>13.039321</text:p>
          </table:table-cell>
          <table:table-cell table:formula="of:=([.B153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154]-[.F$2])^2" office:value-type="float" office:value="13.039321">
            <text:p>13.039321</text:p>
          </table:table-cell>
          <table:table-cell table:formula="of:=([.B154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formula="of:=([.A155]-[.F$2])^2" office:value-type="float" office:value="11.485321">
            <text:p>11.485321</text:p>
          </table:table-cell>
          <table:table-cell table:formula="of:=([.B155]-[.J$2])^2" office:value-type="float" office:value="440.916004">
            <text:p>440.91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formula="of:=([.A156]-[.F$2])^2" office:value-type="float" office:value="11.485321">
            <text:p>11.485321</text:p>
          </table:table-cell>
          <table:table-cell table:formula="of:=([.B156]-[.J$2])^2" office:value-type="float" office:value="120.956004">
            <text:p>120.95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table:formula="of:=([.A157]-[.F$2])^2" office:value-type="float" office:value="11.485321">
            <text:p>11.485321</text:p>
          </table:table-cell>
          <table:table-cell table:formula="of:=([.B157]-[.J$2])^2" office:value-type="float" office:value="783.888004">
            <text:p>783.88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58]-[.F$2])^2" office:value-type="float" office:value="13.039321">
            <text:p>13.039321</text:p>
          </table:table-cell>
          <table:table-cell table:formula="of:=([.B158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59]-[.F$2])^2" office:value-type="float" office:value="13.039321">
            <text:p>13.039321</text:p>
          </table:table-cell>
          <table:table-cell table:formula="of:=([.B159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160]-[.F$2])^2" office:value-type="float" office:value="1.929321">
            <text:p>1.929321</text:p>
          </table:table-cell>
          <table:table-cell table:formula="of:=([.B160]-[.J$2])^2" office:value-type="float" office:value="120.956004">
            <text:p>120.95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formula="of:=([.A161]-[.F$2])^2" office:value-type="float" office:value="5.707321">
            <text:p>5.707321</text:p>
          </table:table-cell>
          <table:table-cell table:formula="of:=([.B161]-[.J$2])^2" office:value-type="float" office:value="483.912004">
            <text:p>483.912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162]-[.F$2])^2" office:value-type="float" office:value="2.595321">
            <text:p>2.595321</text:p>
          </table:table-cell>
          <table:table-cell table:formula="of:=([.B162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([.A163]-[.F$2])^2" office:value-type="float" office:value="1.929321">
            <text:p>1.929321</text:p>
          </table:table-cell>
          <table:table-cell table:formula="of:=([.B163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64]-[.F$2])^2" office:value-type="float" office:value="13.039321">
            <text:p>13.039321</text:p>
          </table:table-cell>
          <table:table-cell table:formula="of:=([.B164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table:formula="of:=([.A165]-[.F$2])^2" office:value-type="float" office:value="5.707321">
            <text:p>5.707321</text:p>
          </table:table-cell>
          <table:table-cell table:formula="of:=([.B165]-[.J$2])^2" office:value-type="float" office:value="99.960004">
            <text:p>99.960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([.A166]-[.F$2])^2" office:value-type="float" office:value="0.151320999999999">
            <text:p>0.151321</text:p>
          </table:table-cell>
          <table:table-cell table:formula="of:=([.B166]-[.J$2])^2" office:value-type="float" office:value="0.00000400000000000978">
            <text:p>0.000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table:formula="of:=([.A167]-[.F$2])^2" office:value-type="float" office:value="19.263321">
            <text:p>19.263321</text:p>
          </table:table-cell>
          <table:table-cell table:formula="of:=([.B167]-[.J$2])^2" office:value-type="float" office:value="840.884004">
            <text:p>840.88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168]-[.F$2])^2" office:value-type="float" office:value="13.039321">
            <text:p>13.039321</text:p>
          </table:table-cell>
          <table:table-cell table:formula="of:=([.B168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69]-[.F$2])^2" office:value-type="float" office:value="13.039321">
            <text:p>13.039321</text:p>
          </table:table-cell>
          <table:table-cell table:formula="of:=([.B169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([.A170]-[.F$2])^2" office:value-type="float" office:value="0.373321000000001">
            <text:p>0.373321</text:p>
          </table:table-cell>
          <table:table-cell table:formula="of:=([.B170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71]-[.F$2])^2" office:value-type="float" office:value="13.039321">
            <text:p>13.039321</text:p>
          </table:table-cell>
          <table:table-cell table:formula="of:=([.B171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172]-[.F$2])^2" office:value-type="float" office:value="6.817321">
            <text:p>6.817321</text:p>
          </table:table-cell>
          <table:table-cell table:formula="of:=([.B172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173]-[.F$2])^2" office:value-type="float" office:value="11.485321">
            <text:p>11.485321</text:p>
          </table:table-cell>
          <table:table-cell table:formula="of:=([.B173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([.A174]-[.F$2])^2" office:value-type="float" office:value="6.817321">
            <text:p>6.817321</text:p>
          </table:table-cell>
          <table:table-cell table:formula="of:=([.B174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table:formula="of:=([.A175]-[.F$2])^2" office:value-type="float" office:value="19.263321">
            <text:p>19.263321</text:p>
          </table:table-cell>
          <table:table-cell table:formula="of:=([.B175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176]-[.F$2])^2" office:value-type="float" office:value="13.039321">
            <text:p>13.039321</text:p>
          </table:table-cell>
          <table:table-cell table:formula="of:=([.B176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177]-[.F$2])^2" office:value-type="float" office:value="13.039321">
            <text:p>13.039321</text:p>
          </table:table-cell>
          <table:table-cell table:formula="of:=([.B177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78]-[.F$2])^2" office:value-type="float" office:value="6.817321">
            <text:p>6.817321</text:p>
          </table:table-cell>
          <table:table-cell table:formula="of:=([.B178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179]-[.F$2])^2" office:value-type="float" office:value="6.817321">
            <text:p>6.817321</text:p>
          </table:table-cell>
          <table:table-cell table:formula="of:=([.B179]-[.J$2])^2" office:value-type="float" office:value="16.016004">
            <text:p>16.01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180]-[.F$2])^2" office:value-type="float" office:value="6.817321">
            <text:p>6.817321</text:p>
          </table:table-cell>
          <table:table-cell table:formula="of:=([.B180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181]-[.F$2])^2" office:value-type="float" office:value="1.929321">
            <text:p>1.929321</text:p>
          </table:table-cell>
          <table:table-cell table:formula="of:=([.B181]-[.J$2])^2" office:value-type="float" office:value="0.996003999999995">
            <text:p>0.99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table:formula="of:=([.A182]-[.F$2])^2" office:value-type="float" office:value="11.485321">
            <text:p>11.485321</text:p>
          </table:table-cell>
          <table:table-cell table:formula="of:=([.B182]-[.J$2])^2" office:value-type="float" office:value="1443.848004">
            <text:p>1443.8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183]-[.F$2])^2" office:value-type="float" office:value="13.039321">
            <text:p>13.039321</text:p>
          </table:table-cell>
          <table:table-cell table:formula="of:=([.B183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184]-[.F$2])^2" office:value-type="float" office:value="13.039321">
            <text:p>13.039321</text:p>
          </table:table-cell>
          <table:table-cell table:formula="of:=([.B184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185]-[.F$2])^2" office:value-type="float" office:value="6.817321">
            <text:p>6.817321</text:p>
          </table:table-cell>
          <table:table-cell table:formula="of:=([.B185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([.A186]-[.F$2])^2" office:value-type="float" office:value="5.707321">
            <text:p>5.707321</text:p>
          </table:table-cell>
          <table:table-cell table:formula="of:=([.B186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187]-[.F$2])^2" office:value-type="float" office:value="5.707321">
            <text:p>5.707321</text:p>
          </table:table-cell>
          <table:table-cell table:formula="of:=([.B187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188]-[.F$2])^2" office:value-type="float" office:value="21.261321">
            <text:p>21.261321</text:p>
          </table:table-cell>
          <table:table-cell table:formula="of:=([.B188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table:formula="of:=([.A189]-[.F$2])^2" office:value-type="float" office:value="5.707321">
            <text:p>5.707321</text:p>
          </table:table-cell>
          <table:table-cell table:formula="of:=([.B189]-[.J$2])^2" office:value-type="float" office:value="35.976004">
            <text:p>35.97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190]-[.F$2])^2" office:value-type="float" office:value="5.707321">
            <text:p>5.707321</text:p>
          </table:table-cell>
          <table:table-cell table:formula="of:=([.B190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formula="of:=([.A191]-[.F$2])^2" office:value-type="float" office:value="11.485321">
            <text:p>11.485321</text:p>
          </table:table-cell>
          <table:table-cell table:formula="of:=([.B191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table:formula="of:=([.A192]-[.F$2])^2" office:value-type="float" office:value="11.485321">
            <text:p>11.485321</text:p>
          </table:table-cell>
          <table:table-cell table:formula="of:=([.B192]-[.J$2])^2" office:value-type="float" office:value="728.892004">
            <text:p>728.892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193]-[.F$2])^2" office:value-type="float" office:value="0.151320999999999">
            <text:p>0.151321</text:p>
          </table:table-cell>
          <table:table-cell table:formula="of:=([.B193]-[.J$2])^2" office:value-type="float" office:value="80.964004">
            <text:p>80.96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194]-[.F$2])^2" office:value-type="float" office:value="13.039321">
            <text:p>13.039321</text:p>
          </table:table-cell>
          <table:table-cell table:formula="of:=([.B194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195]-[.F$2])^2" office:value-type="float" office:value="6.817321">
            <text:p>6.817321</text:p>
          </table:table-cell>
          <table:table-cell table:formula="of:=([.B195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formula="of:=([.A196]-[.F$2])^2" office:value-type="float" office:value="11.485321">
            <text:p>11.485321</text:p>
          </table:table-cell>
          <table:table-cell table:formula="of:=([.B196]-[.J$2])^2" office:value-type="float" office:value="80.964004">
            <text:p>80.964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table:formula="of:=([.A197]-[.F$2])^2" office:value-type="float" office:value="19.263321">
            <text:p>19.263321</text:p>
          </table:table-cell>
          <table:table-cell table:formula="of:=([.B197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([.A198]-[.F$2])^2" office:value-type="float" office:value="29.041321">
            <text:p>29.041321</text:p>
          </table:table-cell>
          <table:table-cell table:formula="of:=([.B198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199]-[.F$2])^2" office:value-type="float" office:value="6.817321">
            <text:p>6.817321</text:p>
          </table:table-cell>
          <table:table-cell table:formula="of:=([.B199]-[.J$2])^2" office:value-type="float" office:value="16.016004">
            <text:p>16.01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200]-[.F$2])^2" office:value-type="float" office:value="6.817321">
            <text:p>6.817321</text:p>
          </table:table-cell>
          <table:table-cell table:formula="of:=([.B200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201]-[.F$2])^2" office:value-type="float" office:value="11.485321">
            <text:p>11.485321</text:p>
          </table:table-cell>
          <table:table-cell table:formula="of:=([.B201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table:formula="of:=([.A202]-[.F$2])^2" office:value-type="float" office:value="29.041321">
            <text:p>29.041321</text:p>
          </table:table-cell>
          <table:table-cell table:formula="of:=([.B202]-[.J$2])^2" office:value-type="float" office:value="483.912004">
            <text:p>483.91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table:formula="of:=([.A203]-[.F$2])^2" office:value-type="float" office:value="5.707321">
            <text:p>5.707321</text:p>
          </table:table-cell>
          <table:table-cell table:formula="of:=([.B203]-[.J$2])^2" office:value-type="float" office:value="0.00000400000000000978">
            <text:p>0.000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formula="of:=([.A204]-[.F$2])^2" office:value-type="float" office:value="11.485321">
            <text:p>11.485321</text:p>
          </table:table-cell>
          <table:table-cell table:formula="of:=([.B204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205]-[.F$2])^2" office:value-type="float" office:value="6.817321">
            <text:p>6.817321</text:p>
          </table:table-cell>
          <table:table-cell table:formula="of:=([.B205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table:formula="of:=([.A206]-[.F$2])^2" office:value-type="float" office:value="1.929321">
            <text:p>1.929321</text:p>
          </table:table-cell>
          <table:table-cell table:formula="of:=([.B206]-[.J$2])^2" office:value-type="float" office:value="1.00400400000001">
            <text:p>1.004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207]-[.F$2])^2" office:value-type="float" office:value="21.261321">
            <text:p>21.261321</text:p>
          </table:table-cell>
          <table:table-cell table:formula="of:=([.B207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table:formula="of:=([.A208]-[.F$2])^2" office:value-type="float" office:value="5.707321">
            <text:p>5.707321</text:p>
          </table:table-cell>
          <table:table-cell table:formula="of:=([.B208]-[.J$2])^2" office:value-type="float" office:value="80.964004">
            <text:p>80.96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209]-[.F$2])^2" office:value-type="float" office:value="5.707321">
            <text:p>5.707321</text:p>
          </table:table-cell>
          <table:table-cell table:formula="of:=([.B209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210]-[.F$2])^2" office:value-type="float" office:value="5.707321">
            <text:p>5.707321</text:p>
          </table:table-cell>
          <table:table-cell table:formula="of:=([.B210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formula="of:=([.A211]-[.F$2])^2" office:value-type="float" office:value="54.597321">
            <text:p>54.597321</text:p>
          </table:table-cell>
          <table:table-cell table:formula="of:=([.B211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212]-[.F$2])^2" office:value-type="float" office:value="11.485321">
            <text:p>11.485321</text:p>
          </table:table-cell>
          <table:table-cell table:formula="of:=([.B212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213]-[.F$2])^2" office:value-type="float" office:value="5.707321">
            <text:p>5.707321</text:p>
          </table:table-cell>
          <table:table-cell table:formula="of:=([.B213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214]-[.F$2])^2" office:value-type="float" office:value="6.817321">
            <text:p>6.817321</text:p>
          </table:table-cell>
          <table:table-cell table:formula="of:=([.B214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215]-[.F$2])^2" office:value-type="float" office:value="0.151320999999999">
            <text:p>0.151321</text:p>
          </table:table-cell>
          <table:table-cell table:formula="of:=([.B215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216]-[.F$2])^2" office:value-type="float" office:value="1.929321">
            <text:p>1.929321</text:p>
          </table:table-cell>
          <table:table-cell table:formula="of:=([.B216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217]-[.F$2])^2" office:value-type="float" office:value="1.929321">
            <text:p>1.929321</text:p>
          </table:table-cell>
          <table:table-cell table:formula="of:=([.B217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18]-[.F$2])^2" office:value-type="float" office:value="13.039321">
            <text:p>13.039321</text:p>
          </table:table-cell>
          <table:table-cell table:formula="of:=([.B218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table:formula="of:=([.A219]-[.F$2])^2" office:value-type="float" office:value="5.707321">
            <text:p>5.707321</text:p>
          </table:table-cell>
          <table:table-cell table:formula="of:=([.B219]-[.J$2])^2" office:value-type="float" office:value="3.99200399999999">
            <text:p>3.99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20]-[.F$2])^2" office:value-type="float" office:value="13.039321">
            <text:p>13.039321</text:p>
          </table:table-cell>
          <table:table-cell table:formula="of:=([.B220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21]-[.F$2])^2" office:value-type="float" office:value="6.817321">
            <text:p>6.817321</text:p>
          </table:table-cell>
          <table:table-cell table:formula="of:=([.B221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222]-[.F$2])^2" office:value-type="float" office:value="1.929321">
            <text:p>1.929321</text:p>
          </table:table-cell>
          <table:table-cell table:formula="of:=([.B222]-[.J$2])^2" office:value-type="float" office:value="49.028004">
            <text:p>49.028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223]-[.F$2])^2" office:value-type="float" office:value="0.373321000000001">
            <text:p>0.373321</text:p>
          </table:table-cell>
          <table:table-cell table:formula="of:=([.B223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([.A224]-[.F$2])^2" office:value-type="float" office:value="21.261321">
            <text:p>21.261321</text:p>
          </table:table-cell>
          <table:table-cell table:formula="of:=([.B224]-[.J$2])^2" office:value-type="float" office:value="361.076004">
            <text:p>361.076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table:formula="of:=([.A225]-[.F$2])^2" office:value-type="float" office:value="2.595321">
            <text:p>2.595321</text:p>
          </table:table-cell>
          <table:table-cell table:formula="of:=([.B225]-[.J$2])^2" office:value-type="float" office:value="9.01200400000002">
            <text:p>9.01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26]-[.F$2])^2" office:value-type="float" office:value="13.039321">
            <text:p>13.039321</text:p>
          </table:table-cell>
          <table:table-cell table:formula="of:=([.B226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([.A227]-[.F$2])^2" office:value-type="float" office:value="0.151320999999999">
            <text:p>0.151321</text:p>
          </table:table-cell>
          <table:table-cell table:formula="of:=([.B227]-[.J$2])^2" office:value-type="float" office:value="0.00000400000000000978">
            <text:p>0.00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228]-[.F$2])^2" office:value-type="float" office:value="6.817321">
            <text:p>6.817321</text:p>
          </table:table-cell>
          <table:table-cell table:formula="of:=([.B228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229]-[.F$2])^2" office:value-type="float" office:value="2.595321">
            <text:p>2.595321</text:p>
          </table:table-cell>
          <table:table-cell table:formula="of:=([.B229]-[.J$2])^2" office:value-type="float" office:value="49.028004">
            <text:p>49.02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30]-[.F$2])^2" office:value-type="float" office:value="13.039321">
            <text:p>13.039321</text:p>
          </table:table-cell>
          <table:table-cell table:formula="of:=([.B230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([.A231]-[.F$2])^2" office:value-type="float" office:value="1.929321">
            <text:p>1.929321</text:p>
          </table:table-cell>
          <table:table-cell table:formula="of:=([.B231]-[.J$2])^2" office:value-type="float" office:value="15.984004">
            <text:p>15.98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232]-[.F$2])^2" office:value-type="float" office:value="11.485321">
            <text:p>11.485321</text:p>
          </table:table-cell>
          <table:table-cell table:formula="of:=([.B232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([.A233]-[.F$2])^2" office:value-type="float" office:value="0.151320999999999">
            <text:p>0.151321</text:p>
          </table:table-cell>
          <table:table-cell table:formula="of:=([.B233]-[.J$2])^2" office:value-type="float" office:value="63.968004">
            <text:p>63.968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234]-[.F$2])^2" office:value-type="float" office:value="2.595321">
            <text:p>2.595321</text:p>
          </table:table-cell>
          <table:table-cell table:formula="of:=([.B234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35]-[.F$2])^2" office:value-type="float" office:value="13.039321">
            <text:p>13.039321</text:p>
          </table:table-cell>
          <table:table-cell table:formula="of:=([.B235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table:formula="of:=([.A236]-[.F$2])^2" office:value-type="float" office:value="11.485321">
            <text:p>11.485321</text:p>
          </table:table-cell>
          <table:table-cell table:formula="of:=([.B236]-[.J$2])^2" office:value-type="float" office:value="99.960004">
            <text:p>99.96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37]-[.F$2])^2" office:value-type="float" office:value="13.039321">
            <text:p>13.039321</text:p>
          </table:table-cell>
          <table:table-cell table:formula="of:=([.B237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238]-[.F$2])^2" office:value-type="float" office:value="0.151320999999999">
            <text:p>0.151321</text:p>
          </table:table-cell>
          <table:table-cell table:formula="of:=([.B238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39]-[.F$2])^2" office:value-type="float" office:value="13.039321">
            <text:p>13.039321</text:p>
          </table:table-cell>
          <table:table-cell table:formula="of:=([.B239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40]-[.F$2])^2" office:value-type="float" office:value="13.039321">
            <text:p>13.039321</text:p>
          </table:table-cell>
          <table:table-cell table:formula="of:=([.B240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241]-[.F$2])^2" office:value-type="float" office:value="6.817321">
            <text:p>6.817321</text:p>
          </table:table-cell>
          <table:table-cell table:formula="of:=([.B241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42]-[.F$2])^2" office:value-type="float" office:value="13.039321">
            <text:p>13.039321</text:p>
          </table:table-cell>
          <table:table-cell table:formula="of:=([.B242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243]-[.F$2])^2" office:value-type="float" office:value="0.373321000000001">
            <text:p>0.373321</text:p>
          </table:table-cell>
          <table:table-cell table:formula="of:=([.B243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244]-[.F$2])^2" office:value-type="float" office:value="6.817321">
            <text:p>6.817321</text:p>
          </table:table-cell>
          <table:table-cell table:formula="of:=([.B244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formula="of:=([.A245]-[.F$2])^2" office:value-type="float" office:value="0.151320999999999">
            <text:p>0.151321</text:p>
          </table:table-cell>
          <table:table-cell table:formula="of:=([.B245]-[.J$2])^2" office:value-type="float" office:value="9.01200400000002">
            <text:p>9.01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formula="of:=([.A246]-[.F$2])^2" office:value-type="float" office:value="5.707321">
            <text:p>5.707321</text:p>
          </table:table-cell>
          <table:table-cell table:formula="of:=([.B246]-[.J$2])^2" office:value-type="float" office:value="1.00400400000001">
            <text:p>1.00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247]-[.F$2])^2" office:value-type="float" office:value="6.817321">
            <text:p>6.817321</text:p>
          </table:table-cell>
          <table:table-cell table:formula="of:=([.B247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formula="of:=([.A248]-[.F$2])^2" office:value-type="float" office:value="5.707321">
            <text:p>5.707321</text:p>
          </table:table-cell>
          <table:table-cell table:formula="of:=([.B248]-[.J$2])^2" office:value-type="float" office:value="1.00400400000001">
            <text:p>1.00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([.A249]-[.F$2])^2" office:value-type="float" office:value="5.707321">
            <text:p>5.707321</text:p>
          </table:table-cell>
          <table:table-cell table:formula="of:=([.B249]-[.J$2])^2" office:value-type="float" office:value="63.968004">
            <text:p>63.96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250]-[.F$2])^2" office:value-type="float" office:value="11.485321">
            <text:p>11.485321</text:p>
          </table:table-cell>
          <table:table-cell table:formula="of:=([.B250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251]-[.F$2])^2" office:value-type="float" office:value="11.485321">
            <text:p>11.485321</text:p>
          </table:table-cell>
          <table:table-cell table:formula="of:=([.B251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52]-[.F$2])^2" office:value-type="float" office:value="13.039321">
            <text:p>13.039321</text:p>
          </table:table-cell>
          <table:table-cell table:formula="of:=([.B252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253]-[.F$2])^2" office:value-type="float" office:value="5.707321">
            <text:p>5.707321</text:p>
          </table:table-cell>
          <table:table-cell table:formula="of:=([.B253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([.A254]-[.F$2])^2" office:value-type="float" office:value="1.929321">
            <text:p>1.929321</text:p>
          </table:table-cell>
          <table:table-cell table:formula="of:=([.B254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255]-[.F$2])^2" office:value-type="float" office:value="5.707321">
            <text:p>5.707321</text:p>
          </table:table-cell>
          <table:table-cell table:formula="of:=([.B255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56]-[.F$2])^2" office:value-type="float" office:value="13.039321">
            <text:p>13.039321</text:p>
          </table:table-cell>
          <table:table-cell table:formula="of:=([.B256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table:formula="of:=([.A257]-[.F$2])^2" office:value-type="float" office:value="11.485321">
            <text:p>11.485321</text:p>
          </table:table-cell>
          <table:table-cell table:formula="of:=([.B257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258]-[.F$2])^2" office:value-type="float" office:value="13.039321">
            <text:p>13.039321</text:p>
          </table:table-cell>
          <table:table-cell table:formula="of:=([.B258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259]-[.F$2])^2" office:value-type="float" office:value="5.707321">
            <text:p>5.707321</text:p>
          </table:table-cell>
          <table:table-cell table:formula="of:=([.B259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260]-[.F$2])^2" office:value-type="float" office:value="13.039321">
            <text:p>13.039321</text:p>
          </table:table-cell>
          <table:table-cell table:formula="of:=([.B260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261]-[.F$2])^2" office:value-type="float" office:value="11.485321">
            <text:p>11.485321</text:p>
          </table:table-cell>
          <table:table-cell table:formula="of:=([.B261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62]-[.F$2])^2" office:value-type="float" office:value="6.817321">
            <text:p>6.817321</text:p>
          </table:table-cell>
          <table:table-cell table:formula="of:=([.B262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263]-[.F$2])^2" office:value-type="float" office:value="11.485321">
            <text:p>11.485321</text:p>
          </table:table-cell>
          <table:table-cell table:formula="of:=([.B263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64]-[.F$2])^2" office:value-type="float" office:value="13.039321">
            <text:p>13.039321</text:p>
          </table:table-cell>
          <table:table-cell table:formula="of:=([.B264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65]-[.F$2])^2" office:value-type="float" office:value="13.039321">
            <text:p>13.039321</text:p>
          </table:table-cell>
          <table:table-cell table:formula="of:=([.B265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266]-[.F$2])^2" office:value-type="float" office:value="1.929321">
            <text:p>1.929321</text:p>
          </table:table-cell>
          <table:table-cell table:formula="of:=([.B266]-[.J$2])^2" office:value-type="float" office:value="120.956004">
            <text:p>120.95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table:formula="of:=([.A267]-[.F$2])^2" office:value-type="float" office:value="1.929321">
            <text:p>1.929321</text:p>
          </table:table-cell>
          <table:table-cell table:formula="of:=([.B267]-[.J$2])^2" office:value-type="float" office:value="8.98800399999999">
            <text:p>8.98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268]-[.F$2])^2" office:value-type="float" office:value="5.707321">
            <text:p>5.707321</text:p>
          </table:table-cell>
          <table:table-cell table:formula="of:=([.B268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69]-[.F$2])^2" office:value-type="float" office:value="13.039321">
            <text:p>13.039321</text:p>
          </table:table-cell>
          <table:table-cell table:formula="of:=([.B269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([.A270]-[.F$2])^2" office:value-type="float" office:value="13.039321">
            <text:p>13.039321</text:p>
          </table:table-cell>
          <table:table-cell table:formula="of:=([.B270]-[.J$2])^2" office:value-type="float" office:value="484.088004">
            <text:p>484.08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71]-[.F$2])^2" office:value-type="float" office:value="13.039321">
            <text:p>13.039321</text:p>
          </table:table-cell>
          <table:table-cell table:formula="of:=([.B271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formula="of:=([.A272]-[.F$2])^2" office:value-type="float" office:value="457.489321">
            <text:p>457.489321</text:p>
          </table:table-cell>
          <table:table-cell table:formula="of:=([.B272]-[.J$2])^2" office:value-type="float" office:value="15.984004">
            <text:p>15.98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273]-[.F$2])^2" office:value-type="float" office:value="1.929321">
            <text:p>1.929321</text:p>
          </table:table-cell>
          <table:table-cell table:formula="of:=([.B273]-[.J$2])^2" office:value-type="float" office:value="0.996003999999995">
            <text:p>0.99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formula="of:=([.A274]-[.F$2])^2" office:value-type="float" office:value="1.929321">
            <text:p>1.929321</text:p>
          </table:table-cell>
          <table:table-cell table:formula="of:=([.B274]-[.J$2])^2" office:value-type="float" office:value="0.00000400000000000978">
            <text:p>0.00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275]-[.F$2])^2" office:value-type="float" office:value="5.707321">
            <text:p>5.707321</text:p>
          </table:table-cell>
          <table:table-cell table:formula="of:=([.B275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276]-[.F$2])^2" office:value-type="float" office:value="6.817321">
            <text:p>6.817321</text:p>
          </table:table-cell>
          <table:table-cell table:formula="of:=([.B276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277]-[.F$2])^2" office:value-type="float" office:value="1.929321">
            <text:p>1.929321</text:p>
          </table:table-cell>
          <table:table-cell table:formula="of:=([.B277]-[.J$2])^2" office:value-type="float" office:value="49.028004">
            <text:p>49.028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([.A278]-[.F$2])^2" office:value-type="float" office:value="0.151320999999999">
            <text:p>0.151321</text:p>
          </table:table-cell>
          <table:table-cell table:formula="of:=([.B278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279]-[.F$2])^2" office:value-type="float" office:value="2.595321">
            <text:p>2.595321</text:p>
          </table:table-cell>
          <table:table-cell table:formula="of:=([.B279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280]-[.F$2])^2" office:value-type="float" office:value="13.039321">
            <text:p>13.039321</text:p>
          </table:table-cell>
          <table:table-cell table:formula="of:=([.B280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A281]-[.F$2])^2" office:value-type="float" office:value="1.929321">
            <text:p>1.929321</text:p>
          </table:table-cell>
          <table:table-cell table:formula="of:=([.B281]-[.J$2])^2" office:value-type="float" office:value="4.00800400000001">
            <text:p>4.00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282]-[.F$2])^2" office:value-type="float" office:value="5.707321">
            <text:p>5.707321</text:p>
          </table:table-cell>
          <table:table-cell table:formula="of:=([.B282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283]-[.F$2])^2" office:value-type="float" office:value="6.817321">
            <text:p>6.817321</text:p>
          </table:table-cell>
          <table:table-cell table:formula="of:=([.B283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formula="of:=([.A284]-[.F$2])^2" office:value-type="float" office:value="11.485321">
            <text:p>11.485321</text:p>
          </table:table-cell>
          <table:table-cell table:formula="of:=([.B284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9">
            <text:p>79</text:p>
          </table:table-cell>
          <table:table-cell table:formula="of:=([.A285]-[.F$2])^2" office:value-type="float" office:value="54.597321">
            <text:p>54.597321</text:p>
          </table:table-cell>
          <table:table-cell table:formula="of:=([.B285]-[.J$2])^2" office:value-type="float" office:value="1368.852004">
            <text:p>1368.85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table:formula="of:=([.A286]-[.F$2])^2" office:value-type="float" office:value="11.485321">
            <text:p>11.485321</text:p>
          </table:table-cell>
          <table:table-cell table:formula="of:=([.B286]-[.J$2])^2" office:value-type="float" office:value="840.884004">
            <text:p>840.884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([.A287]-[.F$2])^2" office:value-type="float" office:value="21.261321">
            <text:p>21.261321</text:p>
          </table:table-cell>
          <table:table-cell table:formula="of:=([.B287]-[.J$2])^2" office:value-type="float" office:value="324.072004">
            <text:p>324.07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formula="of:=([.A288]-[.F$2])^2" office:value-type="float" office:value="5.707321">
            <text:p>5.707321</text:p>
          </table:table-cell>
          <table:table-cell table:formula="of:=([.B288]-[.J$2])^2" office:value-type="float" office:value="120.956004">
            <text:p>120.95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289]-[.F$2])^2" office:value-type="float" office:value="6.817321">
            <text:p>6.817321</text:p>
          </table:table-cell>
          <table:table-cell table:formula="of:=([.B289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290]-[.F$2])^2" office:value-type="float" office:value="13.039321">
            <text:p>13.039321</text:p>
          </table:table-cell>
          <table:table-cell table:formula="of:=([.B290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table:formula="of:=([.A291]-[.F$2])^2" office:value-type="float" office:value="1.929321">
            <text:p>1.929321</text:p>
          </table:table-cell>
          <table:table-cell table:formula="of:=([.B291]-[.J$2])^2" office:value-type="float" office:value="9.01200400000002">
            <text:p>9.01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292]-[.F$2])^2" office:value-type="float" office:value="13.039321">
            <text:p>13.039321</text:p>
          </table:table-cell>
          <table:table-cell table:formula="of:=([.B292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9">
            <text:p>69</text:p>
          </table:table-cell>
          <table:table-cell table:formula="of:=([.A293]-[.F$2])^2" office:value-type="float" office:value="40.819321">
            <text:p>40.819321</text:p>
          </table:table-cell>
          <table:table-cell table:formula="of:=([.B293]-[.J$2])^2" office:value-type="float" office:value="728.892004">
            <text:p>728.892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294]-[.F$2])^2" office:value-type="float" office:value="2.595321">
            <text:p>2.595321</text:p>
          </table:table-cell>
          <table:table-cell table:formula="of:=([.B294]-[.J$2])^2" office:value-type="float" office:value="49.028004">
            <text:p>49.0280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formula="of:=([.A295]-[.F$2])^2" office:value-type="float" office:value="29.041321">
            <text:p>29.041321</text:p>
          </table:table-cell>
          <table:table-cell table:formula="of:=([.B295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formula="of:=([.A296]-[.F$2])^2" office:value-type="float" office:value="11.485321">
            <text:p>11.485321</text:p>
          </table:table-cell>
          <table:table-cell table:formula="of:=([.B296]-[.J$2])^2" office:value-type="float" office:value="35.976004">
            <text:p>35.976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297]-[.F$2])^2" office:value-type="float" office:value="21.261321">
            <text:p>21.261321</text:p>
          </table:table-cell>
          <table:table-cell table:formula="of:=([.B297]-[.J$2])^2" office:value-type="float" office:value="289.068004">
            <text:p>289.06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formula="of:=([.A298]-[.F$2])^2" office:value-type="float" office:value="11.485321">
            <text:p>11.485321</text:p>
          </table:table-cell>
          <table:table-cell table:formula="of:=([.B298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99]-[.F$2])^2" office:value-type="float" office:value="1.929321">
            <text:p>1.929321</text:p>
          </table:table-cell>
          <table:table-cell table:formula="of:=([.B299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([.A300]-[.F$2])^2" office:value-type="float" office:value="1.929321">
            <text:p>1.929321</text:p>
          </table:table-cell>
          <table:table-cell table:formula="of:=([.B300]-[.J$2])^2" office:value-type="float" office:value="16.016004">
            <text:p>16.01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01]-[.F$2])^2" office:value-type="float" office:value="6.817321">
            <text:p>6.817321</text:p>
          </table:table-cell>
          <table:table-cell table:formula="of:=([.B301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302]-[.F$2])^2" office:value-type="float" office:value="11.485321">
            <text:p>11.485321</text:p>
          </table:table-cell>
          <table:table-cell table:formula="of:=([.B302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formula="of:=([.A303]-[.F$2])^2" office:value-type="float" office:value="5.707321">
            <text:p>5.707321</text:p>
          </table:table-cell>
          <table:table-cell table:formula="of:=([.B303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04]-[.F$2])^2" office:value-type="float" office:value="13.039321">
            <text:p>13.039321</text:p>
          </table:table-cell>
          <table:table-cell table:formula="of:=([.B304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05]-[.F$2])^2" office:value-type="float" office:value="13.039321">
            <text:p>13.039321</text:p>
          </table:table-cell>
          <table:table-cell table:formula="of:=([.B305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([.A306]-[.F$2])^2" office:value-type="float" office:value="21.261321">
            <text:p>21.261321</text:p>
          </table:table-cell>
          <table:table-cell table:formula="of:=([.B306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table:formula="of:=([.A307]-[.F$2])^2" office:value-type="float" office:value="13.039321">
            <text:p>13.039321</text:p>
          </table:table-cell>
          <table:table-cell table:formula="of:=([.B307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308]-[.F$2])^2" office:value-type="float" office:value="13.039321">
            <text:p>13.039321</text:p>
          </table:table-cell>
          <table:table-cell table:formula="of:=([.B308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formula="of:=([.A309]-[.F$2])^2" office:value-type="float" office:value="5.707321">
            <text:p>5.707321</text:p>
          </table:table-cell>
          <table:table-cell table:formula="of:=([.B309]-[.J$2])^2" office:value-type="float" office:value="483.912004">
            <text:p>483.91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310]-[.F$2])^2" office:value-type="float" office:value="13.039321">
            <text:p>13.039321</text:p>
          </table:table-cell>
          <table:table-cell table:formula="of:=([.B310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311]-[.F$2])^2" office:value-type="float" office:value="6.817321">
            <text:p>6.817321</text:p>
          </table:table-cell>
          <table:table-cell table:formula="of:=([.B311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312]-[.F$2])^2" office:value-type="float" office:value="1.929321">
            <text:p>1.929321</text:p>
          </table:table-cell>
          <table:table-cell table:formula="of:=([.B312]-[.J$2])^2" office:value-type="float" office:value="0.996003999999995">
            <text:p>0.99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313]-[.F$2])^2" office:value-type="float" office:value="5.707321">
            <text:p>5.707321</text:p>
          </table:table-cell>
          <table:table-cell table:formula="of:=([.B313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314]-[.F$2])^2" office:value-type="float" office:value="11.485321">
            <text:p>11.485321</text:p>
          </table:table-cell>
          <table:table-cell table:formula="of:=([.B314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A315]-[.F$2])^2" office:value-type="float" office:value="21.261321">
            <text:p>21.261321</text:p>
          </table:table-cell>
          <table:table-cell table:formula="of:=([.B315]-[.J$2])^2" office:value-type="float" office:value="289.068004">
            <text:p>289.06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formula="of:=([.A316]-[.F$2])^2" office:value-type="float" office:value="11.485321">
            <text:p>11.485321</text:p>
          </table:table-cell>
          <table:table-cell table:formula="of:=([.B316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17]-[.F$2])^2" office:value-type="float" office:value="6.817321">
            <text:p>6.817321</text:p>
          </table:table-cell>
          <table:table-cell table:formula="of:=([.B317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table:formula="of:=([.A318]-[.F$2])^2" office:value-type="float" office:value="11.485321">
            <text:p>11.485321</text:p>
          </table:table-cell>
          <table:table-cell table:formula="of:=([.B318]-[.J$2])^2" office:value-type="float" office:value="9.01200400000002">
            <text:p>9.01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19]-[.F$2])^2" office:value-type="float" office:value="6.817321">
            <text:p>6.817321</text:p>
          </table:table-cell>
          <table:table-cell table:formula="of:=([.B319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320]-[.F$2])^2" office:value-type="float" office:value="13.039321">
            <text:p>13.039321</text:p>
          </table:table-cell>
          <table:table-cell table:formula="of:=([.B320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321]-[.F$2])^2" office:value-type="float" office:value="6.817321">
            <text:p>6.817321</text:p>
          </table:table-cell>
          <table:table-cell table:formula="of:=([.B321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322]-[.F$2])^2" office:value-type="float" office:value="1.929321">
            <text:p>1.929321</text:p>
          </table:table-cell>
          <table:table-cell table:formula="of:=([.B322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table:formula="of:=([.A323]-[.F$2])^2" office:value-type="float" office:value="1.929321">
            <text:p>1.929321</text:p>
          </table:table-cell>
          <table:table-cell table:formula="of:=([.B323]-[.J$2])^2" office:value-type="float" office:value="8.98800399999999">
            <text:p>8.98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table:formula="of:=([.A324]-[.F$2])^2" office:value-type="float" office:value="11.485321">
            <text:p>11.485321</text:p>
          </table:table-cell>
          <table:table-cell table:formula="of:=([.B324]-[.J$2])^2" office:value-type="float" office:value="168.948004">
            <text:p>168.9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325]-[.F$2])^2" office:value-type="float" office:value="5.707321">
            <text:p>5.707321</text:p>
          </table:table-cell>
          <table:table-cell table:formula="of:=([.B325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326]-[.F$2])^2" office:value-type="float" office:value="21.261321">
            <text:p>21.261321</text:p>
          </table:table-cell>
          <table:table-cell table:formula="of:=([.B326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formula="of:=([.A327]-[.F$2])^2" office:value-type="float" office:value="11.485321">
            <text:p>11.485321</text:p>
          </table:table-cell>
          <table:table-cell table:formula="of:=([.B327]-[.J$2])^2" office:value-type="float" office:value="440.916004">
            <text:p>440.91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328]-[.F$2])^2" office:value-type="float" office:value="11.485321">
            <text:p>11.485321</text:p>
          </table:table-cell>
          <table:table-cell table:formula="of:=([.B328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329]-[.F$2])^2" office:value-type="float" office:value="13.039321">
            <text:p>13.039321</text:p>
          </table:table-cell>
          <table:table-cell table:formula="of:=([.B329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table:formula="of:=([.A330]-[.F$2])^2" office:value-type="float" office:value="11.485321">
            <text:p>11.485321</text:p>
          </table:table-cell>
          <table:table-cell table:formula="of:=([.B330]-[.J$2])^2" office:value-type="float" office:value="483.912004">
            <text:p>483.91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331]-[.F$2])^2" office:value-type="float" office:value="5.707321">
            <text:p>5.707321</text:p>
          </table:table-cell>
          <table:table-cell table:formula="of:=([.B331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332]-[.F$2])^2" office:value-type="float" office:value="6.817321">
            <text:p>6.817321</text:p>
          </table:table-cell>
          <table:table-cell table:formula="of:=([.B332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([.A333]-[.F$2])^2" office:value-type="float" office:value="1.929321">
            <text:p>1.929321</text:p>
          </table:table-cell>
          <table:table-cell table:formula="of:=([.B333]-[.J$2])^2" office:value-type="float" office:value="16.016004">
            <text:p>16.01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34]-[.F$2])^2" office:value-type="float" office:value="6.817321">
            <text:p>6.817321</text:p>
          </table:table-cell>
          <table:table-cell table:formula="of:=([.B334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35]-[.F$2])^2" office:value-type="float" office:value="13.039321">
            <text:p>13.039321</text:p>
          </table:table-cell>
          <table:table-cell table:formula="of:=([.B335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table:formula="of:=([.A336]-[.F$2])^2" office:value-type="float" office:value="19.263321">
            <text:p>19.263321</text:p>
          </table:table-cell>
          <table:table-cell table:formula="of:=([.B336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37]-[.F$2])^2" office:value-type="float" office:value="13.039321">
            <text:p>13.039321</text:p>
          </table:table-cell>
          <table:table-cell table:formula="of:=([.B337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338]-[.F$2])^2" office:value-type="float" office:value="21.261321">
            <text:p>21.261321</text:p>
          </table:table-cell>
          <table:table-cell table:formula="of:=([.B338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formula="of:=([.A339]-[.F$2])^2" office:value-type="float" office:value="1.929321">
            <text:p>1.929321</text:p>
          </table:table-cell>
          <table:table-cell table:formula="of:=([.B339]-[.J$2])^2" office:value-type="float" office:value="0.00000400000000000978">
            <text:p>0.00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table:formula="of:=([.A340]-[.F$2])^2" office:value-type="float" office:value="5.707321">
            <text:p>5.707321</text:p>
          </table:table-cell>
          <table:table-cell table:formula="of:=([.B340]-[.J$2])^2" office:value-type="float" office:value="16.016004">
            <text:p>16.016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table:formula="of:=([.A341]-[.F$2])^2" office:value-type="float" office:value="19.263321">
            <text:p>19.263321</text:p>
          </table:table-cell>
          <table:table-cell table:formula="of:=([.B341]-[.J$2])^2" office:value-type="float" office:value="24.980004">
            <text:p>24.98000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formula="of:=([.A342]-[.F$2])^2" office:value-type="float" office:value="54.597321">
            <text:p>54.597321</text:p>
          </table:table-cell>
          <table:table-cell table:formula="of:=([.B342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table:formula="of:=([.A343]-[.F$2])^2" office:value-type="float" office:value="1.929321">
            <text:p>1.929321</text:p>
          </table:table-cell>
          <table:table-cell table:formula="of:=([.B343]-[.J$2])^2" office:value-type="float" office:value="575.904004">
            <text:p>575.90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344]-[.F$2])^2" office:value-type="float" office:value="5.707321">
            <text:p>5.707321</text:p>
          </table:table-cell>
          <table:table-cell table:formula="of:=([.B344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formula="of:=([.A345]-[.F$2])^2" office:value-type="float" office:value="6.817321">
            <text:p>6.817321</text:p>
          </table:table-cell>
          <table:table-cell table:formula="of:=([.B345]-[.J$2])^2" office:value-type="float" office:value="63.968004">
            <text:p>63.968004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4">
            <text:p>74</text:p>
          </table:table-cell>
          <table:table-cell table:formula="of:=([.A346]-[.F$2])^2" office:value-type="float" office:value="70.375321">
            <text:p>70.375321</text:p>
          </table:table-cell>
          <table:table-cell table:formula="of:=([.B346]-[.J$2])^2" office:value-type="float" office:value="1023.872004">
            <text:p>1023.87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([.A347]-[.F$2])^2" office:value-type="float" office:value="5.707321">
            <text:p>5.707321</text:p>
          </table:table-cell>
          <table:table-cell table:formula="of:=([.B347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0">
            <text:p>80</text:p>
          </table:table-cell>
          <table:table-cell table:formula="of:=([.A348]-[.F$2])^2" office:value-type="float" office:value="5.707321">
            <text:p>5.707321</text:p>
          </table:table-cell>
          <table:table-cell table:formula="of:=([.B348]-[.J$2])^2" office:value-type="float" office:value="1443.848004">
            <text:p>1443.8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349]-[.F$2])^2" office:value-type="float" office:value="6.817321">
            <text:p>6.817321</text:p>
          </table:table-cell>
          <table:table-cell table:formula="of:=([.B349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A350]-[.F$2])^2" office:value-type="float" office:value="1.929321">
            <text:p>1.929321</text:p>
          </table:table-cell>
          <table:table-cell table:formula="of:=([.B350]-[.J$2])^2" office:value-type="float" office:value="4.00800400000001">
            <text:p>4.00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351]-[.F$2])^2" office:value-type="float" office:value="1.929321">
            <text:p>1.929321</text:p>
          </table:table-cell>
          <table:table-cell table:formula="of:=([.B351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table:formula="of:=([.A352]-[.F$2])^2" office:value-type="float" office:value="19.263321">
            <text:p>19.263321</text:p>
          </table:table-cell>
          <table:table-cell table:formula="of:=([.B352]-[.J$2])^2" office:value-type="float" office:value="483.912004">
            <text:p>483.91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53]-[.F$2])^2" office:value-type="float" office:value="6.817321">
            <text:p>6.817321</text:p>
          </table:table-cell>
          <table:table-cell table:formula="of:=([.B353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354]-[.F$2])^2" office:value-type="float" office:value="2.595321">
            <text:p>2.595321</text:p>
          </table:table-cell>
          <table:table-cell table:formula="of:=([.B354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table:formula="of:=([.A355]-[.F$2])^2" office:value-type="float" office:value="5.707321">
            <text:p>5.707321</text:p>
          </table:table-cell>
          <table:table-cell table:formula="of:=([.B355]-[.J$2])^2" office:value-type="float" office:value="440.916004">
            <text:p>440.91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56]-[.F$2])^2" office:value-type="float" office:value="13.039321">
            <text:p>13.039321</text:p>
          </table:table-cell>
          <table:table-cell table:formula="of:=([.B356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357]-[.F$2])^2" office:value-type="float" office:value="6.817321">
            <text:p>6.817321</text:p>
          </table:table-cell>
          <table:table-cell table:formula="of:=([.B357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358]-[.F$2])^2" office:value-type="float" office:value="5.707321">
            <text:p>5.707321</text:p>
          </table:table-cell>
          <table:table-cell table:formula="of:=([.B358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359]-[.F$2])^2" office:value-type="float" office:value="2.595321">
            <text:p>2.595321</text:p>
          </table:table-cell>
          <table:table-cell table:formula="of:=([.B359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360]-[.F$2])^2" office:value-type="float" office:value="6.817321">
            <text:p>6.817321</text:p>
          </table:table-cell>
          <table:table-cell table:formula="of:=([.B360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([.A361]-[.F$2])^2" office:value-type="float" office:value="0.151320999999999">
            <text:p>0.151321</text:p>
          </table:table-cell>
          <table:table-cell table:formula="of:=([.B361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362]-[.F$2])^2" office:value-type="float" office:value="0.373321000000001">
            <text:p>0.373321</text:p>
          </table:table-cell>
          <table:table-cell table:formula="of:=([.B362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63]-[.F$2])^2" office:value-type="float" office:value="13.039321">
            <text:p>13.039321</text:p>
          </table:table-cell>
          <table:table-cell table:formula="of:=([.B363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table:formula="of:=([.A364]-[.F$2])^2" office:value-type="float" office:value="1.929321">
            <text:p>1.929321</text:p>
          </table:table-cell>
          <table:table-cell table:formula="of:=([.B364]-[.J$2])^2" office:value-type="float" office:value="8.98800399999999">
            <text:p>8.988004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formula="of:=([.A365]-[.F$2])^2" office:value-type="float" office:value="70.375321">
            <text:p>70.375321</text:p>
          </table:table-cell>
          <table:table-cell table:formula="of:=([.B365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366]-[.F$2])^2" office:value-type="float" office:value="6.817321">
            <text:p>6.817321</text:p>
          </table:table-cell>
          <table:table-cell table:formula="of:=([.B366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67]-[.F$2])^2" office:value-type="float" office:value="13.039321">
            <text:p>13.039321</text:p>
          </table:table-cell>
          <table:table-cell table:formula="of:=([.B367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368]-[.F$2])^2" office:value-type="float" office:value="2.595321">
            <text:p>2.595321</text:p>
          </table:table-cell>
          <table:table-cell table:formula="of:=([.B368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369]-[.F$2])^2" office:value-type="float" office:value="13.039321">
            <text:p>13.039321</text:p>
          </table:table-cell>
          <table:table-cell table:formula="of:=([.B369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formula="of:=([.A370]-[.F$2])^2" office:value-type="float" office:value="5.707321">
            <text:p>5.707321</text:p>
          </table:table-cell>
          <table:table-cell table:formula="of:=([.B370]-[.J$2])^2" office:value-type="float" office:value="48.972004">
            <text:p>48.97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71]-[.F$2])^2" office:value-type="float" office:value="6.817321">
            <text:p>6.817321</text:p>
          </table:table-cell>
          <table:table-cell table:formula="of:=([.B371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72]-[.F$2])^2" office:value-type="float" office:value="13.039321">
            <text:p>13.039321</text:p>
          </table:table-cell>
          <table:table-cell table:formula="of:=([.B372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373]-[.F$2])^2" office:value-type="float" office:value="11.485321">
            <text:p>11.485321</text:p>
          </table:table-cell>
          <table:table-cell table:formula="of:=([.B373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374]-[.F$2])^2" office:value-type="float" office:value="0.373321000000001">
            <text:p>0.373321</text:p>
          </table:table-cell>
          <table:table-cell table:formula="of:=([.B374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375]-[.F$2])^2" office:value-type="float" office:value="5.707321">
            <text:p>5.707321</text:p>
          </table:table-cell>
          <table:table-cell table:formula="of:=([.B375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376]-[.F$2])^2" office:value-type="float" office:value="6.817321">
            <text:p>6.817321</text:p>
          </table:table-cell>
          <table:table-cell table:formula="of:=([.B376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formula="of:=([.A377]-[.F$2])^2" office:value-type="float" office:value="5.707321">
            <text:p>5.707321</text:p>
          </table:table-cell>
          <table:table-cell table:formula="of:=([.B377]-[.J$2])^2" office:value-type="float" office:value="48.972004">
            <text:p>48.97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78]-[.F$2])^2" office:value-type="float" office:value="6.817321">
            <text:p>6.817321</text:p>
          </table:table-cell>
          <table:table-cell table:formula="of:=([.B378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379]-[.F$2])^2" office:value-type="float" office:value="11.485321">
            <text:p>11.485321</text:p>
          </table:table-cell>
          <table:table-cell table:formula="of:=([.B379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380]-[.F$2])^2" office:value-type="float" office:value="5.707321">
            <text:p>5.707321</text:p>
          </table:table-cell>
          <table:table-cell table:formula="of:=([.B380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81]-[.F$2])^2" office:value-type="float" office:value="6.817321">
            <text:p>6.817321</text:p>
          </table:table-cell>
          <table:table-cell table:formula="of:=([.B381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82]-[.F$2])^2" office:value-type="float" office:value="13.039321">
            <text:p>13.039321</text:p>
          </table:table-cell>
          <table:table-cell table:formula="of:=([.B382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383]-[.F$2])^2" office:value-type="float" office:value="6.817321">
            <text:p>6.817321</text:p>
          </table:table-cell>
          <table:table-cell table:formula="of:=([.B383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384]-[.F$2])^2" office:value-type="float" office:value="0.373321000000001">
            <text:p>0.373321</text:p>
          </table:table-cell>
          <table:table-cell table:formula="of:=([.B384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table:formula="of:=([.A385]-[.F$2])^2" office:value-type="float" office:value="5.707321">
            <text:p>5.707321</text:p>
          </table:table-cell>
          <table:table-cell table:formula="of:=([.B385]-[.J$2])^2" office:value-type="float" office:value="25.020004">
            <text:p>25.02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86]-[.F$2])^2" office:value-type="float" office:value="13.039321">
            <text:p>13.039321</text:p>
          </table:table-cell>
          <table:table-cell table:formula="of:=([.B386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87]-[.F$2])^2" office:value-type="float" office:value="13.039321">
            <text:p>13.039321</text:p>
          </table:table-cell>
          <table:table-cell table:formula="of:=([.B387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388]-[.F$2])^2" office:value-type="float" office:value="6.817321">
            <text:p>6.817321</text:p>
          </table:table-cell>
          <table:table-cell table:formula="of:=([.B388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([.A389]-[.F$2])^2" office:value-type="float" office:value="6.817321">
            <text:p>6.817321</text:p>
          </table:table-cell>
          <table:table-cell table:formula="of:=([.B389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formula="of:=([.A390]-[.F$2])^2" office:value-type="float" office:value="1.929321">
            <text:p>1.929321</text:p>
          </table:table-cell>
          <table:table-cell table:formula="of:=([.B390]-[.J$2])^2" office:value-type="float" office:value="24.980004">
            <text:p>24.980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391]-[.F$2])^2" office:value-type="float" office:value="11.485321">
            <text:p>11.485321</text:p>
          </table:table-cell>
          <table:table-cell table:formula="of:=([.B391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([.A392]-[.F$2])^2" office:value-type="float" office:value="1.929321">
            <text:p>1.929321</text:p>
          </table:table-cell>
          <table:table-cell table:formula="of:=([.B392]-[.J$2])^2" office:value-type="float" office:value="99.960004">
            <text:p>99.96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393]-[.F$2])^2" office:value-type="float" office:value="13.039321">
            <text:p>13.039321</text:p>
          </table:table-cell>
          <table:table-cell table:formula="of:=([.B393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394]-[.F$2])^2" office:value-type="float" office:value="13.039321">
            <text:p>13.039321</text:p>
          </table:table-cell>
          <table:table-cell table:formula="of:=([.B394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395]-[.F$2])^2" office:value-type="float" office:value="11.485321">
            <text:p>11.485321</text:p>
          </table:table-cell>
          <table:table-cell table:formula="of:=([.B395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396]-[.F$2])^2" office:value-type="float" office:value="0.373321000000001">
            <text:p>0.373321</text:p>
          </table:table-cell>
          <table:table-cell table:formula="of:=([.B396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([.A397]-[.F$2])^2" office:value-type="float" office:value="5.707321">
            <text:p>5.707321</text:p>
          </table:table-cell>
          <table:table-cell table:formula="of:=([.B397]-[.J$2])^2" office:value-type="float" office:value="24.980004">
            <text:p>24.98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formula="of:=([.A398]-[.F$2])^2" office:value-type="float" office:value="5.707321">
            <text:p>5.707321</text:p>
          </table:table-cell>
          <table:table-cell table:formula="of:=([.B398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399]-[.F$2])^2" office:value-type="float" office:value="13.039321">
            <text:p>13.039321</text:p>
          </table:table-cell>
          <table:table-cell table:formula="of:=([.B399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00]-[.F$2])^2" office:value-type="float" office:value="13.039321">
            <text:p>13.039321</text:p>
          </table:table-cell>
          <table:table-cell table:formula="of:=([.B400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01]-[.F$2])^2" office:value-type="float" office:value="13.039321">
            <text:p>13.039321</text:p>
          </table:table-cell>
          <table:table-cell table:formula="of:=([.B401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402]-[.F$2])^2" office:value-type="float" office:value="6.817321">
            <text:p>6.817321</text:p>
          </table:table-cell>
          <table:table-cell table:formula="of:=([.B402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403]-[.F$2])^2" office:value-type="float" office:value="6.817321">
            <text:p>6.817321</text:p>
          </table:table-cell>
          <table:table-cell table:formula="of:=([.B403]-[.J$2])^2" office:value-type="float" office:value="9.01200400000002">
            <text:p>9.01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404]-[.F$2])^2" office:value-type="float" office:value="1.929321">
            <text:p>1.929321</text:p>
          </table:table-cell>
          <table:table-cell table:formula="of:=([.B404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05]-[.F$2])^2" office:value-type="float" office:value="13.039321">
            <text:p>13.039321</text:p>
          </table:table-cell>
          <table:table-cell table:formula="of:=([.B405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406]-[.F$2])^2" office:value-type="float" office:value="5.707321">
            <text:p>5.707321</text:p>
          </table:table-cell>
          <table:table-cell table:formula="of:=([.B406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07]-[.F$2])^2" office:value-type="float" office:value="6.817321">
            <text:p>6.817321</text:p>
          </table:table-cell>
          <table:table-cell table:formula="of:=([.B407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08]-[.F$2])^2" office:value-type="float" office:value="6.817321">
            <text:p>6.817321</text:p>
          </table:table-cell>
          <table:table-cell table:formula="of:=([.B408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09]-[.F$2])^2" office:value-type="float" office:value="6.817321">
            <text:p>6.817321</text:p>
          </table:table-cell>
          <table:table-cell table:formula="of:=([.B409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([.A410]-[.F$2])^2" office:value-type="float" office:value="74.149321">
            <text:p>74.149321</text:p>
          </table:table-cell>
          <table:table-cell table:formula="of:=([.B410]-[.J$2])^2" office:value-type="float" office:value="324.072004">
            <text:p>324.072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411]-[.F$2])^2" office:value-type="float" office:value="2.595321">
            <text:p>2.595321</text:p>
          </table:table-cell>
          <table:table-cell table:formula="of:=([.B411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([.A412]-[.F$2])^2" office:value-type="float" office:value="1.929321">
            <text:p>1.929321</text:p>
          </table:table-cell>
          <table:table-cell table:formula="of:=([.B412]-[.J$2])^2" office:value-type="float" office:value="25.020004">
            <text:p>25.02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413]-[.F$2])^2" office:value-type="float" office:value="5.707321">
            <text:p>5.707321</text:p>
          </table:table-cell>
          <table:table-cell table:formula="of:=([.B413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formula="of:=([.A414]-[.F$2])^2" office:value-type="float" office:value="0.151320999999999">
            <text:p>0.151321</text:p>
          </table:table-cell>
          <table:table-cell table:formula="of:=([.B414]-[.J$2])^2" office:value-type="float" office:value="8.98800399999999">
            <text:p>8.98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15]-[.F$2])^2" office:value-type="float" office:value="6.817321">
            <text:p>6.817321</text:p>
          </table:table-cell>
          <table:table-cell table:formula="of:=([.B415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16]-[.F$2])^2" office:value-type="float" office:value="13.039321">
            <text:p>13.039321</text:p>
          </table:table-cell>
          <table:table-cell table:formula="of:=([.B416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formula="of:=([.A417]-[.F$2])^2" office:value-type="float" office:value="0.373321000000001">
            <text:p>0.373321</text:p>
          </table:table-cell>
          <table:table-cell table:formula="of:=([.B417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418]-[.F$2])^2" office:value-type="float" office:value="5.707321">
            <text:p>5.707321</text:p>
          </table:table-cell>
          <table:table-cell table:formula="of:=([.B418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table:formula="of:=([.A419]-[.F$2])^2" office:value-type="float" office:value="19.263321">
            <text:p>19.263321</text:p>
          </table:table-cell>
          <table:table-cell table:formula="of:=([.B419]-[.J$2])^2" office:value-type="float" office:value="120.956004">
            <text:p>120.95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420]-[.F$2])^2" office:value-type="float" office:value="13.039321">
            <text:p>13.039321</text:p>
          </table:table-cell>
          <table:table-cell table:formula="of:=([.B420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421]-[.F$2])^2" office:value-type="float" office:value="2.595321">
            <text:p>2.595321</text:p>
          </table:table-cell>
          <table:table-cell table:formula="of:=([.B421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422]-[.F$2])^2" office:value-type="float" office:value="1.929321">
            <text:p>1.929321</text:p>
          </table:table-cell>
          <table:table-cell table:formula="of:=([.B422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formula="of:=([.A423]-[.F$2])^2" office:value-type="float" office:value="107.931321">
            <text:p>107.931321</text:p>
          </table:table-cell>
          <table:table-cell table:formula="of:=([.B423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table:formula="of:=([.A424]-[.F$2])^2" office:value-type="float" office:value="19.263321">
            <text:p>19.263321</text:p>
          </table:table-cell>
          <table:table-cell table:formula="of:=([.B424]-[.J$2])^2" office:value-type="float" office:value="675.896004">
            <text:p>675.89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25]-[.F$2])^2" office:value-type="float" office:value="13.039321">
            <text:p>13.039321</text:p>
          </table:table-cell>
          <table:table-cell table:formula="of:=([.B425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([.A426]-[.F$2])^2" office:value-type="float" office:value="5.707321">
            <text:p>5.707321</text:p>
          </table:table-cell>
          <table:table-cell table:formula="of:=([.B426]-[.J$2])^2" office:value-type="float" office:value="24.980004">
            <text:p>24.98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427]-[.F$2])^2" office:value-type="float" office:value="5.707321">
            <text:p>5.707321</text:p>
          </table:table-cell>
          <table:table-cell table:formula="of:=([.B427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table:formula="of:=([.A428]-[.F$2])^2" office:value-type="float" office:value="1.929321">
            <text:p>1.929321</text:p>
          </table:table-cell>
          <table:table-cell table:formula="of:=([.B428]-[.J$2])^2" office:value-type="float" office:value="528.908004">
            <text:p>528.90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429]-[.F$2])^2" office:value-type="float" office:value="1.929321">
            <text:p>1.929321</text:p>
          </table:table-cell>
          <table:table-cell table:formula="of:=([.B429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430]-[.F$2])^2" office:value-type="float" office:value="6.817321">
            <text:p>6.817321</text:p>
          </table:table-cell>
          <table:table-cell table:formula="of:=([.B430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([.A431]-[.F$2])^2" office:value-type="float" office:value="1.929321">
            <text:p>1.929321</text:p>
          </table:table-cell>
          <table:table-cell table:formula="of:=([.B431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32]-[.F$2])^2" office:value-type="float" office:value="13.039321">
            <text:p>13.039321</text:p>
          </table:table-cell>
          <table:table-cell table:formula="of:=([.B432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433]-[.F$2])^2" office:value-type="float" office:value="6.817321">
            <text:p>6.817321</text:p>
          </table:table-cell>
          <table:table-cell table:formula="of:=([.B433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4">
            <text:p>74</text:p>
          </table:table-cell>
          <table:table-cell table:formula="of:=([.A434]-[.F$2])^2" office:value-type="float" office:value="19.263321">
            <text:p>19.263321</text:p>
          </table:table-cell>
          <table:table-cell table:formula="of:=([.B434]-[.J$2])^2" office:value-type="float" office:value="1023.872004">
            <text:p>1023.87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35]-[.F$2])^2" office:value-type="float" office:value="13.039321">
            <text:p>13.039321</text:p>
          </table:table-cell>
          <table:table-cell table:formula="of:=([.B435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436]-[.F$2])^2" office:value-type="float" office:value="2.595321">
            <text:p>2.595321</text:p>
          </table:table-cell>
          <table:table-cell table:formula="of:=([.B436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table:formula="of:=([.A437]-[.F$2])^2" office:value-type="float" office:value="19.263321">
            <text:p>19.263321</text:p>
          </table:table-cell>
          <table:table-cell table:formula="of:=([.B437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38]-[.F$2])^2" office:value-type="float" office:value="13.039321">
            <text:p>13.039321</text:p>
          </table:table-cell>
          <table:table-cell table:formula="of:=([.B438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table:formula="of:=([.A439]-[.F$2])^2" office:value-type="float" office:value="19.263321">
            <text:p>19.263321</text:p>
          </table:table-cell>
          <table:table-cell table:formula="of:=([.B439]-[.J$2])^2" office:value-type="float" office:value="624.900004">
            <text:p>624.90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40]-[.F$2])^2" office:value-type="float" office:value="13.039321">
            <text:p>13.039321</text:p>
          </table:table-cell>
          <table:table-cell table:formula="of:=([.B440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441]-[.F$2])^2" office:value-type="float" office:value="1.929321">
            <text:p>1.929321</text:p>
          </table:table-cell>
          <table:table-cell table:formula="of:=([.B441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table:formula="of:=([.A442]-[.F$2])^2" office:value-type="float" office:value="19.263321">
            <text:p>19.263321</text:p>
          </table:table-cell>
          <table:table-cell table:formula="of:=([.B442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table:formula="of:=([.A443]-[.F$2])^2" office:value-type="float" office:value="19.263321">
            <text:p>19.263321</text:p>
          </table:table-cell>
          <table:table-cell table:formula="of:=([.B443]-[.J$2])^2" office:value-type="float" office:value="440.916004">
            <text:p>440.91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444]-[.F$2])^2" office:value-type="float" office:value="11.485321">
            <text:p>11.485321</text:p>
          </table:table-cell>
          <table:table-cell table:formula="of:=([.B444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445]-[.F$2])^2" office:value-type="float" office:value="2.595321">
            <text:p>2.595321</text:p>
          </table:table-cell>
          <table:table-cell table:formula="of:=([.B445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446]-[.F$2])^2" office:value-type="float" office:value="6.817321">
            <text:p>6.817321</text:p>
          </table:table-cell>
          <table:table-cell table:formula="of:=([.B446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A447]-[.F$2])^2" office:value-type="float" office:value="1.929321">
            <text:p>1.929321</text:p>
          </table:table-cell>
          <table:table-cell table:formula="of:=([.B447]-[.J$2])^2" office:value-type="float" office:value="4.00800400000001">
            <text:p>4.00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48]-[.F$2])^2" office:value-type="float" office:value="13.039321">
            <text:p>13.039321</text:p>
          </table:table-cell>
          <table:table-cell table:formula="of:=([.B448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table:formula="of:=([.A449]-[.F$2])^2" office:value-type="float" office:value="1.929321">
            <text:p>1.929321</text:p>
          </table:table-cell>
          <table:table-cell table:formula="of:=([.B449]-[.J$2])^2" office:value-type="float" office:value="1.00400400000001">
            <text:p>1.00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450]-[.F$2])^2" office:value-type="float" office:value="11.485321">
            <text:p>11.485321</text:p>
          </table:table-cell>
          <table:table-cell table:formula="of:=([.B450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451]-[.F$2])^2" office:value-type="float" office:value="1.929321">
            <text:p>1.929321</text:p>
          </table:table-cell>
          <table:table-cell table:formula="of:=([.B451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52]-[.F$2])^2" office:value-type="float" office:value="13.039321">
            <text:p>13.039321</text:p>
          </table:table-cell>
          <table:table-cell table:formula="of:=([.B452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453]-[.F$2])^2" office:value-type="float" office:value="6.817321">
            <text:p>6.817321</text:p>
          </table:table-cell>
          <table:table-cell table:formula="of:=([.B453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formula="of:=([.A454]-[.F$2])^2" office:value-type="float" office:value="11.485321">
            <text:p>11.485321</text:p>
          </table:table-cell>
          <table:table-cell table:formula="of:=([.B454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55]-[.F$2])^2" office:value-type="float" office:value="1.929321">
            <text:p>1.929321</text:p>
          </table:table-cell>
          <table:table-cell table:formula="of:=([.B455]-[.J$2])^2" office:value-type="float" office:value="168.948004">
            <text:p>168.948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456]-[.F$2])^2" office:value-type="float" office:value="2.595321">
            <text:p>2.595321</text:p>
          </table:table-cell>
          <table:table-cell table:formula="of:=([.B456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57]-[.F$2])^2" office:value-type="float" office:value="13.039321">
            <text:p>13.039321</text:p>
          </table:table-cell>
          <table:table-cell table:formula="of:=([.B457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formula="of:=([.A458]-[.F$2])^2" office:value-type="float" office:value="5.707321">
            <text:p>5.707321</text:p>
          </table:table-cell>
          <table:table-cell table:formula="of:=([.B458]-[.J$2])^2" office:value-type="float" office:value="1.00400400000001">
            <text:p>1.00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59]-[.F$2])^2" office:value-type="float" office:value="13.039321">
            <text:p>13.039321</text:p>
          </table:table-cell>
          <table:table-cell table:formula="of:=([.B459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table:formula="of:=([.A460]-[.F$2])^2" office:value-type="float" office:value="11.485321">
            <text:p>11.485321</text:p>
          </table:table-cell>
          <table:table-cell table:formula="of:=([.B460]-[.J$2])^2" office:value-type="float" office:value="783.888004">
            <text:p>783.88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61]-[.F$2])^2" office:value-type="float" office:value="13.039321">
            <text:p>13.039321</text:p>
          </table:table-cell>
          <table:table-cell table:formula="of:=([.B461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([.A462]-[.F$2])^2" office:value-type="float" office:value="1.929321">
            <text:p>1.929321</text:p>
          </table:table-cell>
          <table:table-cell table:formula="of:=([.B462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table:formula="of:=([.A463]-[.F$2])^2" office:value-type="float" office:value="70.375321">
            <text:p>70.375321</text:p>
          </table:table-cell>
          <table:table-cell table:formula="of:=([.B463]-[.J$2])^2" office:value-type="float" office:value="8.98800399999999">
            <text:p>8.98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([.A464]-[.F$2])^2" office:value-type="float" office:value="1.929321">
            <text:p>1.929321</text:p>
          </table:table-cell>
          <table:table-cell table:formula="of:=([.B464]-[.J$2])^2" office:value-type="float" office:value="16.016004">
            <text:p>16.016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table:formula="of:=([.A465]-[.F$2])^2" office:value-type="float" office:value="0.151320999999999">
            <text:p>0.151321</text:p>
          </table:table-cell>
          <table:table-cell table:formula="of:=([.B465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([.A466]-[.F$2])^2" office:value-type="float" office:value="5.707321">
            <text:p>5.707321</text:p>
          </table:table-cell>
          <table:table-cell table:formula="of:=([.B466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67]-[.F$2])^2" office:value-type="float" office:value="13.039321">
            <text:p>13.039321</text:p>
          </table:table-cell>
          <table:table-cell table:formula="of:=([.B467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([.A468]-[.F$2])^2" office:value-type="float" office:value="5.707321">
            <text:p>5.707321</text:p>
          </table:table-cell>
          <table:table-cell table:formula="of:=([.B468]-[.J$2])^2" office:value-type="float" office:value="24.980004">
            <text:p>24.98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469]-[.F$2])^2" office:value-type="float" office:value="6.817321">
            <text:p>6.817321</text:p>
          </table:table-cell>
          <table:table-cell table:formula="of:=([.B469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table:formula="of:=([.A470]-[.F$2])^2" office:value-type="float" office:value="54.597321">
            <text:p>54.597321</text:p>
          </table:table-cell>
          <table:table-cell table:formula="of:=([.B470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471]-[.F$2])^2" office:value-type="float" office:value="13.039321">
            <text:p>13.039321</text:p>
          </table:table-cell>
          <table:table-cell table:formula="of:=([.B471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72]-[.F$2])^2" office:value-type="float" office:value="13.039321">
            <text:p>13.039321</text:p>
          </table:table-cell>
          <table:table-cell table:formula="of:=([.B472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73]-[.F$2])^2" office:value-type="float" office:value="13.039321">
            <text:p>13.039321</text:p>
          </table:table-cell>
          <table:table-cell table:formula="of:=([.B473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474]-[.F$2])^2" office:value-type="float" office:value="2.595321">
            <text:p>2.595321</text:p>
          </table:table-cell>
          <table:table-cell table:formula="of:=([.B474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75]-[.F$2])^2" office:value-type="float" office:value="13.039321">
            <text:p>13.039321</text:p>
          </table:table-cell>
          <table:table-cell table:formula="of:=([.B475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formula="of:=([.A476]-[.F$2])^2" office:value-type="float" office:value="6.817321">
            <text:p>6.817321</text:p>
          </table:table-cell>
          <table:table-cell table:formula="of:=([.B476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77]-[.F$2])^2" office:value-type="float" office:value="1.929321">
            <text:p>1.929321</text:p>
          </table:table-cell>
          <table:table-cell table:formula="of:=([.B477]-[.J$2])^2" office:value-type="float" office:value="168.948004">
            <text:p>168.9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478]-[.F$2])^2" office:value-type="float" office:value="5.707321">
            <text:p>5.707321</text:p>
          </table:table-cell>
          <table:table-cell table:formula="of:=([.B478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([.A479]-[.F$2])^2" office:value-type="float" office:value="1.929321">
            <text:p>1.929321</text:p>
          </table:table-cell>
          <table:table-cell table:formula="of:=([.B479]-[.J$2])^2" office:value-type="float" office:value="15.984004">
            <text:p>15.98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formula="of:=([.A480]-[.F$2])^2" office:value-type="float" office:value="11.485321">
            <text:p>11.485321</text:p>
          </table:table-cell>
          <table:table-cell table:formula="of:=([.B480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81]-[.F$2])^2" office:value-type="float" office:value="13.039321">
            <text:p>13.039321</text:p>
          </table:table-cell>
          <table:table-cell table:formula="of:=([.B481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82]-[.F$2])^2" office:value-type="float" office:value="6.817321">
            <text:p>6.817321</text:p>
          </table:table-cell>
          <table:table-cell table:formula="of:=([.B482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83]-[.F$2])^2" office:value-type="float" office:value="6.817321">
            <text:p>6.817321</text:p>
          </table:table-cell>
          <table:table-cell table:formula="of:=([.B483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484]-[.F$2])^2" office:value-type="float" office:value="11.485321">
            <text:p>11.485321</text:p>
          </table:table-cell>
          <table:table-cell table:formula="of:=([.B484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485]-[.F$2])^2" office:value-type="float" office:value="6.817321">
            <text:p>6.817321</text:p>
          </table:table-cell>
          <table:table-cell table:formula="of:=([.B485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486]-[.F$2])^2" office:value-type="float" office:value="2.595321">
            <text:p>2.595321</text:p>
          </table:table-cell>
          <table:table-cell table:formula="of:=([.B486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487]-[.F$2])^2" office:value-type="float" office:value="11.485321">
            <text:p>11.485321</text:p>
          </table:table-cell>
          <table:table-cell table:formula="of:=([.B487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88]-[.F$2])^2" office:value-type="float" office:value="13.039321">
            <text:p>13.039321</text:p>
          </table:table-cell>
          <table:table-cell table:formula="of:=([.B488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489]-[.F$2])^2" office:value-type="float" office:value="13.039321">
            <text:p>13.039321</text:p>
          </table:table-cell>
          <table:table-cell table:formula="of:=([.B489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90]-[.F$2])^2" office:value-type="float" office:value="13.039321">
            <text:p>13.039321</text:p>
          </table:table-cell>
          <table:table-cell table:formula="of:=([.B490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491]-[.F$2])^2" office:value-type="float" office:value="5.707321">
            <text:p>5.707321</text:p>
          </table:table-cell>
          <table:table-cell table:formula="of:=([.B491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formula="of:=([.A492]-[.F$2])^2" office:value-type="float" office:value="13.039321">
            <text:p>13.039321</text:p>
          </table:table-cell>
          <table:table-cell table:formula="of:=([.B492]-[.J$2])^2" office:value-type="float" office:value="3.99200399999999">
            <text:p>3.99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493]-[.F$2])^2" office:value-type="float" office:value="11.485321">
            <text:p>11.485321</text:p>
          </table:table-cell>
          <table:table-cell table:formula="of:=([.B493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formula="of:=([.A494]-[.F$2])^2" office:value-type="float" office:value="1.929321">
            <text:p>1.929321</text:p>
          </table:table-cell>
          <table:table-cell table:formula="of:=([.B494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([.A495]-[.F$2])^2" office:value-type="float" office:value="31.483321">
            <text:p>31.483321</text:p>
          </table:table-cell>
          <table:table-cell table:formula="of:=([.B495]-[.J$2])^2" office:value-type="float" office:value="324.072004">
            <text:p>324.07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496]-[.F$2])^2" office:value-type="float" office:value="6.817321">
            <text:p>6.817321</text:p>
          </table:table-cell>
          <table:table-cell table:formula="of:=([.B496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497]-[.F$2])^2" office:value-type="float" office:value="13.039321">
            <text:p>13.039321</text:p>
          </table:table-cell>
          <table:table-cell table:formula="of:=([.B497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([.A498]-[.F$2])^2" office:value-type="float" office:value="54.597321">
            <text:p>54.597321</text:p>
          </table:table-cell>
          <table:table-cell table:formula="of:=([.B498]-[.J$2])^2" office:value-type="float" office:value="63.968004">
            <text:p>63.96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99]-[.F$2])^2" office:value-type="float" office:value="6.817321">
            <text:p>6.817321</text:p>
          </table:table-cell>
          <table:table-cell table:formula="of:=([.B499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table:formula="of:=([.A500]-[.F$2])^2" office:value-type="float" office:value="29.041321">
            <text:p>29.041321</text:p>
          </table:table-cell>
          <table:table-cell table:formula="of:=([.B500]-[.J$2])^2" office:value-type="float" office:value="840.884004">
            <text:p>840.88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01]-[.F$2])^2" office:value-type="float" office:value="13.039321">
            <text:p>13.039321</text:p>
          </table:table-cell>
          <table:table-cell table:formula="of:=([.B501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502]-[.F$2])^2" office:value-type="float" office:value="6.817321">
            <text:p>6.817321</text:p>
          </table:table-cell>
          <table:table-cell table:formula="of:=([.B502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table:formula="of:=([.A503]-[.F$2])^2" office:value-type="float" office:value="54.597321">
            <text:p>54.597321</text:p>
          </table:table-cell>
          <table:table-cell table:formula="of:=([.B503]-[.J$2])^2" office:value-type="float" office:value="1023.872004">
            <text:p>1023.872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504]-[.F$2])^2" office:value-type="float" office:value="2.595321">
            <text:p>2.595321</text:p>
          </table:table-cell>
          <table:table-cell table:formula="of:=([.B504]-[.J$2])^2" office:value-type="float" office:value="49.028004">
            <text:p>49.028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505]-[.F$2])^2" office:value-type="float" office:value="21.261321">
            <text:p>21.261321</text:p>
          </table:table-cell>
          <table:table-cell table:formula="of:=([.B505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506]-[.F$2])^2" office:value-type="float" office:value="1.929321">
            <text:p>1.929321</text:p>
          </table:table-cell>
          <table:table-cell table:formula="of:=([.B506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507]-[.F$2])^2" office:value-type="float" office:value="6.817321">
            <text:p>6.817321</text:p>
          </table:table-cell>
          <table:table-cell table:formula="of:=([.B507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508]-[.F$2])^2" office:value-type="float" office:value="11.485321">
            <text:p>11.485321</text:p>
          </table:table-cell>
          <table:table-cell table:formula="of:=([.B508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509]-[.F$2])^2" office:value-type="float" office:value="1.929321">
            <text:p>1.929321</text:p>
          </table:table-cell>
          <table:table-cell table:formula="of:=([.B509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formula="of:=([.A510]-[.F$2])^2" office:value-type="float" office:value="11.485321">
            <text:p>11.485321</text:p>
          </table:table-cell>
          <table:table-cell table:formula="of:=([.B510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formula="of:=([.A511]-[.F$2])^2" office:value-type="float" office:value="11.485321">
            <text:p>11.485321</text:p>
          </table:table-cell>
          <table:table-cell table:formula="of:=([.B511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12]-[.F$2])^2" office:value-type="float" office:value="6.817321">
            <text:p>6.817321</text:p>
          </table:table-cell>
          <table:table-cell table:formula="of:=([.B512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table:formula="of:=([.A513]-[.F$2])^2" office:value-type="float" office:value="5.707321">
            <text:p>5.707321</text:p>
          </table:table-cell>
          <table:table-cell table:formula="of:=([.B513]-[.J$2])^2" office:value-type="float" office:value="15.984004">
            <text:p>15.984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514]-[.F$2])^2" office:value-type="float" office:value="2.595321">
            <text:p>2.595321</text:p>
          </table:table-cell>
          <table:table-cell table:formula="of:=([.B514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515]-[.F$2])^2" office:value-type="float" office:value="5.707321">
            <text:p>5.707321</text:p>
          </table:table-cell>
          <table:table-cell table:formula="of:=([.B515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516]-[.F$2])^2" office:value-type="float" office:value="6.817321">
            <text:p>6.817321</text:p>
          </table:table-cell>
          <table:table-cell table:formula="of:=([.B516]-[.J$2])^2" office:value-type="float" office:value="49.028004">
            <text:p>49.02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([.A517]-[.F$2])^2" office:value-type="float" office:value="1.929321">
            <text:p>1.929321</text:p>
          </table:table-cell>
          <table:table-cell table:formula="of:=([.B517]-[.J$2])^2" office:value-type="float" office:value="16.016004">
            <text:p>16.01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18]-[.F$2])^2" office:value-type="float" office:value="13.039321">
            <text:p>13.039321</text:p>
          </table:table-cell>
          <table:table-cell table:formula="of:=([.B518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formula="of:=([.A519]-[.F$2])^2" office:value-type="float" office:value="11.485321">
            <text:p>11.485321</text:p>
          </table:table-cell>
          <table:table-cell table:formula="of:=([.B519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520]-[.F$2])^2" office:value-type="float" office:value="2.595321">
            <text:p>2.595321</text:p>
          </table:table-cell>
          <table:table-cell table:formula="of:=([.B520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([.A521]-[.F$2])^2" office:value-type="float" office:value="0.151320999999999">
            <text:p>0.151321</text:p>
          </table:table-cell>
          <table:table-cell table:formula="of:=([.B521]-[.J$2])^2" office:value-type="float" office:value="0.00000400000000000978">
            <text:p>0.00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([.A522]-[.F$2])^2" office:value-type="float" office:value="13.039321">
            <text:p>13.039321</text:p>
          </table:table-cell>
          <table:table-cell table:formula="of:=([.B522]-[.J$2])^2" office:value-type="float" office:value="4.00800400000001">
            <text:p>4.0080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523]-[.F$2])^2" office:value-type="float" office:value="57.927321">
            <text:p>57.927321</text:p>
          </table:table-cell>
          <table:table-cell table:formula="of:=([.B523]-[.J$2])^2" office:value-type="float" office:value="625.100004">
            <text:p>625.1000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524]-[.F$2])^2" office:value-type="float" office:value="31.483321">
            <text:p>31.483321</text:p>
          </table:table-cell>
          <table:table-cell table:formula="of:=([.B524]-[.J$2])^2" office:value-type="float" office:value="361.076004">
            <text:p>361.076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A525]-[.F$2])^2" office:value-type="float" office:value="0.373321000000001">
            <text:p>0.373321</text:p>
          </table:table-cell>
          <table:table-cell table:formula="of:=([.B525]-[.J$2])^2" office:value-type="float" office:value="49.028004">
            <text:p>49.02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526]-[.F$2])^2" office:value-type="float" office:value="5.707321">
            <text:p>5.707321</text:p>
          </table:table-cell>
          <table:table-cell table:formula="of:=([.B526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527]-[.F$2])^2" office:value-type="float" office:value="1.929321">
            <text:p>1.929321</text:p>
          </table:table-cell>
          <table:table-cell table:formula="of:=([.B527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formula="of:=([.A528]-[.F$2])^2" office:value-type="float" office:value="1.929321">
            <text:p>1.929321</text:p>
          </table:table-cell>
          <table:table-cell table:formula="of:=([.B528]-[.J$2])^2" office:value-type="float" office:value="24.980004">
            <text:p>24.98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29]-[.F$2])^2" office:value-type="float" office:value="13.039321">
            <text:p>13.039321</text:p>
          </table:table-cell>
          <table:table-cell table:formula="of:=([.B529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table:formula="of:=([.A530]-[.F$2])^2" office:value-type="float" office:value="1.929321">
            <text:p>1.929321</text:p>
          </table:table-cell>
          <table:table-cell table:formula="of:=([.B530]-[.J$2])^2" office:value-type="float" office:value="3.99200399999999">
            <text:p>3.99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531]-[.F$2])^2" office:value-type="float" office:value="5.707321">
            <text:p>5.707321</text:p>
          </table:table-cell>
          <table:table-cell table:formula="of:=([.B531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532]-[.F$2])^2" office:value-type="float" office:value="1.929321">
            <text:p>1.929321</text:p>
          </table:table-cell>
          <table:table-cell table:formula="of:=([.B532]-[.J$2])^2" office:value-type="float" office:value="168.948004">
            <text:p>168.9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formula="of:=([.A533]-[.F$2])^2" office:value-type="float" office:value="1.929321">
            <text:p>1.929321</text:p>
          </table:table-cell>
          <table:table-cell table:formula="of:=([.B533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34]-[.F$2])^2" office:value-type="float" office:value="13.039321">
            <text:p>13.039321</text:p>
          </table:table-cell>
          <table:table-cell table:formula="of:=([.B534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35]-[.F$2])^2" office:value-type="float" office:value="6.817321">
            <text:p>6.817321</text:p>
          </table:table-cell>
          <table:table-cell table:formula="of:=([.B535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36]-[.F$2])^2" office:value-type="float" office:value="13.039321">
            <text:p>13.039321</text:p>
          </table:table-cell>
          <table:table-cell table:formula="of:=([.B536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37]-[.F$2])^2" office:value-type="float" office:value="13.039321">
            <text:p>13.039321</text:p>
          </table:table-cell>
          <table:table-cell table:formula="of:=([.B537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38]-[.F$2])^2" office:value-type="float" office:value="13.039321">
            <text:p>13.039321</text:p>
          </table:table-cell>
          <table:table-cell table:formula="of:=([.B538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539]-[.F$2])^2" office:value-type="float" office:value="6.817321">
            <text:p>6.817321</text:p>
          </table:table-cell>
          <table:table-cell table:formula="of:=([.B539]-[.J$2])^2" office:value-type="float" office:value="4.00800400000001">
            <text:p>4.00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540]-[.F$2])^2" office:value-type="float" office:value="13.039321">
            <text:p>13.039321</text:p>
          </table:table-cell>
          <table:table-cell table:formula="of:=([.B540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541]-[.F$2])^2" office:value-type="float" office:value="13.039321">
            <text:p>13.039321</text:p>
          </table:table-cell>
          <table:table-cell table:formula="of:=([.B541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table:formula="of:=([.A542]-[.F$2])^2" office:value-type="float" office:value="19.263321">
            <text:p>19.263321</text:p>
          </table:table-cell>
          <table:table-cell table:formula="of:=([.B542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A543]-[.F$2])^2" office:value-type="float" office:value="1.929321">
            <text:p>1.929321</text:p>
          </table:table-cell>
          <table:table-cell table:formula="of:=([.B543]-[.J$2])^2" office:value-type="float" office:value="4.00800400000001">
            <text:p>4.00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544]-[.F$2])^2" office:value-type="float" office:value="11.485321">
            <text:p>11.485321</text:p>
          </table:table-cell>
          <table:table-cell table:formula="of:=([.B544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45]-[.F$2])^2" office:value-type="float" office:value="6.817321">
            <text:p>6.817321</text:p>
          </table:table-cell>
          <table:table-cell table:formula="of:=([.B545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546]-[.F$2])^2" office:value-type="float" office:value="13.039321">
            <text:p>13.039321</text:p>
          </table:table-cell>
          <table:table-cell table:formula="of:=([.B546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formula="of:=([.A547]-[.F$2])^2" office:value-type="float" office:value="0.151320999999999">
            <text:p>0.151321</text:p>
          </table:table-cell>
          <table:table-cell table:formula="of:=([.B547]-[.J$2])^2" office:value-type="float" office:value="9.01200400000002">
            <text:p>9.01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548]-[.F$2])^2" office:value-type="float" office:value="5.707321">
            <text:p>5.707321</text:p>
          </table:table-cell>
          <table:table-cell table:formula="of:=([.B548]-[.J$2])^2" office:value-type="float" office:value="168.948004">
            <text:p>168.9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49]-[.F$2])^2" office:value-type="float" office:value="6.817321">
            <text:p>6.817321</text:p>
          </table:table-cell>
          <table:table-cell table:formula="of:=([.B549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([.A550]-[.F$2])^2" office:value-type="float" office:value="1.929321">
            <text:p>1.929321</text:p>
          </table:table-cell>
          <table:table-cell table:formula="of:=([.B550]-[.J$2])^2" office:value-type="float" office:value="99.960004">
            <text:p>99.960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551]-[.F$2])^2" office:value-type="float" office:value="11.485321">
            <text:p>11.485321</text:p>
          </table:table-cell>
          <table:table-cell table:formula="of:=([.B551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552]-[.F$2])^2" office:value-type="float" office:value="5.707321">
            <text:p>5.707321</text:p>
          </table:table-cell>
          <table:table-cell table:formula="of:=([.B552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53]-[.F$2])^2" office:value-type="float" office:value="6.817321">
            <text:p>6.817321</text:p>
          </table:table-cell>
          <table:table-cell table:formula="of:=([.B553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table:formula="of:=([.A554]-[.F$2])^2" office:value-type="float" office:value="29.041321">
            <text:p>29.041321</text:p>
          </table:table-cell>
          <table:table-cell table:formula="of:=([.B554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([.A555]-[.F$2])^2" office:value-type="float" office:value="1.929321">
            <text:p>1.929321</text:p>
          </table:table-cell>
          <table:table-cell table:formula="of:=([.B555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table:formula="of:=([.A556]-[.F$2])^2" office:value-type="float" office:value="11.485321">
            <text:p>11.485321</text:p>
          </table:table-cell>
          <table:table-cell table:formula="of:=([.B556]-[.J$2])^2" office:value-type="float" office:value="1368.852004">
            <text:p>1368.8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formula="of:=([.A557]-[.F$2])^2" office:value-type="float" office:value="5.707321">
            <text:p>5.707321</text:p>
          </table:table-cell>
          <table:table-cell table:formula="of:=([.B557]-[.J$2])^2" office:value-type="float" office:value="48.972004">
            <text:p>48.97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558]-[.F$2])^2" office:value-type="float" office:value="11.485321">
            <text:p>11.485321</text:p>
          </table:table-cell>
          <table:table-cell table:formula="of:=([.B558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formula="of:=([.A559]-[.F$2])^2" office:value-type="float" office:value="29.041321">
            <text:p>29.041321</text:p>
          </table:table-cell>
          <table:table-cell table:formula="of:=([.B559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([.A560]-[.F$2])^2" office:value-type="float" office:value="1.929321">
            <text:p>1.929321</text:p>
          </table:table-cell>
          <table:table-cell table:formula="of:=([.B560]-[.J$2])^2" office:value-type="float" office:value="25.020004">
            <text:p>25.02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table:formula="of:=([.A561]-[.F$2])^2" office:value-type="float" office:value="5.707321">
            <text:p>5.707321</text:p>
          </table:table-cell>
          <table:table-cell table:formula="of:=([.B561]-[.J$2])^2" office:value-type="float" office:value="3.99200399999999">
            <text:p>3.992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562]-[.F$2])^2" office:value-type="float" office:value="2.595321">
            <text:p>2.595321</text:p>
          </table:table-cell>
          <table:table-cell table:formula="of:=([.B562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563]-[.F$2])^2" office:value-type="float" office:value="6.817321">
            <text:p>6.817321</text:p>
          </table:table-cell>
          <table:table-cell table:formula="of:=([.B563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564]-[.F$2])^2" office:value-type="float" office:value="13.039321">
            <text:p>13.039321</text:p>
          </table:table-cell>
          <table:table-cell table:formula="of:=([.B564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565]-[.F$2])^2" office:value-type="float" office:value="2.595321">
            <text:p>2.595321</text:p>
          </table:table-cell>
          <table:table-cell table:formula="of:=([.B565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66]-[.F$2])^2" office:value-type="float" office:value="13.039321">
            <text:p>13.039321</text:p>
          </table:table-cell>
          <table:table-cell table:formula="of:=([.B566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67]-[.F$2])^2" office:value-type="float" office:value="13.039321">
            <text:p>13.039321</text:p>
          </table:table-cell>
          <table:table-cell table:formula="of:=([.B567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568]-[.F$2])^2" office:value-type="float" office:value="6.817321">
            <text:p>6.817321</text:p>
          </table:table-cell>
          <table:table-cell table:formula="of:=([.B568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69]-[.F$2])^2" office:value-type="float" office:value="6.817321">
            <text:p>6.817321</text:p>
          </table:table-cell>
          <table:table-cell table:formula="of:=([.B569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570]-[.F$2])^2" office:value-type="float" office:value="6.817321">
            <text:p>6.817321</text:p>
          </table:table-cell>
          <table:table-cell table:formula="of:=([.B570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formula="of:=([.A571]-[.F$2])^2" office:value-type="float" office:value="0.151320999999999">
            <text:p>0.151321</text:p>
          </table:table-cell>
          <table:table-cell table:formula="of:=([.B571]-[.J$2])^2" office:value-type="float" office:value="16.016004">
            <text:p>16.01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572]-[.F$2])^2" office:value-type="float" office:value="5.707321">
            <text:p>5.707321</text:p>
          </table:table-cell>
          <table:table-cell table:formula="of:=([.B572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73]-[.F$2])^2" office:value-type="float" office:value="13.039321">
            <text:p>13.039321</text:p>
          </table:table-cell>
          <table:table-cell table:formula="of:=([.B573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74]-[.F$2])^2" office:value-type="float" office:value="13.039321">
            <text:p>13.039321</text:p>
          </table:table-cell>
          <table:table-cell table:formula="of:=([.B574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575]-[.F$2])^2" office:value-type="float" office:value="6.817321">
            <text:p>6.817321</text:p>
          </table:table-cell>
          <table:table-cell table:formula="of:=([.B575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576]-[.F$2])^2" office:value-type="float" office:value="6.817321">
            <text:p>6.817321</text:p>
          </table:table-cell>
          <table:table-cell table:formula="of:=([.B576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577]-[.F$2])^2" office:value-type="float" office:value="11.485321">
            <text:p>11.485321</text:p>
          </table:table-cell>
          <table:table-cell table:formula="of:=([.B577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578]-[.F$2])^2" office:value-type="float" office:value="5.707321">
            <text:p>5.707321</text:p>
          </table:table-cell>
          <table:table-cell table:formula="of:=([.B578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579]-[.F$2])^2" office:value-type="float" office:value="5.707321">
            <text:p>5.707321</text:p>
          </table:table-cell>
          <table:table-cell table:formula="of:=([.B579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formula="of:=([.A580]-[.F$2])^2" office:value-type="float" office:value="11.485321">
            <text:p>11.485321</text:p>
          </table:table-cell>
          <table:table-cell table:formula="of:=([.B580]-[.J$2])^2" office:value-type="float" office:value="120.956004">
            <text:p>120.956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581]-[.F$2])^2" office:value-type="float" office:value="21.261321">
            <text:p>21.261321</text:p>
          </table:table-cell>
          <table:table-cell table:formula="of:=([.B581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82]-[.F$2])^2" office:value-type="float" office:value="13.039321">
            <text:p>13.039321</text:p>
          </table:table-cell>
          <table:table-cell table:formula="of:=([.B582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formula="of:=([.A583]-[.F$2])^2" office:value-type="float" office:value="5.707321">
            <text:p>5.707321</text:p>
          </table:table-cell>
          <table:table-cell table:formula="of:=([.B583]-[.J$2])^2" office:value-type="float" office:value="120.956004">
            <text:p>120.95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table:formula="of:=([.A584]-[.F$2])^2" office:value-type="float" office:value="11.485321">
            <text:p>11.485321</text:p>
          </table:table-cell>
          <table:table-cell table:formula="of:=([.B584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table:formula="of:=([.A585]-[.F$2])^2" office:value-type="float" office:value="0.151320999999999">
            <text:p>0.151321</text:p>
          </table:table-cell>
          <table:table-cell table:formula="of:=([.B585]-[.J$2])^2" office:value-type="float" office:value="1.00400400000001">
            <text:p>1.00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table:formula="of:=([.A586]-[.F$2])^2" office:value-type="float" office:value="5.707321">
            <text:p>5.707321</text:p>
          </table:table-cell>
          <table:table-cell table:formula="of:=([.B586]-[.J$2])^2" office:value-type="float" office:value="3.99200399999999">
            <text:p>3.99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587]-[.F$2])^2" office:value-type="float" office:value="11.485321">
            <text:p>11.485321</text:p>
          </table:table-cell>
          <table:table-cell table:formula="of:=([.B587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588]-[.F$2])^2" office:value-type="float" office:value="1.929321">
            <text:p>1.929321</text:p>
          </table:table-cell>
          <table:table-cell table:formula="of:=([.B588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([.A589]-[.F$2])^2" office:value-type="float" office:value="29.041321">
            <text:p>29.041321</text:p>
          </table:table-cell>
          <table:table-cell table:formula="of:=([.B589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590]-[.F$2])^2" office:value-type="float" office:value="6.817321">
            <text:p>6.817321</text:p>
          </table:table-cell>
          <table:table-cell table:formula="of:=([.B590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591]-[.F$2])^2" office:value-type="float" office:value="1.929321">
            <text:p>1.929321</text:p>
          </table:table-cell>
          <table:table-cell table:formula="of:=([.B591]-[.J$2])^2" office:value-type="float" office:value="120.956004">
            <text:p>120.95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592]-[.F$2])^2" office:value-type="float" office:value="5.707321">
            <text:p>5.707321</text:p>
          </table:table-cell>
          <table:table-cell table:formula="of:=([.B592]-[.J$2])^2" office:value-type="float" office:value="168.948004">
            <text:p>168.94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593]-[.F$2])^2" office:value-type="float" office:value="11.485321">
            <text:p>11.485321</text:p>
          </table:table-cell>
          <table:table-cell table:formula="of:=([.B593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([.A594]-[.F$2])^2" office:value-type="float" office:value="1.929321">
            <text:p>1.929321</text:p>
          </table:table-cell>
          <table:table-cell table:formula="of:=([.B594]-[.J$2])^2" office:value-type="float" office:value="63.968004">
            <text:p>63.96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table:formula="of:=([.A595]-[.F$2])^2" office:value-type="float" office:value="11.485321">
            <text:p>11.485321</text:p>
          </table:table-cell>
          <table:table-cell table:formula="of:=([.B595]-[.J$2])^2" office:value-type="float" office:value="48.972004">
            <text:p>48.97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596]-[.F$2])^2" office:value-type="float" office:value="13.039321">
            <text:p>13.039321</text:p>
          </table:table-cell>
          <table:table-cell table:formula="of:=([.B596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table:formula="of:=([.A597]-[.F$2])^2" office:value-type="float" office:value="88.153321">
            <text:p>88.153321</text:p>
          </table:table-cell>
          <table:table-cell table:formula="of:=([.B597]-[.J$2])^2" office:value-type="float" office:value="80.964004">
            <text:p>80.964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formula="of:=([.A598]-[.F$2])^2" office:value-type="float" office:value="0.151320999999999">
            <text:p>0.151321</text:p>
          </table:table-cell>
          <table:table-cell table:formula="of:=([.B598]-[.J$2])^2" office:value-type="float" office:value="8.98800399999999">
            <text:p>8.98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599]-[.F$2])^2" office:value-type="float" office:value="11.485321">
            <text:p>11.485321</text:p>
          </table:table-cell>
          <table:table-cell table:formula="of:=([.B599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600]-[.F$2])^2" office:value-type="float" office:value="0.373321000000001">
            <text:p>0.373321</text:p>
          </table:table-cell>
          <table:table-cell table:formula="of:=([.B600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formula="of:=([.A601]-[.F$2])^2" office:value-type="float" office:value="0.151320999999999">
            <text:p>0.151321</text:p>
          </table:table-cell>
          <table:table-cell table:formula="of:=([.B601]-[.J$2])^2" office:value-type="float" office:value="8.98800399999999">
            <text:p>8.98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formula="of:=([.A602]-[.F$2])^2" office:value-type="float" office:value="11.485321">
            <text:p>11.485321</text:p>
          </table:table-cell>
          <table:table-cell table:formula="of:=([.B602]-[.J$2])^2" office:value-type="float" office:value="3.99200399999999">
            <text:p>3.992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table:formula="of:=([.A603]-[.F$2])^2" office:value-type="float" office:value="2.595321">
            <text:p>2.595321</text:p>
          </table:table-cell>
          <table:table-cell table:formula="of:=([.B603]-[.J$2])^2" office:value-type="float" office:value="16.016004">
            <text:p>16.01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04]-[.F$2])^2" office:value-type="float" office:value="6.817321">
            <text:p>6.817321</text:p>
          </table:table-cell>
          <table:table-cell table:formula="of:=([.B604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05]-[.F$2])^2" office:value-type="float" office:value="6.817321">
            <text:p>6.817321</text:p>
          </table:table-cell>
          <table:table-cell table:formula="of:=([.B605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606]-[.F$2])^2" office:value-type="float" office:value="2.595321">
            <text:p>2.595321</text:p>
          </table:table-cell>
          <table:table-cell table:formula="of:=([.B606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([.A607]-[.F$2])^2" office:value-type="float" office:value="5.707321">
            <text:p>5.707321</text:p>
          </table:table-cell>
          <table:table-cell table:formula="of:=([.B607]-[.J$2])^2" office:value-type="float" office:value="24.980004">
            <text:p>24.98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08]-[.F$2])^2" office:value-type="float" office:value="6.817321">
            <text:p>6.817321</text:p>
          </table:table-cell>
          <table:table-cell table:formula="of:=([.B608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609]-[.F$2])^2" office:value-type="float" office:value="5.707321">
            <text:p>5.707321</text:p>
          </table:table-cell>
          <table:table-cell table:formula="of:=([.B609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table:formula="of:=([.A610]-[.F$2])^2" office:value-type="float" office:value="0.151320999999999">
            <text:p>0.151321</text:p>
          </table:table-cell>
          <table:table-cell table:formula="of:=([.B610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611]-[.F$2])^2" office:value-type="float" office:value="11.485321">
            <text:p>11.485321</text:p>
          </table:table-cell>
          <table:table-cell table:formula="of:=([.B611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table:formula="of:=([.A612]-[.F$2])^2" office:value-type="float" office:value="5.707321">
            <text:p>5.707321</text:p>
          </table:table-cell>
          <table:table-cell table:formula="of:=([.B612]-[.J$2])^2" office:value-type="float" office:value="1023.872004">
            <text:p>1023.872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formula="of:=([.A613]-[.F$2])^2" office:value-type="float" office:value="0.151320999999999">
            <text:p>0.151321</text:p>
          </table:table-cell>
          <table:table-cell table:formula="of:=([.B613]-[.J$2])^2" office:value-type="float" office:value="8.98800399999999">
            <text:p>8.98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formula="of:=([.A614]-[.F$2])^2" office:value-type="float" office:value="5.707321">
            <text:p>5.707321</text:p>
          </table:table-cell>
          <table:table-cell table:formula="of:=([.B614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table:formula="of:=([.A615]-[.F$2])^2" office:value-type="float" office:value="19.263321">
            <text:p>19.263321</text:p>
          </table:table-cell>
          <table:table-cell table:formula="of:=([.B615]-[.J$2])^2" office:value-type="float" office:value="675.896004">
            <text:p>675.89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16]-[.F$2])^2" office:value-type="float" office:value="6.817321">
            <text:p>6.817321</text:p>
          </table:table-cell>
          <table:table-cell table:formula="of:=([.B616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table:formula="of:=([.A617]-[.F$2])^2" office:value-type="float" office:value="19.263321">
            <text:p>19.263321</text:p>
          </table:table-cell>
          <table:table-cell table:formula="of:=([.B617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formula="of:=([.A618]-[.F$2])^2" office:value-type="float" office:value="0.151320999999999">
            <text:p>0.151321</text:p>
          </table:table-cell>
          <table:table-cell table:formula="of:=([.B618]-[.J$2])^2" office:value-type="float" office:value="9.01200400000002">
            <text:p>9.012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table:formula="of:=([.A619]-[.F$2])^2" office:value-type="float" office:value="2.595321">
            <text:p>2.595321</text:p>
          </table:table-cell>
          <table:table-cell table:formula="of:=([.B619]-[.J$2])^2" office:value-type="float" office:value="9.01200400000002">
            <text:p>9.01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620]-[.F$2])^2" office:value-type="float" office:value="5.707321">
            <text:p>5.707321</text:p>
          </table:table-cell>
          <table:table-cell table:formula="of:=([.B620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formula="of:=([.A621]-[.F$2])^2" office:value-type="float" office:value="5.707321">
            <text:p>5.707321</text:p>
          </table:table-cell>
          <table:table-cell table:formula="of:=([.B621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table:formula="of:=([.A622]-[.F$2])^2" office:value-type="float" office:value="5.707321">
            <text:p>5.707321</text:p>
          </table:table-cell>
          <table:table-cell table:formula="of:=([.B622]-[.J$2])^2" office:value-type="float" office:value="99.960004">
            <text:p>99.96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623]-[.F$2])^2" office:value-type="float" office:value="6.817321">
            <text:p>6.817321</text:p>
          </table:table-cell>
          <table:table-cell table:formula="of:=([.B623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24]-[.F$2])^2" office:value-type="float" office:value="6.817321">
            <text:p>6.817321</text:p>
          </table:table-cell>
          <table:table-cell table:formula="of:=([.B624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formula="of:=([.A625]-[.F$2])^2" office:value-type="float" office:value="5.707321">
            <text:p>5.707321</text:p>
          </table:table-cell>
          <table:table-cell table:formula="of:=([.B625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626]-[.F$2])^2" office:value-type="float" office:value="2.595321">
            <text:p>2.595321</text:p>
          </table:table-cell>
          <table:table-cell table:formula="of:=([.B626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627]-[.F$2])^2" office:value-type="float" office:value="13.039321">
            <text:p>13.039321</text:p>
          </table:table-cell>
          <table:table-cell table:formula="of:=([.B627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628]-[.F$2])^2" office:value-type="float" office:value="6.817321">
            <text:p>6.817321</text:p>
          </table:table-cell>
          <table:table-cell table:formula="of:=([.B628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629]-[.F$2])^2" office:value-type="float" office:value="11.485321">
            <text:p>11.485321</text:p>
          </table:table-cell>
          <table:table-cell table:formula="of:=([.B629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([.A630]-[.F$2])^2" office:value-type="float" office:value="21.261321">
            <text:p>21.261321</text:p>
          </table:table-cell>
          <table:table-cell table:formula="of:=([.B630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([.A631]-[.F$2])^2" office:value-type="float" office:value="6.817321">
            <text:p>6.817321</text:p>
          </table:table-cell>
          <table:table-cell table:formula="of:=([.B631]-[.J$2])^2" office:value-type="float" office:value="35.976004">
            <text:p>35.97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32]-[.F$2])^2" office:value-type="float" office:value="13.039321">
            <text:p>13.039321</text:p>
          </table:table-cell>
          <table:table-cell table:formula="of:=([.B632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([.A633]-[.F$2])^2" office:value-type="float" office:value="40.819321">
            <text:p>40.819321</text:p>
          </table:table-cell>
          <table:table-cell table:formula="of:=([.B633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A634]-[.F$2])^2" office:value-type="float" office:value="1.929321">
            <text:p>1.929321</text:p>
          </table:table-cell>
          <table:table-cell table:formula="of:=([.B634]-[.J$2])^2" office:value-type="float" office:value="4.00800400000001">
            <text:p>4.00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35]-[.F$2])^2" office:value-type="float" office:value="13.039321">
            <text:p>13.039321</text:p>
          </table:table-cell>
          <table:table-cell table:formula="of:=([.B635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36]-[.F$2])^2" office:value-type="float" office:value="1.929321">
            <text:p>1.929321</text:p>
          </table:table-cell>
          <table:table-cell table:formula="of:=([.B636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37]-[.F$2])^2" office:value-type="float" office:value="13.039321">
            <text:p>13.039321</text:p>
          </table:table-cell>
          <table:table-cell table:formula="of:=([.B637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638]-[.F$2])^2" office:value-type="float" office:value="11.485321">
            <text:p>11.485321</text:p>
          </table:table-cell>
          <table:table-cell table:formula="of:=([.B638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639]-[.F$2])^2" office:value-type="float" office:value="1.929321">
            <text:p>1.929321</text:p>
          </table:table-cell>
          <table:table-cell table:formula="of:=([.B639]-[.J$2])^2" office:value-type="float" office:value="0.996003999999995">
            <text:p>0.996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 table:formula="of:=([.A640]-[.F$2])^2" office:value-type="float" office:value="19.263321">
            <text:p>19.263321</text:p>
          </table:table-cell>
          <table:table-cell table:formula="of:=([.B640]-[.J$2])^2" office:value-type="float" office:value="2915.784004">
            <text:p>2915.784004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formula="of:=([.A641]-[.F$2])^2" office:value-type="float" office:value="129.709321">
            <text:p>129.709321</text:p>
          </table:table-cell>
          <table:table-cell table:formula="of:=([.B641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([.A642]-[.F$2])^2" office:value-type="float" office:value="0.151320999999999">
            <text:p>0.151321</text:p>
          </table:table-cell>
          <table:table-cell table:formula="of:=([.B642]-[.J$2])^2" office:value-type="float" office:value="49.028004">
            <text:p>49.028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formula="of:=([.A643]-[.F$2])^2" office:value-type="float" office:value="0.151320999999999">
            <text:p>0.151321</text:p>
          </table:table-cell>
          <table:table-cell table:formula="of:=([.B643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644]-[.F$2])^2" office:value-type="float" office:value="1.929321">
            <text:p>1.929321</text:p>
          </table:table-cell>
          <table:table-cell table:formula="of:=([.B644]-[.J$2])^2" office:value-type="float" office:value="49.028004">
            <text:p>49.02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645]-[.F$2])^2" office:value-type="float" office:value="5.707321">
            <text:p>5.707321</text:p>
          </table:table-cell>
          <table:table-cell table:formula="of:=([.B645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table:formula="of:=([.A646]-[.F$2])^2" office:value-type="float" office:value="11.485321">
            <text:p>11.485321</text:p>
          </table:table-cell>
          <table:table-cell table:formula="of:=([.B646]-[.J$2])^2" office:value-type="float" office:value="483.912004">
            <text:p>483.91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647]-[.F$2])^2" office:value-type="float" office:value="1.929321">
            <text:p>1.929321</text:p>
          </table:table-cell>
          <table:table-cell table:formula="of:=([.B647]-[.J$2])^2" office:value-type="float" office:value="120.956004">
            <text:p>120.95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48]-[.F$2])^2" office:value-type="float" office:value="13.039321">
            <text:p>13.039321</text:p>
          </table:table-cell>
          <table:table-cell table:formula="of:=([.B648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formula="of:=([.A649]-[.F$2])^2" office:value-type="float" office:value="54.597321">
            <text:p>54.597321</text:p>
          </table:table-cell>
          <table:table-cell table:formula="of:=([.B649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table:formula="of:=([.A650]-[.F$2])^2" office:value-type="float" office:value="5.707321">
            <text:p>5.707321</text:p>
          </table:table-cell>
          <table:table-cell table:formula="of:=([.B650]-[.J$2])^2" office:value-type="float" office:value="99.960004">
            <text:p>99.96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51]-[.F$2])^2" office:value-type="float" office:value="13.039321">
            <text:p>13.039321</text:p>
          </table:table-cell>
          <table:table-cell table:formula="of:=([.B651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652]-[.F$2])^2" office:value-type="float" office:value="2.595321">
            <text:p>2.595321</text:p>
          </table:table-cell>
          <table:table-cell table:formula="of:=([.B652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formula="of:=([.A653]-[.F$2])^2" office:value-type="float" office:value="11.485321">
            <text:p>11.485321</text:p>
          </table:table-cell>
          <table:table-cell table:formula="of:=([.B653]-[.J$2])^2" office:value-type="float" office:value="440.916004">
            <text:p>440.916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A654]-[.F$2])^2" office:value-type="float" office:value="2.595321">
            <text:p>2.595321</text:p>
          </table:table-cell>
          <table:table-cell table:formula="of:=([.B654]-[.J$2])^2" office:value-type="float" office:value="49.028004">
            <text:p>49.02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655]-[.F$2])^2" office:value-type="float" office:value="13.039321">
            <text:p>13.039321</text:p>
          </table:table-cell>
          <table:table-cell table:formula="of:=([.B655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656]-[.F$2])^2" office:value-type="float" office:value="0.373321000000001">
            <text:p>0.373321</text:p>
          </table:table-cell>
          <table:table-cell table:formula="of:=([.B656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57]-[.F$2])^2" office:value-type="float" office:value="13.039321">
            <text:p>13.039321</text:p>
          </table:table-cell>
          <table:table-cell table:formula="of:=([.B657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formula="of:=([.A658]-[.F$2])^2" office:value-type="float" office:value="11.485321">
            <text:p>11.485321</text:p>
          </table:table-cell>
          <table:table-cell table:formula="of:=([.B658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formula="of:=([.A659]-[.F$2])^2" office:value-type="float" office:value="1.929321">
            <text:p>1.929321</text:p>
          </table:table-cell>
          <table:table-cell table:formula="of:=([.B659]-[.J$2])^2" office:value-type="float" office:value="0.00000400000000000978">
            <text:p>0.00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60]-[.F$2])^2" office:value-type="float" office:value="13.039321">
            <text:p>13.039321</text:p>
          </table:table-cell>
          <table:table-cell table:formula="of:=([.B660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table:formula="of:=([.A661]-[.F$2])^2" office:value-type="float" office:value="19.263321">
            <text:p>19.263321</text:p>
          </table:table-cell>
          <table:table-cell table:formula="of:=([.B661]-[.J$2])^2" office:value-type="float" office:value="99.960004">
            <text:p>99.96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662]-[.F$2])^2" office:value-type="float" office:value="6.817321">
            <text:p>6.817321</text:p>
          </table:table-cell>
          <table:table-cell table:formula="of:=([.B662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table:formula="of:=([.A663]-[.F$2])^2" office:value-type="float" office:value="19.263321">
            <text:p>19.263321</text:p>
          </table:table-cell>
          <table:table-cell table:formula="of:=([.B663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64]-[.F$2])^2" office:value-type="float" office:value="6.817321">
            <text:p>6.817321</text:p>
          </table:table-cell>
          <table:table-cell table:formula="of:=([.B664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65]-[.F$2])^2" office:value-type="float" office:value="13.039321">
            <text:p>13.039321</text:p>
          </table:table-cell>
          <table:table-cell table:formula="of:=([.B665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66]-[.F$2])^2" office:value-type="float" office:value="6.817321">
            <text:p>6.817321</text:p>
          </table:table-cell>
          <table:table-cell table:formula="of:=([.B666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table:formula="of:=([.A667]-[.F$2])^2" office:value-type="float" office:value="70.375321">
            <text:p>70.375321</text:p>
          </table:table-cell>
          <table:table-cell table:formula="of:=([.B667]-[.J$2])^2" office:value-type="float" office:value="483.912004">
            <text:p>483.91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668]-[.F$2])^2" office:value-type="float" office:value="5.707321">
            <text:p>5.707321</text:p>
          </table:table-cell>
          <table:table-cell table:formula="of:=([.B668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669]-[.F$2])^2" office:value-type="float" office:value="6.817321">
            <text:p>6.817321</text:p>
          </table:table-cell>
          <table:table-cell table:formula="of:=([.B669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670]-[.F$2])^2" office:value-type="float" office:value="13.039321">
            <text:p>13.039321</text:p>
          </table:table-cell>
          <table:table-cell table:formula="of:=([.B670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671]-[.F$2])^2" office:value-type="float" office:value="11.485321">
            <text:p>11.485321</text:p>
          </table:table-cell>
          <table:table-cell table:formula="of:=([.B671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formula="of:=([.A672]-[.F$2])^2" office:value-type="float" office:value="1.929321">
            <text:p>1.929321</text:p>
          </table:table-cell>
          <table:table-cell table:formula="of:=([.B672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673]-[.F$2])^2" office:value-type="float" office:value="2.595321">
            <text:p>2.595321</text:p>
          </table:table-cell>
          <table:table-cell table:formula="of:=([.B673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674]-[.F$2])^2" office:value-type="float" office:value="13.039321">
            <text:p>13.039321</text:p>
          </table:table-cell>
          <table:table-cell table:formula="of:=([.B674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table:formula="of:=([.A675]-[.F$2])^2" office:value-type="float" office:value="19.263321">
            <text:p>19.263321</text:p>
          </table:table-cell>
          <table:table-cell table:formula="of:=([.B675]-[.J$2])^2" office:value-type="float" office:value="840.884004">
            <text:p>840.88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table:formula="of:=([.A676]-[.F$2])^2" office:value-type="float" office:value="5.707321">
            <text:p>5.707321</text:p>
          </table:table-cell>
          <table:table-cell table:formula="of:=([.B676]-[.J$2])^2" office:value-type="float" office:value="3.99200399999999">
            <text:p>3.99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table:formula="of:=([.A677]-[.F$2])^2" office:value-type="float" office:value="5.707321">
            <text:p>5.707321</text:p>
          </table:table-cell>
          <table:table-cell table:formula="of:=([.B677]-[.J$2])^2" office:value-type="float" office:value="4.00800400000001">
            <text:p>4.00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table:formula="of:=([.A678]-[.F$2])^2" office:value-type="float" office:value="5.707321">
            <text:p>5.707321</text:p>
          </table:table-cell>
          <table:table-cell table:formula="of:=([.B678]-[.J$2])^2" office:value-type="float" office:value="1155.864004">
            <text:p>1155.86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679]-[.F$2])^2" office:value-type="float" office:value="5.707321">
            <text:p>5.707321</text:p>
          </table:table-cell>
          <table:table-cell table:formula="of:=([.B679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680]-[.F$2])^2" office:value-type="float" office:value="2.595321">
            <text:p>2.595321</text:p>
          </table:table-cell>
          <table:table-cell table:formula="of:=([.B680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81]-[.F$2])^2" office:value-type="float" office:value="13.039321">
            <text:p>13.039321</text:p>
          </table:table-cell>
          <table:table-cell table:formula="of:=([.B681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([.A682]-[.F$2])^2" office:value-type="float" office:value="1.929321">
            <text:p>1.929321</text:p>
          </table:table-cell>
          <table:table-cell table:formula="of:=([.B682]-[.J$2])^2" office:value-type="float" office:value="25.020004">
            <text:p>25.02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83]-[.F$2])^2" office:value-type="float" office:value="13.039321">
            <text:p>13.039321</text:p>
          </table:table-cell>
          <table:table-cell table:formula="of:=([.B683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84]-[.F$2])^2" office:value-type="float" office:value="6.817321">
            <text:p>6.817321</text:p>
          </table:table-cell>
          <table:table-cell table:formula="of:=([.B684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([.A685]-[.F$2])^2" office:value-type="float" office:value="0.373321000000001">
            <text:p>0.373321</text:p>
          </table:table-cell>
          <table:table-cell table:formula="of:=([.B685]-[.J$2])^2" office:value-type="float" office:value="529.092004">
            <text:p>529.09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686]-[.F$2])^2" office:value-type="float" office:value="5.707321">
            <text:p>5.707321</text:p>
          </table:table-cell>
          <table:table-cell table:formula="of:=([.B686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687]-[.F$2])^2" office:value-type="float" office:value="5.707321">
            <text:p>5.707321</text:p>
          </table:table-cell>
          <table:table-cell table:formula="of:=([.B687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688]-[.F$2])^2" office:value-type="float" office:value="0.373321000000001">
            <text:p>0.373321</text:p>
          </table:table-cell>
          <table:table-cell table:formula="of:=([.B688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table:formula="of:=([.A689]-[.F$2])^2" office:value-type="float" office:value="5.707321">
            <text:p>5.707321</text:p>
          </table:table-cell>
          <table:table-cell table:formula="of:=([.B689]-[.J$2])^2" office:value-type="float" office:value="899.880004">
            <text:p>899.88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90]-[.F$2])^2" office:value-type="float" office:value="6.817321">
            <text:p>6.817321</text:p>
          </table:table-cell>
          <table:table-cell table:formula="of:=([.B690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691]-[.F$2])^2" office:value-type="float" office:value="6.817321">
            <text:p>6.817321</text:p>
          </table:table-cell>
          <table:table-cell table:formula="of:=([.B691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formula="of:=([.A692]-[.F$2])^2" office:value-type="float" office:value="5.707321">
            <text:p>5.707321</text:p>
          </table:table-cell>
          <table:table-cell table:formula="of:=([.B692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693]-[.F$2])^2" office:value-type="float" office:value="5.707321">
            <text:p>5.707321</text:p>
          </table:table-cell>
          <table:table-cell table:formula="of:=([.B693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694]-[.F$2])^2" office:value-type="float" office:value="13.039321">
            <text:p>13.039321</text:p>
          </table:table-cell>
          <table:table-cell table:formula="of:=([.B694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table:formula="of:=([.A695]-[.F$2])^2" office:value-type="float" office:value="19.263321">
            <text:p>19.263321</text:p>
          </table:table-cell>
          <table:table-cell table:formula="of:=([.B695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table:formula="of:=([.A696]-[.F$2])^2" office:value-type="float" office:value="11.485321">
            <text:p>11.485321</text:p>
          </table:table-cell>
          <table:table-cell table:formula="of:=([.B696]-[.J$2])^2" office:value-type="float" office:value="483.912004">
            <text:p>483.91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formula="of:=([.A697]-[.F$2])^2" office:value-type="float" office:value="5.707321">
            <text:p>5.707321</text:p>
          </table:table-cell>
          <table:table-cell table:formula="of:=([.B697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table:formula="of:=([.A698]-[.F$2])^2" office:value-type="float" office:value="5.707321">
            <text:p>5.707321</text:p>
          </table:table-cell>
          <table:table-cell table:formula="of:=([.B698]-[.J$2])^2" office:value-type="float" office:value="0.00000400000000000978">
            <text:p>0.000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699]-[.F$2])^2" office:value-type="float" office:value="11.485321">
            <text:p>11.485321</text:p>
          </table:table-cell>
          <table:table-cell table:formula="of:=([.B699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00]-[.F$2])^2" office:value-type="float" office:value="13.039321">
            <text:p>13.039321</text:p>
          </table:table-cell>
          <table:table-cell table:formula="of:=([.B700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701]-[.F$2])^2" office:value-type="float" office:value="13.039321">
            <text:p>13.039321</text:p>
          </table:table-cell>
          <table:table-cell table:formula="of:=([.B701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formula="of:=([.A702]-[.F$2])^2" office:value-type="float" office:value="1.929321">
            <text:p>1.929321</text:p>
          </table:table-cell>
          <table:table-cell table:formula="of:=([.B702]-[.J$2])^2" office:value-type="float" office:value="24.980004">
            <text:p>24.980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703]-[.F$2])^2" office:value-type="float" office:value="1.929321">
            <text:p>1.929321</text:p>
          </table:table-cell>
          <table:table-cell table:formula="of:=([.B703]-[.J$2])^2" office:value-type="float" office:value="0.996003999999995">
            <text:p>0.99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([.A704]-[.F$2])^2" office:value-type="float" office:value="1.929321">
            <text:p>1.929321</text:p>
          </table:table-cell>
          <table:table-cell table:formula="of:=([.B704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([.A705]-[.F$2])^2" office:value-type="float" office:value="6.817321">
            <text:p>6.817321</text:p>
          </table:table-cell>
          <table:table-cell table:formula="of:=([.B705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706]-[.F$2])^2" office:value-type="float" office:value="13.039321">
            <text:p>13.039321</text:p>
          </table:table-cell>
          <table:table-cell table:formula="of:=([.B706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707]-[.F$2])^2" office:value-type="float" office:value="1.929321">
            <text:p>1.929321</text:p>
          </table:table-cell>
          <table:table-cell table:formula="of:=([.B707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08]-[.F$2])^2" office:value-type="float" office:value="2.595321">
            <text:p>2.595321</text:p>
          </table:table-cell>
          <table:table-cell table:formula="of:=([.B708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table:formula="of:=([.A709]-[.F$2])^2" office:value-type="float" office:value="19.263321">
            <text:p>19.263321</text:p>
          </table:table-cell>
          <table:table-cell table:formula="of:=([.B709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10]-[.F$2])^2" office:value-type="float" office:value="6.817321">
            <text:p>6.817321</text:p>
          </table:table-cell>
          <table:table-cell table:formula="of:=([.B710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11]-[.F$2])^2" office:value-type="float" office:value="6.817321">
            <text:p>6.817321</text:p>
          </table:table-cell>
          <table:table-cell table:formula="of:=([.B711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712]-[.F$2])^2" office:value-type="float" office:value="5.707321">
            <text:p>5.707321</text:p>
          </table:table-cell>
          <table:table-cell table:formula="of:=([.B712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13]-[.F$2])^2" office:value-type="float" office:value="2.595321">
            <text:p>2.595321</text:p>
          </table:table-cell>
          <table:table-cell table:formula="of:=([.B713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14]-[.F$2])^2" office:value-type="float" office:value="13.039321">
            <text:p>13.039321</text:p>
          </table:table-cell>
          <table:table-cell table:formula="of:=([.B714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715]-[.F$2])^2" office:value-type="float" office:value="2.595321">
            <text:p>2.595321</text:p>
          </table:table-cell>
          <table:table-cell table:formula="of:=([.B715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table:formula="of:=([.A716]-[.F$2])^2" office:value-type="float" office:value="19.263321">
            <text:p>19.263321</text:p>
          </table:table-cell>
          <table:table-cell table:formula="of:=([.B716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17]-[.F$2])^2" office:value-type="float" office:value="13.039321">
            <text:p>13.039321</text:p>
          </table:table-cell>
          <table:table-cell table:formula="of:=([.B717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([.A718]-[.F$2])^2" office:value-type="float" office:value="1.929321">
            <text:p>1.929321</text:p>
          </table:table-cell>
          <table:table-cell table:formula="of:=([.B718]-[.J$2])^2" office:value-type="float" office:value="483.912004">
            <text:p>483.91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19]-[.F$2])^2" office:value-type="float" office:value="13.039321">
            <text:p>13.039321</text:p>
          </table:table-cell>
          <table:table-cell table:formula="of:=([.B719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720]-[.F$2])^2" office:value-type="float" office:value="13.039321">
            <text:p>13.039321</text:p>
          </table:table-cell>
          <table:table-cell table:formula="of:=([.B720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21]-[.F$2])^2" office:value-type="float" office:value="6.817321">
            <text:p>6.817321</text:p>
          </table:table-cell>
          <table:table-cell table:formula="of:=([.B721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([.A722]-[.F$2])^2" office:value-type="float" office:value="21.261321">
            <text:p>21.261321</text:p>
          </table:table-cell>
          <table:table-cell table:formula="of:=([.B722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23]-[.F$2])^2" office:value-type="float" office:value="13.039321">
            <text:p>13.039321</text:p>
          </table:table-cell>
          <table:table-cell table:formula="of:=([.B723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formula="of:=([.A724]-[.F$2])^2" office:value-type="float" office:value="5.707321">
            <text:p>5.707321</text:p>
          </table:table-cell>
          <table:table-cell table:formula="of:=([.B724]-[.J$2])^2" office:value-type="float" office:value="48.972004">
            <text:p>48.97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([.A725]-[.F$2])^2" office:value-type="float" office:value="1.929321">
            <text:p>1.929321</text:p>
          </table:table-cell>
          <table:table-cell table:formula="of:=([.B725]-[.J$2])^2" office:value-type="float" office:value="15.984004">
            <text:p>15.98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726]-[.F$2])^2" office:value-type="float" office:value="1.929321">
            <text:p>1.929321</text:p>
          </table:table-cell>
          <table:table-cell table:formula="of:=([.B726]-[.J$2])^2" office:value-type="float" office:value="0.996003999999995">
            <text:p>0.99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727]-[.F$2])^2" office:value-type="float" office:value="1.929321">
            <text:p>1.929321</text:p>
          </table:table-cell>
          <table:table-cell table:formula="of:=([.B727]-[.J$2])^2" office:value-type="float" office:value="0.996003999999995">
            <text:p>0.99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728]-[.F$2])^2" office:value-type="float" office:value="6.817321">
            <text:p>6.817321</text:p>
          </table:table-cell>
          <table:table-cell table:formula="of:=([.B728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29]-[.F$2])^2" office:value-type="float" office:value="6.817321">
            <text:p>6.817321</text:p>
          </table:table-cell>
          <table:table-cell table:formula="of:=([.B729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([.A730]-[.F$2])^2" office:value-type="float" office:value="1.929321">
            <text:p>1.929321</text:p>
          </table:table-cell>
          <table:table-cell table:formula="of:=([.B730]-[.J$2])^2" office:value-type="float" office:value="99.960004">
            <text:p>99.96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31]-[.F$2])^2" office:value-type="float" office:value="6.817321">
            <text:p>6.817321</text:p>
          </table:table-cell>
          <table:table-cell table:formula="of:=([.B731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table:formula="of:=([.A732]-[.F$2])^2" office:value-type="float" office:value="5.707321">
            <text:p>5.707321</text:p>
          </table:table-cell>
          <table:table-cell table:formula="of:=([.B732]-[.J$2])^2" office:value-type="float" office:value="0.00000400000000000978">
            <text:p>0.00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33]-[.F$2])^2" office:value-type="float" office:value="13.039321">
            <text:p>13.039321</text:p>
          </table:table-cell>
          <table:table-cell table:formula="of:=([.B733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34]-[.F$2])^2" office:value-type="float" office:value="13.039321">
            <text:p>13.039321</text:p>
          </table:table-cell>
          <table:table-cell table:formula="of:=([.B734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formula="of:=([.A735]-[.F$2])^2" office:value-type="float" office:value="5.707321">
            <text:p>5.707321</text:p>
          </table:table-cell>
          <table:table-cell table:formula="of:=([.B735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([.A736]-[.F$2])^2" office:value-type="float" office:value="31.483321">
            <text:p>31.483321</text:p>
          </table:table-cell>
          <table:table-cell table:formula="of:=([.B736]-[.J$2])^2" office:value-type="float" office:value="400.080004">
            <text:p>400.08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737]-[.F$2])^2" office:value-type="float" office:value="13.039321">
            <text:p>13.039321</text:p>
          </table:table-cell>
          <table:table-cell table:formula="of:=([.B737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38]-[.F$2])^2" office:value-type="float" office:value="13.039321">
            <text:p>13.039321</text:p>
          </table:table-cell>
          <table:table-cell table:formula="of:=([.B738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739]-[.F$2])^2" office:value-type="float" office:value="1.929321">
            <text:p>1.929321</text:p>
          </table:table-cell>
          <table:table-cell table:formula="of:=([.B739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table:formula="of:=([.A740]-[.F$2])^2" office:value-type="float" office:value="5.707321">
            <text:p>5.707321</text:p>
          </table:table-cell>
          <table:table-cell table:formula="of:=([.B740]-[.J$2])^2" office:value-type="float" office:value="16.016004">
            <text:p>16.01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741]-[.F$2])^2" office:value-type="float" office:value="6.817321">
            <text:p>6.817321</text:p>
          </table:table-cell>
          <table:table-cell table:formula="of:=([.B741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742]-[.F$2])^2" office:value-type="float" office:value="13.039321">
            <text:p>13.039321</text:p>
          </table:table-cell>
          <table:table-cell table:formula="of:=([.B742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table:formula="of:=([.A743]-[.F$2])^2" office:value-type="float" office:value="11.485321">
            <text:p>11.485321</text:p>
          </table:table-cell>
          <table:table-cell table:formula="of:=([.B743]-[.J$2])^2" office:value-type="float" office:value="783.888004">
            <text:p>783.88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744]-[.F$2])^2" office:value-type="float" office:value="5.707321">
            <text:p>5.707321</text:p>
          </table:table-cell>
          <table:table-cell table:formula="of:=([.B744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table:formula="of:=([.A745]-[.F$2])^2" office:value-type="float" office:value="11.485321">
            <text:p>11.485321</text:p>
          </table:table-cell>
          <table:table-cell table:formula="of:=([.B745]-[.J$2])^2" office:value-type="float" office:value="1295.856004">
            <text:p>1295.85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46]-[.F$2])^2" office:value-type="float" office:value="6.817321">
            <text:p>6.817321</text:p>
          </table:table-cell>
          <table:table-cell table:formula="of:=([.B746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formula="of:=([.A747]-[.F$2])^2" office:value-type="float" office:value="0.151320999999999">
            <text:p>0.151321</text:p>
          </table:table-cell>
          <table:table-cell table:formula="of:=([.B747]-[.J$2])^2" office:value-type="float" office:value="9.01200400000002">
            <text:p>9.01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48]-[.F$2])^2" office:value-type="float" office:value="6.817321">
            <text:p>6.817321</text:p>
          </table:table-cell>
          <table:table-cell table:formula="of:=([.B748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formula="of:=([.A749]-[.F$2])^2" office:value-type="float" office:value="0.151320999999999">
            <text:p>0.151321</text:p>
          </table:table-cell>
          <table:table-cell table:formula="of:=([.B749]-[.J$2])^2" office:value-type="float" office:value="4.00800400000001">
            <text:p>4.00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750]-[.F$2])^2" office:value-type="float" office:value="11.485321">
            <text:p>11.485321</text:p>
          </table:table-cell>
          <table:table-cell table:formula="of:=([.B750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751]-[.F$2])^2" office:value-type="float" office:value="6.817321">
            <text:p>6.817321</text:p>
          </table:table-cell>
          <table:table-cell table:formula="of:=([.B751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752]-[.F$2])^2" office:value-type="float" office:value="5.707321">
            <text:p>5.707321</text:p>
          </table:table-cell>
          <table:table-cell table:formula="of:=([.B752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formula="of:=([.A753]-[.F$2])^2" office:value-type="float" office:value="5.707321">
            <text:p>5.707321</text:p>
          </table:table-cell>
          <table:table-cell table:formula="of:=([.B753]-[.J$2])^2" office:value-type="float" office:value="0.996003999999995">
            <text:p>0.99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754]-[.F$2])^2" office:value-type="float" office:value="5.707321">
            <text:p>5.707321</text:p>
          </table:table-cell>
          <table:table-cell table:formula="of:=([.B754]-[.J$2])^2" office:value-type="float" office:value="168.948004">
            <text:p>168.9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755]-[.F$2])^2" office:value-type="float" office:value="1.929321">
            <text:p>1.929321</text:p>
          </table:table-cell>
          <table:table-cell table:formula="of:=([.B755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formula="of:=([.A756]-[.F$2])^2" office:value-type="float" office:value="0.373321000000001">
            <text:p>0.373321</text:p>
          </table:table-cell>
          <table:table-cell table:formula="of:=([.B756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57]-[.F$2])^2" office:value-type="float" office:value="13.039321">
            <text:p>13.039321</text:p>
          </table:table-cell>
          <table:table-cell table:formula="of:=([.B757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58]-[.F$2])^2" office:value-type="float" office:value="2.595321">
            <text:p>2.595321</text:p>
          </table:table-cell>
          <table:table-cell table:formula="of:=([.B758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59]-[.F$2])^2" office:value-type="float" office:value="13.039321">
            <text:p>13.039321</text:p>
          </table:table-cell>
          <table:table-cell table:formula="of:=([.B759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60]-[.F$2])^2" office:value-type="float" office:value="6.817321">
            <text:p>6.817321</text:p>
          </table:table-cell>
          <table:table-cell table:formula="of:=([.B760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761]-[.F$2])^2" office:value-type="float" office:value="5.707321">
            <text:p>5.707321</text:p>
          </table:table-cell>
          <table:table-cell table:formula="of:=([.B761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table:formula="of:=([.A762]-[.F$2])^2" office:value-type="float" office:value="1.929321">
            <text:p>1.929321</text:p>
          </table:table-cell>
          <table:table-cell table:formula="of:=([.B762]-[.J$2])^2" office:value-type="float" office:value="440.916004">
            <text:p>440.91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763]-[.F$2])^2" office:value-type="float" office:value="13.039321">
            <text:p>13.039321</text:p>
          </table:table-cell>
          <table:table-cell table:formula="of:=([.B763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764]-[.F$2])^2" office:value-type="float" office:value="5.707321">
            <text:p>5.707321</text:p>
          </table:table-cell>
          <table:table-cell table:formula="of:=([.B764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table:formula="of:=([.A765]-[.F$2])^2" office:value-type="float" office:value="5.707321">
            <text:p>5.707321</text:p>
          </table:table-cell>
          <table:table-cell table:formula="of:=([.B765]-[.J$2])^2" office:value-type="float" office:value="25.020004">
            <text:p>25.02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66]-[.F$2])^2" office:value-type="float" office:value="6.817321">
            <text:p>6.817321</text:p>
          </table:table-cell>
          <table:table-cell table:formula="of:=([.B766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767]-[.F$2])^2" office:value-type="float" office:value="1.929321">
            <text:p>1.929321</text:p>
          </table:table-cell>
          <table:table-cell table:formula="of:=([.B767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768]-[.F$2])^2" office:value-type="float" office:value="1.929321">
            <text:p>1.929321</text:p>
          </table:table-cell>
          <table:table-cell table:formula="of:=([.B768]-[.J$2])^2" office:value-type="float" office:value="255.936004">
            <text:p>255.936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A769]-[.F$2])^2" office:value-type="float" office:value="0.373321000000001">
            <text:p>0.373321</text:p>
          </table:table-cell>
          <table:table-cell table:formula="of:=([.B769]-[.J$2])^2" office:value-type="float" office:value="49.028004">
            <text:p>49.028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770]-[.F$2])^2" office:value-type="float" office:value="2.595321">
            <text:p>2.595321</text:p>
          </table:table-cell>
          <table:table-cell table:formula="of:=([.B770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formula="of:=([.A771]-[.F$2])^2" office:value-type="float" office:value="5.707321">
            <text:p>5.707321</text:p>
          </table:table-cell>
          <table:table-cell table:formula="of:=([.B771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formula="of:=([.A772]-[.F$2])^2" office:value-type="float" office:value="5.707321">
            <text:p>5.707321</text:p>
          </table:table-cell>
          <table:table-cell table:formula="of:=([.B772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73]-[.F$2])^2" office:value-type="float" office:value="2.595321">
            <text:p>2.595321</text:p>
          </table:table-cell>
          <table:table-cell table:formula="of:=([.B773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table:formula="of:=([.A774]-[.F$2])^2" office:value-type="float" office:value="5.707321">
            <text:p>5.707321</text:p>
          </table:table-cell>
          <table:table-cell table:formula="of:=([.B774]-[.J$2])^2" office:value-type="float" office:value="1368.852004">
            <text:p>1368.852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formula="of:=([.A775]-[.F$2])^2" office:value-type="float" office:value="21.261321">
            <text:p>21.261321</text:p>
          </table:table-cell>
          <table:table-cell table:formula="of:=([.B775]-[.J$2])^2" office:value-type="float" office:value="8.98800399999999">
            <text:p>8.98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776]-[.F$2])^2" office:value-type="float" office:value="5.707321">
            <text:p>5.707321</text:p>
          </table:table-cell>
          <table:table-cell table:formula="of:=([.B776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table:formula="of:=([.A777]-[.F$2])^2" office:value-type="float" office:value="54.597321">
            <text:p>54.597321</text:p>
          </table:table-cell>
          <table:table-cell table:formula="of:=([.B777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78]-[.F$2])^2" office:value-type="float" office:value="6.817321">
            <text:p>6.817321</text:p>
          </table:table-cell>
          <table:table-cell table:formula="of:=([.B778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79]-[.F$2])^2" office:value-type="float" office:value="13.039321">
            <text:p>13.039321</text:p>
          </table:table-cell>
          <table:table-cell table:formula="of:=([.B779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80]-[.F$2])^2" office:value-type="float" office:value="13.039321">
            <text:p>13.039321</text:p>
          </table:table-cell>
          <table:table-cell table:formula="of:=([.B780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([.A781]-[.F$2])^2" office:value-type="float" office:value="0.373321000000001">
            <text:p>0.373321</text:p>
          </table:table-cell>
          <table:table-cell table:formula="of:=([.B781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formula="of:=([.A782]-[.F$2])^2" office:value-type="float" office:value="0.151320999999999">
            <text:p>0.151321</text:p>
          </table:table-cell>
          <table:table-cell table:formula="of:=([.B782]-[.J$2])^2" office:value-type="float" office:value="9.01200400000002">
            <text:p>9.0120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A783]-[.F$2])^2" office:value-type="float" office:value="57.927321">
            <text:p>57.927321</text:p>
          </table:table-cell>
          <table:table-cell table:formula="of:=([.B783]-[.J$2])^2" office:value-type="float" office:value="625.100004">
            <text:p>625.10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784]-[.F$2])^2" office:value-type="float" office:value="6.817321">
            <text:p>6.817321</text:p>
          </table:table-cell>
          <table:table-cell table:formula="of:=([.B784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785]-[.F$2])^2" office:value-type="float" office:value="13.039321">
            <text:p>13.039321</text:p>
          </table:table-cell>
          <table:table-cell table:formula="of:=([.B785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786]-[.F$2])^2" office:value-type="float" office:value="13.039321">
            <text:p>13.039321</text:p>
          </table:table-cell>
          <table:table-cell table:formula="of:=([.B786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787]-[.F$2])^2" office:value-type="float" office:value="6.817321">
            <text:p>6.817321</text:p>
          </table:table-cell>
          <table:table-cell table:formula="of:=([.B787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788]-[.F$2])^2" office:value-type="float" office:value="5.707321">
            <text:p>5.707321</text:p>
          </table:table-cell>
          <table:table-cell table:formula="of:=([.B788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89]-[.F$2])^2" office:value-type="float" office:value="6.817321">
            <text:p>6.817321</text:p>
          </table:table-cell>
          <table:table-cell table:formula="of:=([.B789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790]-[.F$2])^2" office:value-type="float" office:value="6.817321">
            <text:p>6.817321</text:p>
          </table:table-cell>
          <table:table-cell table:formula="of:=([.B790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791]-[.F$2])^2" office:value-type="float" office:value="6.817321">
            <text:p>6.817321</text:p>
          </table:table-cell>
          <table:table-cell table:formula="of:=([.B791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792]-[.F$2])^2" office:value-type="float" office:value="2.595321">
            <text:p>2.595321</text:p>
          </table:table-cell>
          <table:table-cell table:formula="of:=([.B792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formula="of:=([.A793]-[.F$2])^2" office:value-type="float" office:value="5.707321">
            <text:p>5.707321</text:p>
          </table:table-cell>
          <table:table-cell table:formula="of:=([.B793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794]-[.F$2])^2" office:value-type="float" office:value="13.039321">
            <text:p>13.039321</text:p>
          </table:table-cell>
          <table:table-cell table:formula="of:=([.B794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formula="of:=([.A795]-[.F$2])^2" office:value-type="float" office:value="21.261321">
            <text:p>21.261321</text:p>
          </table:table-cell>
          <table:table-cell table:formula="of:=([.B795]-[.J$2])^2" office:value-type="float" office:value="0.00000400000000000978">
            <text:p>0.000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([.A796]-[.F$2])^2" office:value-type="float" office:value="2.595321">
            <text:p>2.595321</text:p>
          </table:table-cell>
          <table:table-cell table:formula="of:=([.B796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([.A797]-[.F$2])^2" office:value-type="float" office:value="29.041321">
            <text:p>29.041321</text:p>
          </table:table-cell>
          <table:table-cell table:formula="of:=([.B797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798]-[.F$2])^2" office:value-type="float" office:value="2.595321">
            <text:p>2.595321</text:p>
          </table:table-cell>
          <table:table-cell table:formula="of:=([.B798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table:formula="of:=([.A799]-[.F$2])^2" office:value-type="float" office:value="5.707321">
            <text:p>5.707321</text:p>
          </table:table-cell>
          <table:table-cell table:formula="of:=([.B799]-[.J$2])^2" office:value-type="float" office:value="1295.856004">
            <text:p>1295.85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00]-[.F$2])^2" office:value-type="float" office:value="6.817321">
            <text:p>6.817321</text:p>
          </table:table-cell>
          <table:table-cell table:formula="of:=([.B800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([.A801]-[.F$2])^2" office:value-type="float" office:value="43.705321">
            <text:p>43.705321</text:p>
          </table:table-cell>
          <table:table-cell table:formula="of:=([.B801]-[.J$2])^2" office:value-type="float" office:value="529.092004">
            <text:p>529.09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table:formula="of:=([.A802]-[.F$2])^2" office:value-type="float" office:value="1.929321">
            <text:p>1.929321</text:p>
          </table:table-cell>
          <table:table-cell table:formula="of:=([.B802]-[.J$2])^2" office:value-type="float" office:value="1.00400400000001">
            <text:p>1.00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803]-[.F$2])^2" office:value-type="float" office:value="6.817321">
            <text:p>6.817321</text:p>
          </table:table-cell>
          <table:table-cell table:formula="of:=([.B803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804]-[.F$2])^2" office:value-type="float" office:value="5.707321">
            <text:p>5.707321</text:p>
          </table:table-cell>
          <table:table-cell table:formula="of:=([.B804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formula="of:=([.A805]-[.F$2])^2" office:value-type="float" office:value="21.261321">
            <text:p>21.261321</text:p>
          </table:table-cell>
          <table:table-cell table:formula="of:=([.B805]-[.J$2])^2" office:value-type="float" office:value="1.00400400000001">
            <text:p>1.004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formula="of:=([.A806]-[.F$2])^2" office:value-type="float" office:value="0.373321000000001">
            <text:p>0.373321</text:p>
          </table:table-cell>
          <table:table-cell table:formula="of:=([.B806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([.A807]-[.F$2])^2" office:value-type="float" office:value="43.705321">
            <text:p>43.705321</text:p>
          </table:table-cell>
          <table:table-cell table:formula="of:=([.B807]-[.J$2])^2" office:value-type="float" office:value="484.088004">
            <text:p>484.08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08]-[.F$2])^2" office:value-type="float" office:value="13.039321">
            <text:p>13.039321</text:p>
          </table:table-cell>
          <table:table-cell table:formula="of:=([.B808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table:formula="of:=([.A809]-[.F$2])^2" office:value-type="float" office:value="5.707321">
            <text:p>5.707321</text:p>
          </table:table-cell>
          <table:table-cell table:formula="of:=([.B809]-[.J$2])^2" office:value-type="float" office:value="440.916004">
            <text:p>440.91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([.A810]-[.F$2])^2" office:value-type="float" office:value="13.039321">
            <text:p>13.039321</text:p>
          </table:table-cell>
          <table:table-cell table:formula="of:=([.B810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formula="of:=([.A811]-[.F$2])^2" office:value-type="float" office:value="1.929321">
            <text:p>1.929321</text:p>
          </table:table-cell>
          <table:table-cell table:formula="of:=([.B811]-[.J$2])^2" office:value-type="float" office:value="35.976004">
            <text:p>35.97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812]-[.F$2])^2" office:value-type="float" office:value="6.817321">
            <text:p>6.817321</text:p>
          </table:table-cell>
          <table:table-cell table:formula="of:=([.B812]-[.J$2])^2" office:value-type="float" office:value="16.016004">
            <text:p>16.01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813]-[.F$2])^2" office:value-type="float" office:value="5.707321">
            <text:p>5.707321</text:p>
          </table:table-cell>
          <table:table-cell table:formula="of:=([.B813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14]-[.F$2])^2" office:value-type="float" office:value="6.817321">
            <text:p>6.817321</text:p>
          </table:table-cell>
          <table:table-cell table:formula="of:=([.B814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15]-[.F$2])^2" office:value-type="float" office:value="13.039321">
            <text:p>13.039321</text:p>
          </table:table-cell>
          <table:table-cell table:formula="of:=([.B815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([.A816]-[.F$2])^2" office:value-type="float" office:value="0.151320999999999">
            <text:p>0.151321</text:p>
          </table:table-cell>
          <table:table-cell table:formula="of:=([.B816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817]-[.F$2])^2" office:value-type="float" office:value="13.039321">
            <text:p>13.039321</text:p>
          </table:table-cell>
          <table:table-cell table:formula="of:=([.B817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([.A818]-[.F$2])^2" office:value-type="float" office:value="1.929321">
            <text:p>1.929321</text:p>
          </table:table-cell>
          <table:table-cell table:formula="of:=([.B818]-[.J$2])^2" office:value-type="float" office:value="16.016004">
            <text:p>16.016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819]-[.F$2])^2" office:value-type="float" office:value="2.595321">
            <text:p>2.595321</text:p>
          </table:table-cell>
          <table:table-cell table:formula="of:=([.B819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20]-[.F$2])^2" office:value-type="float" office:value="6.817321">
            <text:p>6.817321</text:p>
          </table:table-cell>
          <table:table-cell table:formula="of:=([.B820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formula="of:=([.A821]-[.F$2])^2" office:value-type="float" office:value="11.485321">
            <text:p>11.485321</text:p>
          </table:table-cell>
          <table:table-cell table:formula="of:=([.B821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formula="of:=([.A822]-[.F$2])^2" office:value-type="float" office:value="0.151320999999999">
            <text:p>0.151321</text:p>
          </table:table-cell>
          <table:table-cell table:formula="of:=([.B822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formula="of:=([.A823]-[.F$2])^2" office:value-type="float" office:value="6.817321">
            <text:p>6.817321</text:p>
          </table:table-cell>
          <table:table-cell table:formula="of:=([.B823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24]-[.F$2])^2" office:value-type="float" office:value="13.039321">
            <text:p>13.039321</text:p>
          </table:table-cell>
          <table:table-cell table:formula="of:=([.B824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825]-[.F$2])^2" office:value-type="float" office:value="6.817321">
            <text:p>6.817321</text:p>
          </table:table-cell>
          <table:table-cell table:formula="of:=([.B825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826]-[.F$2])^2" office:value-type="float" office:value="1.929321">
            <text:p>1.929321</text:p>
          </table:table-cell>
          <table:table-cell table:formula="of:=([.B826]-[.J$2])^2" office:value-type="float" office:value="49.028004">
            <text:p>49.02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formula="of:=([.A827]-[.F$2])^2" office:value-type="float" office:value="11.485321">
            <text:p>11.485321</text:p>
          </table:table-cell>
          <table:table-cell table:formula="of:=([.B827]-[.J$2])^2" office:value-type="float" office:value="63.968004">
            <text:p>63.96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formula="of:=([.A828]-[.F$2])^2" office:value-type="float" office:value="13.039321">
            <text:p>13.039321</text:p>
          </table:table-cell>
          <table:table-cell table:formula="of:=([.B828]-[.J$2])^2" office:value-type="float" office:value="63.968004">
            <text:p>63.96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829]-[.F$2])^2" office:value-type="float" office:value="1.929321">
            <text:p>1.929321</text:p>
          </table:table-cell>
          <table:table-cell table:formula="of:=([.B829]-[.J$2])^2" office:value-type="float" office:value="120.956004">
            <text:p>120.956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830]-[.F$2])^2" office:value-type="float" office:value="2.595321">
            <text:p>2.595321</text:p>
          </table:table-cell>
          <table:table-cell table:formula="of:=([.B830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831]-[.F$2])^2" office:value-type="float" office:value="6.817321">
            <text:p>6.817321</text:p>
          </table:table-cell>
          <table:table-cell table:formula="of:=([.B831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832]-[.F$2])^2" office:value-type="float" office:value="2.595321">
            <text:p>2.595321</text:p>
          </table:table-cell>
          <table:table-cell table:formula="of:=([.B832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833]-[.F$2])^2" office:value-type="float" office:value="57.927321">
            <text:p>57.927321</text:p>
          </table:table-cell>
          <table:table-cell table:formula="of:=([.B833]-[.J$2])^2" office:value-type="float" office:value="729.108004">
            <text:p>729.108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formula="of:=([.A834]-[.F$2])^2" office:value-type="float" office:value="21.261321">
            <text:p>21.261321</text:p>
          </table:table-cell>
          <table:table-cell table:formula="of:=([.B834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835]-[.F$2])^2" office:value-type="float" office:value="11.485321">
            <text:p>11.485321</text:p>
          </table:table-cell>
          <table:table-cell table:formula="of:=([.B835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([.A836]-[.F$2])^2" office:value-type="float" office:value="1.929321">
            <text:p>1.929321</text:p>
          </table:table-cell>
          <table:table-cell table:formula="of:=([.B836]-[.J$2])^2" office:value-type="float" office:value="289.068004">
            <text:p>289.068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([.A837]-[.F$2])^2" office:value-type="float" office:value="0.151320999999999">
            <text:p>0.151321</text:p>
          </table:table-cell>
          <table:table-cell table:formula="of:=([.B837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table:formula="of:=([.A838]-[.F$2])^2" office:value-type="float" office:value="5.707321">
            <text:p>5.707321</text:p>
          </table:table-cell>
          <table:table-cell table:formula="of:=([.B838]-[.J$2])^2" office:value-type="float" office:value="35.976004">
            <text:p>35.97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39]-[.F$2])^2" office:value-type="float" office:value="13.039321">
            <text:p>13.039321</text:p>
          </table:table-cell>
          <table:table-cell table:formula="of:=([.B839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840]-[.F$2])^2" office:value-type="float" office:value="11.485321">
            <text:p>11.485321</text:p>
          </table:table-cell>
          <table:table-cell table:formula="of:=([.B840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formula="of:=([.A841]-[.F$2])^2" office:value-type="float" office:value="11.485321">
            <text:p>11.485321</text:p>
          </table:table-cell>
          <table:table-cell table:formula="of:=([.B841]-[.J$2])^2" office:value-type="float" office:value="80.964004">
            <text:p>80.964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842]-[.F$2])^2" office:value-type="float" office:value="0.373321000000001">
            <text:p>0.373321</text:p>
          </table:table-cell>
          <table:table-cell table:formula="of:=([.B842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([.A843]-[.F$2])^2" office:value-type="float" office:value="1.929321">
            <text:p>1.929321</text:p>
          </table:table-cell>
          <table:table-cell table:formula="of:=([.B843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844]-[.F$2])^2" office:value-type="float" office:value="13.039321">
            <text:p>13.039321</text:p>
          </table:table-cell>
          <table:table-cell table:formula="of:=([.B844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845]-[.F$2])^2" office:value-type="float" office:value="11.485321">
            <text:p>11.485321</text:p>
          </table:table-cell>
          <table:table-cell table:formula="of:=([.B845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846]-[.F$2])^2" office:value-type="float" office:value="2.595321">
            <text:p>2.595321</text:p>
          </table:table-cell>
          <table:table-cell table:formula="of:=([.B846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([.A847]-[.F$2])^2" office:value-type="float" office:value="5.707321">
            <text:p>5.707321</text:p>
          </table:table-cell>
          <table:table-cell table:formula="of:=([.B847]-[.J$2])^2" office:value-type="float" office:value="63.968004">
            <text:p>63.96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formula="of:=([.A848]-[.F$2])^2" office:value-type="float" office:value="6.817321">
            <text:p>6.817321</text:p>
          </table:table-cell>
          <table:table-cell table:formula="of:=([.B848]-[.J$2])^2" office:value-type="float" office:value="24.980004">
            <text:p>24.980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table:formula="of:=([.A849]-[.F$2])^2" office:value-type="float" office:value="19.263321">
            <text:p>19.263321</text:p>
          </table:table-cell>
          <table:table-cell table:formula="of:=([.B849]-[.J$2])^2" office:value-type="float" office:value="440.916004">
            <text:p>440.91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formula="of:=([.A850]-[.F$2])^2" office:value-type="float" office:value="5.707321">
            <text:p>5.707321</text:p>
          </table:table-cell>
          <table:table-cell table:formula="of:=([.B850]-[.J$2])^2" office:value-type="float" office:value="0.996003999999995">
            <text:p>0.99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851]-[.F$2])^2" office:value-type="float" office:value="6.817321">
            <text:p>6.817321</text:p>
          </table:table-cell>
          <table:table-cell table:formula="of:=([.B851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table:formula="of:=([.A852]-[.F$2])^2" office:value-type="float" office:value="0.373321000000001">
            <text:p>0.373321</text:p>
          </table:table-cell>
          <table:table-cell table:formula="of:=([.B852]-[.J$2])^2" office:value-type="float" office:value="0.996003999999995">
            <text:p>0.996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853]-[.F$2])^2" office:value-type="float" office:value="2.595321">
            <text:p>2.595321</text:p>
          </table:table-cell>
          <table:table-cell table:formula="of:=([.B853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table:formula="of:=([.A854]-[.F$2])^2" office:value-type="float" office:value="1.929321">
            <text:p>1.929321</text:p>
          </table:table-cell>
          <table:table-cell table:formula="of:=([.B854]-[.J$2])^2" office:value-type="float" office:value="9.01200400000002">
            <text:p>9.01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855]-[.F$2])^2" office:value-type="float" office:value="6.817321">
            <text:p>6.817321</text:p>
          </table:table-cell>
          <table:table-cell table:formula="of:=([.B855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856]-[.F$2])^2" office:value-type="float" office:value="2.595321">
            <text:p>2.595321</text:p>
          </table:table-cell>
          <table:table-cell table:formula="of:=([.B856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857]-[.F$2])^2" office:value-type="float" office:value="5.707321">
            <text:p>5.707321</text:p>
          </table:table-cell>
          <table:table-cell table:formula="of:=([.B857]-[.J$2])^2" office:value-type="float" office:value="168.948004">
            <text:p>168.94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table:formula="of:=([.A858]-[.F$2])^2" office:value-type="float" office:value="11.485321">
            <text:p>11.485321</text:p>
          </table:table-cell>
          <table:table-cell table:formula="of:=([.B858]-[.J$2])^2" office:value-type="float" office:value="575.904004">
            <text:p>575.90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59]-[.F$2])^2" office:value-type="float" office:value="13.039321">
            <text:p>13.039321</text:p>
          </table:table-cell>
          <table:table-cell table:formula="of:=([.B859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860]-[.F$2])^2" office:value-type="float" office:value="5.707321">
            <text:p>5.707321</text:p>
          </table:table-cell>
          <table:table-cell table:formula="of:=([.B860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861]-[.F$2])^2" office:value-type="float" office:value="2.595321">
            <text:p>2.595321</text:p>
          </table:table-cell>
          <table:table-cell table:formula="of:=([.B861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table:formula="of:=([.A862]-[.F$2])^2" office:value-type="float" office:value="19.263321">
            <text:p>19.263321</text:p>
          </table:table-cell>
          <table:table-cell table:formula="of:=([.B862]-[.J$2])^2" office:value-type="float" office:value="0.00000400000000000978">
            <text:p>0.0000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([.A863]-[.F$2])^2" office:value-type="float" office:value="31.483321">
            <text:p>31.483321</text:p>
          </table:table-cell>
          <table:table-cell table:formula="of:=([.B863]-[.J$2])^2" office:value-type="float" office:value="256.064004">
            <text:p>256.06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formula="of:=([.A864]-[.F$2])^2" office:value-type="float" office:value="13.039321">
            <text:p>13.039321</text:p>
          </table:table-cell>
          <table:table-cell table:formula="of:=([.B864]-[.J$2])^2" office:value-type="float" office:value="25.020004">
            <text:p>25.02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65]-[.F$2])^2" office:value-type="float" office:value="13.039321">
            <text:p>13.039321</text:p>
          </table:table-cell>
          <table:table-cell table:formula="of:=([.B865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formula="of:=([.A866]-[.F$2])^2" office:value-type="float" office:value="54.597321">
            <text:p>54.597321</text:p>
          </table:table-cell>
          <table:table-cell table:formula="of:=([.B866]-[.J$2])^2" office:value-type="float" office:value="16.016004">
            <text:p>16.01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67]-[.F$2])^2" office:value-type="float" office:value="6.817321">
            <text:p>6.817321</text:p>
          </table:table-cell>
          <table:table-cell table:formula="of:=([.B867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table:formula="of:=([.A868]-[.F$2])^2" office:value-type="float" office:value="11.485321">
            <text:p>11.485321</text:p>
          </table:table-cell>
          <table:table-cell table:formula="of:=([.B868]-[.J$2])^2" office:value-type="float" office:value="15.984004">
            <text:p>15.98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table:formula="of:=([.A869]-[.F$2])^2" office:value-type="float" office:value="5.707321">
            <text:p>5.707321</text:p>
          </table:table-cell>
          <table:table-cell table:formula="of:=([.B869]-[.J$2])^2" office:value-type="float" office:value="35.976004">
            <text:p>35.976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([.A870]-[.F$2])^2" office:value-type="float" office:value="21.261321">
            <text:p>21.261321</text:p>
          </table:table-cell>
          <table:table-cell table:formula="of:=([.B870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871]-[.F$2])^2" office:value-type="float" office:value="11.485321">
            <text:p>11.485321</text:p>
          </table:table-cell>
          <table:table-cell table:formula="of:=([.B871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formula="of:=([.A872]-[.F$2])^2" office:value-type="float" office:value="129.709321">
            <text:p>129.709321</text:p>
          </table:table-cell>
          <table:table-cell table:formula="of:=([.B872]-[.J$2])^2" office:value-type="float" office:value="25.020004">
            <text:p>25.02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73]-[.F$2])^2" office:value-type="float" office:value="6.817321">
            <text:p>6.817321</text:p>
          </table:table-cell>
          <table:table-cell table:formula="of:=([.B873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([.A874]-[.F$2])^2" office:value-type="float" office:value="1.929321">
            <text:p>1.929321</text:p>
          </table:table-cell>
          <table:table-cell table:formula="of:=([.B874]-[.J$2])^2" office:value-type="float" office:value="99.960004">
            <text:p>99.960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A875]-[.F$2])^2" office:value-type="float" office:value="1.929321">
            <text:p>1.929321</text:p>
          </table:table-cell>
          <table:table-cell table:formula="of:=([.B875]-[.J$2])^2" office:value-type="float" office:value="4.00800400000001">
            <text:p>4.00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76]-[.F$2])^2" office:value-type="float" office:value="13.039321">
            <text:p>13.039321</text:p>
          </table:table-cell>
          <table:table-cell table:formula="of:=([.B876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77]-[.F$2])^2" office:value-type="float" office:value="13.039321">
            <text:p>13.039321</text:p>
          </table:table-cell>
          <table:table-cell table:formula="of:=([.B877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878]-[.F$2])^2" office:value-type="float" office:value="5.707321">
            <text:p>5.707321</text:p>
          </table:table-cell>
          <table:table-cell table:formula="of:=([.B878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([.A879]-[.F$2])^2" office:value-type="float" office:value="5.707321">
            <text:p>5.707321</text:p>
          </table:table-cell>
          <table:table-cell table:formula="of:=([.B879]-[.J$2])^2" office:value-type="float" office:value="24.980004">
            <text:p>24.98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80]-[.F$2])^2" office:value-type="float" office:value="13.039321">
            <text:p>13.039321</text:p>
          </table:table-cell>
          <table:table-cell table:formula="of:=([.B880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81]-[.F$2])^2" office:value-type="float" office:value="13.039321">
            <text:p>13.039321</text:p>
          </table:table-cell>
          <table:table-cell table:formula="of:=([.B881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882]-[.F$2])^2" office:value-type="float" office:value="6.817321">
            <text:p>6.817321</text:p>
          </table:table-cell>
          <table:table-cell table:formula="of:=([.B882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table:formula="of:=([.A883]-[.F$2])^2" office:value-type="float" office:value="5.707321">
            <text:p>5.707321</text:p>
          </table:table-cell>
          <table:table-cell table:formula="of:=([.B883]-[.J$2])^2" office:value-type="float" office:value="80.964004">
            <text:p>80.96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884]-[.F$2])^2" office:value-type="float" office:value="1.929321">
            <text:p>1.929321</text:p>
          </table:table-cell>
          <table:table-cell table:formula="of:=([.B884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885]-[.F$2])^2" office:value-type="float" office:value="0.373321000000001">
            <text:p>0.373321</text:p>
          </table:table-cell>
          <table:table-cell table:formula="of:=([.B885]-[.J$2])^2" office:value-type="float" office:value="99.960004">
            <text:p>99.96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86]-[.F$2])^2" office:value-type="float" office:value="13.039321">
            <text:p>13.039321</text:p>
          </table:table-cell>
          <table:table-cell table:formula="of:=([.B886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2">
            <text:p>62</text:p>
          </table:table-cell>
          <table:table-cell table:formula="of:=([.A887]-[.F$2])^2" office:value-type="float" office:value="70.375321">
            <text:p>70.375321</text:p>
          </table:table-cell>
          <table:table-cell table:formula="of:=([.B887]-[.J$2])^2" office:value-type="float" office:value="399.920004">
            <text:p>399.920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formula="of:=([.A888]-[.F$2])^2" office:value-type="float" office:value="19.263321">
            <text:p>19.263321</text:p>
          </table:table-cell>
          <table:table-cell table:formula="of:=([.B888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889]-[.F$2])^2" office:value-type="float" office:value="5.707321">
            <text:p>5.707321</text:p>
          </table:table-cell>
          <table:table-cell table:formula="of:=([.B889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table:formula="of:=([.A890]-[.F$2])^2" office:value-type="float" office:value="88.153321">
            <text:p>88.153321</text:p>
          </table:table-cell>
          <table:table-cell table:formula="of:=([.B890]-[.J$2])^2" office:value-type="float" office:value="48.972004">
            <text:p>48.97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891]-[.F$2])^2" office:value-type="float" office:value="13.039321">
            <text:p>13.039321</text:p>
          </table:table-cell>
          <table:table-cell table:formula="of:=([.B891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892]-[.F$2])^2" office:value-type="float" office:value="13.039321">
            <text:p>13.039321</text:p>
          </table:table-cell>
          <table:table-cell table:formula="of:=([.B892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893]-[.F$2])^2" office:value-type="float" office:value="1.929321">
            <text:p>1.929321</text:p>
          </table:table-cell>
          <table:table-cell table:formula="of:=([.B893]-[.J$2])^2" office:value-type="float" office:value="0.996003999999995">
            <text:p>0.99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table:formula="of:=([.A894]-[.F$2])^2" office:value-type="float" office:value="11.485321">
            <text:p>11.485321</text:p>
          </table:table-cell>
          <table:table-cell table:formula="of:=([.B894]-[.J$2])^2" office:value-type="float" office:value="1.00400400000001">
            <text:p>1.004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([.A895]-[.F$2])^2" office:value-type="float" office:value="0.151320999999999">
            <text:p>0.151321</text:p>
          </table:table-cell>
          <table:table-cell table:formula="of:=([.B895]-[.J$2])^2" office:value-type="float" office:value="63.968004">
            <text:p>63.96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896]-[.F$2])^2" office:value-type="float" office:value="13.039321">
            <text:p>13.039321</text:p>
          </table:table-cell>
          <table:table-cell table:formula="of:=([.B896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([.A897]-[.F$2])^2" office:value-type="float" office:value="21.261321">
            <text:p>21.261321</text:p>
          </table:table-cell>
          <table:table-cell table:formula="of:=([.B897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table:formula="of:=([.A898]-[.F$2])^2" office:value-type="float" office:value="5.707321">
            <text:p>5.707321</text:p>
          </table:table-cell>
          <table:table-cell table:formula="of:=([.B898]-[.J$2])^2" office:value-type="float" office:value="4.00800400000001">
            <text:p>4.008004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table:formula="of:=([.A899]-[.F$2])^2" office:value-type="float" office:value="88.153321">
            <text:p>88.153321</text:p>
          </table:table-cell>
          <table:table-cell table:formula="of:=([.B899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900]-[.F$2])^2" office:value-type="float" office:value="6.817321">
            <text:p>6.817321</text:p>
          </table:table-cell>
          <table:table-cell table:formula="of:=([.B900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formula="of:=([.A901]-[.F$2])^2" office:value-type="float" office:value="0.151320999999999">
            <text:p>0.151321</text:p>
          </table:table-cell>
          <table:table-cell table:formula="of:=([.B901]-[.J$2])^2" office:value-type="float" office:value="2499.800004">
            <text:p>2499.800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table:formula="of:=([.A902]-[.F$2])^2" office:value-type="float" office:value="19.263321">
            <text:p>19.263321</text:p>
          </table:table-cell>
          <table:table-cell table:formula="of:=([.B902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([.A903]-[.F$2])^2" office:value-type="float" office:value="1.929321">
            <text:p>1.929321</text:p>
          </table:table-cell>
          <table:table-cell table:formula="of:=([.B903]-[.J$2])^2" office:value-type="float" office:value="25.020004">
            <text:p>25.020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904]-[.F$2])^2" office:value-type="float" office:value="0.151320999999999">
            <text:p>0.151321</text:p>
          </table:table-cell>
          <table:table-cell table:formula="of:=([.B904]-[.J$2])^2" office:value-type="float" office:value="99.960004">
            <text:p>99.960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table:formula="of:=([.A905]-[.F$2])^2" office:value-type="float" office:value="21.261321">
            <text:p>21.261321</text:p>
          </table:table-cell>
          <table:table-cell table:formula="of:=([.B905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906]-[.F$2])^2" office:value-type="float" office:value="1.929321">
            <text:p>1.929321</text:p>
          </table:table-cell>
          <table:table-cell table:formula="of:=([.B906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table:formula="of:=([.A907]-[.F$2])^2" office:value-type="float" office:value="54.597321">
            <text:p>54.597321</text:p>
          </table:table-cell>
          <table:table-cell table:formula="of:=([.B907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table:formula="of:=([.A908]-[.F$2])^2" office:value-type="float" office:value="5.707321">
            <text:p>5.707321</text:p>
          </table:table-cell>
          <table:table-cell table:formula="of:=([.B908]-[.J$2])^2" office:value-type="float" office:value="16.016004">
            <text:p>16.01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09]-[.F$2])^2" office:value-type="float" office:value="6.817321">
            <text:p>6.817321</text:p>
          </table:table-cell>
          <table:table-cell table:formula="of:=([.B909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formula="of:=([.A910]-[.F$2])^2" office:value-type="float" office:value="11.485321">
            <text:p>11.485321</text:p>
          </table:table-cell>
          <table:table-cell table:formula="of:=([.B910]-[.J$2])^2" office:value-type="float" office:value="440.916004">
            <text:p>440.916004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table:formula="of:=([.A911]-[.F$2])^2" office:value-type="float" office:value="594.823321">
            <text:p>594.823321</text:p>
          </table:table-cell>
          <table:table-cell table:formula="of:=([.B911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912]-[.F$2])^2" office:value-type="float" office:value="5.707321">
            <text:p>5.707321</text:p>
          </table:table-cell>
          <table:table-cell table:formula="of:=([.B912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913]-[.F$2])^2" office:value-type="float" office:value="5.707321">
            <text:p>5.707321</text:p>
          </table:table-cell>
          <table:table-cell table:formula="of:=([.B913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14]-[.F$2])^2" office:value-type="float" office:value="13.039321">
            <text:p>13.039321</text:p>
          </table:table-cell>
          <table:table-cell table:formula="of:=([.B914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15]-[.F$2])^2" office:value-type="float" office:value="6.817321">
            <text:p>6.817321</text:p>
          </table:table-cell>
          <table:table-cell table:formula="of:=([.B915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formula="of:=([.A916]-[.F$2])^2" office:value-type="float" office:value="19.263321">
            <text:p>19.263321</text:p>
          </table:table-cell>
          <table:table-cell table:formula="of:=([.B916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17]-[.F$2])^2" office:value-type="float" office:value="6.817321">
            <text:p>6.817321</text:p>
          </table:table-cell>
          <table:table-cell table:formula="of:=([.B917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formula="of:=([.A918]-[.F$2])^2" office:value-type="float" office:value="0.373321000000001">
            <text:p>0.373321</text:p>
          </table:table-cell>
          <table:table-cell table:formula="of:=([.B918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table:formula="of:=([.A919]-[.F$2])^2" office:value-type="float" office:value="5.707321">
            <text:p>5.707321</text:p>
          </table:table-cell>
          <table:table-cell table:formula="of:=([.B919]-[.J$2])^2" office:value-type="float" office:value="0.00000400000000000978">
            <text:p>0.00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formula="of:=([.A920]-[.F$2])^2" office:value-type="float" office:value="6.817321">
            <text:p>6.817321</text:p>
          </table:table-cell>
          <table:table-cell table:formula="of:=([.B920]-[.J$2])^2" office:value-type="float" office:value="143.952004">
            <text:p>143.952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921]-[.F$2])^2" office:value-type="float" office:value="5.707321">
            <text:p>5.707321</text:p>
          </table:table-cell>
          <table:table-cell table:formula="of:=([.B921]-[.J$2])^2" office:value-type="float" office:value="168.948004">
            <text:p>168.948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table:formula="of:=([.A922]-[.F$2])^2" office:value-type="float" office:value="19.263321">
            <text:p>19.263321</text:p>
          </table:table-cell>
          <table:table-cell table:formula="of:=([.B922]-[.J$2])^2" office:value-type="float" office:value="528.908004">
            <text:p>528.90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23]-[.F$2])^2" office:value-type="float" office:value="13.039321">
            <text:p>13.039321</text:p>
          </table:table-cell>
          <table:table-cell table:formula="of:=([.B923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924]-[.F$2])^2" office:value-type="float" office:value="0.373321000000001">
            <text:p>0.373321</text:p>
          </table:table-cell>
          <table:table-cell table:formula="of:=([.B924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925]-[.F$2])^2" office:value-type="float" office:value="13.039321">
            <text:p>13.039321</text:p>
          </table:table-cell>
          <table:table-cell table:formula="of:=([.B925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table:formula="of:=([.A926]-[.F$2])^2" office:value-type="float" office:value="70.375321">
            <text:p>70.375321</text:p>
          </table:table-cell>
          <table:table-cell table:formula="of:=([.B926]-[.J$2])^2" office:value-type="float" office:value="728.892004">
            <text:p>728.892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927]-[.F$2])^2" office:value-type="float" office:value="2.595321">
            <text:p>2.595321</text:p>
          </table:table-cell>
          <table:table-cell table:formula="of:=([.B927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formula="of:=([.A928]-[.F$2])^2" office:value-type="float" office:value="19.263321">
            <text:p>19.263321</text:p>
          </table:table-cell>
          <table:table-cell table:formula="of:=([.B928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929]-[.F$2])^2" office:value-type="float" office:value="0.373321000000001">
            <text:p>0.373321</text:p>
          </table:table-cell>
          <table:table-cell table:formula="of:=([.B929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([.A930]-[.F$2])^2" office:value-type="float" office:value="2.595321">
            <text:p>2.595321</text:p>
          </table:table-cell>
          <table:table-cell table:formula="of:=([.B930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31]-[.F$2])^2" office:value-type="float" office:value="6.817321">
            <text:p>6.817321</text:p>
          </table:table-cell>
          <table:table-cell table:formula="of:=([.B931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([.A932]-[.F$2])^2" office:value-type="float" office:value="1.929321">
            <text:p>1.929321</text:p>
          </table:table-cell>
          <table:table-cell table:formula="of:=([.B932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933]-[.F$2])^2" office:value-type="float" office:value="5.707321">
            <text:p>5.707321</text:p>
          </table:table-cell>
          <table:table-cell table:formula="of:=([.B933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([.A934]-[.F$2])^2" office:value-type="float" office:value="11.485321">
            <text:p>11.485321</text:p>
          </table:table-cell>
          <table:table-cell table:formula="of:=([.B934]-[.J$2])^2" office:value-type="float" office:value="360.924004">
            <text:p>360.924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2">
            <text:p>72</text:p>
          </table:table-cell>
          <table:table-cell table:formula="of:=([.A935]-[.F$2])^2" office:value-type="float" office:value="19.263321">
            <text:p>19.263321</text:p>
          </table:table-cell>
          <table:table-cell table:formula="of:=([.B935]-[.J$2])^2" office:value-type="float" office:value="899.880004">
            <text:p>899.880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formula="of:=([.A936]-[.F$2])^2" office:value-type="float" office:value="2.595321">
            <text:p>2.595321</text:p>
          </table:table-cell>
          <table:table-cell table:formula="of:=([.B936]-[.J$2])^2" office:value-type="float" office:value="48.972004">
            <text:p>48.97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37]-[.F$2])^2" office:value-type="float" office:value="13.039321">
            <text:p>13.039321</text:p>
          </table:table-cell>
          <table:table-cell table:formula="of:=([.B937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formula="of:=([.A938]-[.F$2])^2" office:value-type="float" office:value="88.153321">
            <text:p>88.153321</text:p>
          </table:table-cell>
          <table:table-cell table:formula="of:=([.B938]-[.J$2])^2" office:value-type="float" office:value="35.976004">
            <text:p>35.976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table:formula="of:=([.A939]-[.F$2])^2" office:value-type="float" office:value="1.929321">
            <text:p>1.929321</text:p>
          </table:table-cell>
          <table:table-cell table:formula="of:=([.B939]-[.J$2])^2" office:value-type="float" office:value="8.98800399999999">
            <text:p>8.98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40]-[.F$2])^2" office:value-type="float" office:value="13.039321">
            <text:p>13.039321</text:p>
          </table:table-cell>
          <table:table-cell table:formula="of:=([.B940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41]-[.F$2])^2" office:value-type="float" office:value="13.039321">
            <text:p>13.039321</text:p>
          </table:table-cell>
          <table:table-cell table:formula="of:=([.B941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942]-[.F$2])^2" office:value-type="float" office:value="11.485321">
            <text:p>11.485321</text:p>
          </table:table-cell>
          <table:table-cell table:formula="of:=([.B942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7">
            <text:p>77</text:p>
          </table:table-cell>
          <table:table-cell table:formula="of:=([.A943]-[.F$2])^2" office:value-type="float" office:value="863.713321">
            <text:p>863.713321</text:p>
          </table:table-cell>
          <table:table-cell table:formula="of:=([.B943]-[.J$2])^2" office:value-type="float" office:value="1224.860004">
            <text:p>1224.86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944]-[.F$2])^2" office:value-type="float" office:value="5.707321">
            <text:p>5.707321</text:p>
          </table:table-cell>
          <table:table-cell table:formula="of:=([.B944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45]-[.F$2])^2" office:value-type="float" office:value="6.817321">
            <text:p>6.817321</text:p>
          </table:table-cell>
          <table:table-cell table:formula="of:=([.B945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946]-[.F$2])^2" office:value-type="float" office:value="6.817321">
            <text:p>6.817321</text:p>
          </table:table-cell>
          <table:table-cell table:formula="of:=([.B946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8">
            <text:p>78</text:p>
          </table:table-cell>
          <table:table-cell table:formula="of:=([.A947]-[.F$2])^2" office:value-type="float" office:value="40.819321">
            <text:p>40.819321</text:p>
          </table:table-cell>
          <table:table-cell table:formula="of:=([.B947]-[.J$2])^2" office:value-type="float" office:value="1295.856004">
            <text:p>1295.856004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formula="of:=([.A948]-[.F$2])^2" office:value-type="float" office:value="129.709321">
            <text:p>129.709321</text:p>
          </table:table-cell>
          <table:table-cell table:formula="of:=([.B948]-[.J$2])^2" office:value-type="float" office:value="324.072004">
            <text:p>324.07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49]-[.F$2])^2" office:value-type="float" office:value="6.817321">
            <text:p>6.817321</text:p>
          </table:table-cell>
          <table:table-cell table:formula="of:=([.B949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50]-[.F$2])^2" office:value-type="float" office:value="13.039321">
            <text:p>13.039321</text:p>
          </table:table-cell>
          <table:table-cell table:formula="of:=([.B950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formula="of:=([.A951]-[.F$2])^2" office:value-type="float" office:value="88.153321">
            <text:p>88.153321</text:p>
          </table:table-cell>
          <table:table-cell table:formula="of:=([.B951]-[.J$2])^2" office:value-type="float" office:value="4.00800400000001">
            <text:p>4.008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952]-[.F$2])^2" office:value-type="float" office:value="0.151320999999999">
            <text:p>0.151321</text:p>
          </table:table-cell>
          <table:table-cell table:formula="of:=([.B952]-[.J$2])^2" office:value-type="float" office:value="676.104004">
            <text:p>676.104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53]-[.F$2])^2" office:value-type="float" office:value="13.039321">
            <text:p>13.039321</text:p>
          </table:table-cell>
          <table:table-cell table:formula="of:=([.B953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table:formula="of:=([.A954]-[.F$2])^2" office:value-type="float" office:value="88.153321">
            <text:p>88.153321</text:p>
          </table:table-cell>
          <table:table-cell table:formula="of:=([.B954]-[.J$2])^2" office:value-type="float" office:value="440.916004">
            <text:p>440.91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55]-[.F$2])^2" office:value-type="float" office:value="6.817321">
            <text:p>6.817321</text:p>
          </table:table-cell>
          <table:table-cell table:formula="of:=([.B955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956]-[.F$2])^2" office:value-type="float" office:value="13.039321">
            <text:p>13.039321</text:p>
          </table:table-cell>
          <table:table-cell table:formula="of:=([.B956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table:formula="of:=([.A957]-[.F$2])^2" office:value-type="float" office:value="19.263321">
            <text:p>19.263321</text:p>
          </table:table-cell>
          <table:table-cell table:formula="of:=([.B957]-[.J$2])^2" office:value-type="float" office:value="195.944004">
            <text:p>195.944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58]-[.F$2])^2" office:value-type="float" office:value="6.817321">
            <text:p>6.817321</text:p>
          </table:table-cell>
          <table:table-cell table:formula="of:=([.B958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959]-[.F$2])^2" office:value-type="float" office:value="2.595321">
            <text:p>2.595321</text:p>
          </table:table-cell>
          <table:table-cell table:formula="of:=([.B959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960]-[.F$2])^2" office:value-type="float" office:value="13.039321">
            <text:p>13.039321</text:p>
          </table:table-cell>
          <table:table-cell table:formula="of:=([.B960]-[.J$2])^2" office:value-type="float" office:value="196.056004">
            <text:p>196.056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961]-[.F$2])^2" office:value-type="float" office:value="11.485321">
            <text:p>11.485321</text:p>
          </table:table-cell>
          <table:table-cell table:formula="of:=([.B961]-[.J$2])^2" office:value-type="float" office:value="288.932004">
            <text:p>288.93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62]-[.F$2])^2" office:value-type="float" office:value="6.817321">
            <text:p>6.817321</text:p>
          </table:table-cell>
          <table:table-cell table:formula="of:=([.B962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963]-[.F$2])^2" office:value-type="float" office:value="2.595321">
            <text:p>2.595321</text:p>
          </table:table-cell>
          <table:table-cell table:formula="of:=([.B963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([.A964]-[.F$2])^2" office:value-type="float" office:value="1.929321">
            <text:p>1.929321</text:p>
          </table:table-cell>
          <table:table-cell table:formula="of:=([.B964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965]-[.F$2])^2" office:value-type="float" office:value="0.373321000000001">
            <text:p>0.373321</text:p>
          </table:table-cell>
          <table:table-cell table:formula="of:=([.B965]-[.J$2])^2" office:value-type="float" office:value="441.084004">
            <text:p>441.084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formula="of:=([.A966]-[.F$2])^2" office:value-type="float" office:value="2.595321">
            <text:p>2.595321</text:p>
          </table:table-cell>
          <table:table-cell table:formula="of:=([.B966]-[.J$2])^2" office:value-type="float" office:value="35.976004">
            <text:p>35.976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967]-[.F$2])^2" office:value-type="float" office:value="6.817321">
            <text:p>6.817321</text:p>
          </table:table-cell>
          <table:table-cell table:formula="of:=([.B967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968]-[.F$2])^2" office:value-type="float" office:value="11.485321">
            <text:p>11.485321</text:p>
          </table:table-cell>
          <table:table-cell table:formula="of:=([.B968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969]-[.F$2])^2" office:value-type="float" office:value="0.151320999999999">
            <text:p>0.151321</text:p>
          </table:table-cell>
          <table:table-cell table:formula="of:=([.B969]-[.J$2])^2" office:value-type="float" office:value="80.964004">
            <text:p>80.964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formula="of:=([.A970]-[.F$2])^2" office:value-type="float" office:value="1.929321">
            <text:p>1.929321</text:p>
          </table:table-cell>
          <table:table-cell table:formula="of:=([.B970]-[.J$2])^2" office:value-type="float" office:value="36.024004">
            <text:p>36.02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([.A971]-[.F$2])^2" office:value-type="float" office:value="5.707321">
            <text:p>5.707321</text:p>
          </table:table-cell>
          <table:table-cell table:formula="of:=([.B971]-[.J$2])^2" office:value-type="float" office:value="24.980004">
            <text:p>24.980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([.A972]-[.F$2])^2" office:value-type="float" office:value="21.261321">
            <text:p>21.261321</text:p>
          </table:table-cell>
          <table:table-cell table:formula="of:=([.B972]-[.J$2])^2" office:value-type="float" office:value="63.968004">
            <text:p>63.96800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([.A973]-[.F$2])^2" office:value-type="float" office:value="1.929321">
            <text:p>1.929321</text:p>
          </table:table-cell>
          <table:table-cell table:formula="of:=([.B973]-[.J$2])^2" office:value-type="float" office:value="81.0360040000001">
            <text:p>81.036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formula="of:=([.A974]-[.F$2])^2" office:value-type="float" office:value="5.707321">
            <text:p>5.707321</text:p>
          </table:table-cell>
          <table:table-cell table:formula="of:=([.B974]-[.J$2])^2" office:value-type="float" office:value="483.912004">
            <text:p>483.912004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table:formula="of:=([.A975]-[.F$2])^2" office:value-type="float" office:value="107.931321">
            <text:p>107.931321</text:p>
          </table:table-cell>
          <table:table-cell table:formula="of:=([.B975]-[.J$2])^2" office:value-type="float" office:value="1599.840004">
            <text:p>1599.8400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976]-[.F$2])^2" office:value-type="float" office:value="43.705321">
            <text:p>43.705321</text:p>
          </table:table-cell>
          <table:table-cell table:formula="of:=([.B976]-[.J$2])^2" office:value-type="float" office:value="289.068004">
            <text:p>289.06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77]-[.F$2])^2" office:value-type="float" office:value="13.039321">
            <text:p>13.039321</text:p>
          </table:table-cell>
          <table:table-cell table:formula="of:=([.B977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78]-[.F$2])^2" office:value-type="float" office:value="13.039321">
            <text:p>13.039321</text:p>
          </table:table-cell>
          <table:table-cell table:formula="of:=([.B978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979]-[.F$2])^2" office:value-type="float" office:value="5.707321">
            <text:p>5.707321</text:p>
          </table:table-cell>
          <table:table-cell table:formula="of:=([.B979]-[.J$2])^2" office:value-type="float" office:value="224.940004">
            <text:p>224.940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80]-[.F$2])^2" office:value-type="float" office:value="6.817321">
            <text:p>6.817321</text:p>
          </table:table-cell>
          <table:table-cell table:formula="of:=([.B980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table:formula="of:=([.A981]-[.F$2])^2" office:value-type="float" office:value="107.931321">
            <text:p>107.931321</text:p>
          </table:table-cell>
          <table:table-cell table:formula="of:=([.B981]-[.J$2])^2" office:value-type="float" office:value="1599.840004">
            <text:p>1599.840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82]-[.F$2])^2" office:value-type="float" office:value="13.039321">
            <text:p>13.039321</text:p>
          </table:table-cell>
          <table:table-cell table:formula="of:=([.B982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983]-[.F$2])^2" office:value-type="float" office:value="6.817321">
            <text:p>6.817321</text:p>
          </table:table-cell>
          <table:table-cell table:formula="of:=([.B983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984]-[.F$2])^2" office:value-type="float" office:value="2.595321">
            <text:p>2.595321</text:p>
          </table:table-cell>
          <table:table-cell table:formula="of:=([.B984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formula="of:=([.A985]-[.F$2])^2" office:value-type="float" office:value="11.485321">
            <text:p>11.485321</text:p>
          </table:table-cell>
          <table:table-cell table:formula="of:=([.B985]-[.J$2])^2" office:value-type="float" office:value="4.00800400000001">
            <text:p>4.008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([.A986]-[.F$2])^2" office:value-type="float" office:value="6.817321">
            <text:p>6.817321</text:p>
          </table:table-cell>
          <table:table-cell table:formula="of:=([.B986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987]-[.F$2])^2" office:value-type="float" office:value="6.817321">
            <text:p>6.817321</text:p>
          </table:table-cell>
          <table:table-cell table:formula="of:=([.B987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988]-[.F$2])^2" office:value-type="float" office:value="2.595321">
            <text:p>2.595321</text:p>
          </table:table-cell>
          <table:table-cell table:formula="of:=([.B988]-[.J$2])^2" office:value-type="float" office:value="121.044004">
            <text:p>121.044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989]-[.F$2])^2" office:value-type="float" office:value="5.707321">
            <text:p>5.707321</text:p>
          </table:table-cell>
          <table:table-cell table:formula="of:=([.B989]-[.J$2])^2" office:value-type="float" office:value="323.928004">
            <text:p>323.92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90]-[.F$2])^2" office:value-type="float" office:value="13.039321">
            <text:p>13.039321</text:p>
          </table:table-cell>
          <table:table-cell table:formula="of:=([.B990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A991]-[.F$2])^2" office:value-type="float" office:value="31.483321">
            <text:p>31.483321</text:p>
          </table:table-cell>
          <table:table-cell table:formula="of:=([.B991]-[.J$2])^2" office:value-type="float" office:value="625.100004">
            <text:p>625.10000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formula="of:=([.A992]-[.F$2])^2" office:value-type="float" office:value="5.707321">
            <text:p>5.707321</text:p>
          </table:table-cell>
          <table:table-cell table:formula="of:=([.B992]-[.J$2])^2" office:value-type="float" office:value="1.00400400000001">
            <text:p>1.00400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993]-[.F$2])^2" office:value-type="float" office:value="2.595321">
            <text:p>2.595321</text:p>
          </table:table-cell>
          <table:table-cell table:formula="of:=([.B993]-[.J$2])^2" office:value-type="float" office:value="64.0320040000001">
            <text:p>64.0320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formula="of:=([.A994]-[.F$2])^2" office:value-type="float" office:value="6.817321">
            <text:p>6.817321</text:p>
          </table:table-cell>
          <table:table-cell table:formula="of:=([.B994]-[.J$2])^2" office:value-type="float" office:value="49.028004">
            <text:p>49.02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95]-[.F$2])^2" office:value-type="float" office:value="13.039321">
            <text:p>13.039321</text:p>
          </table:table-cell>
          <table:table-cell table:formula="of:=([.B995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96]-[.F$2])^2" office:value-type="float" office:value="13.039321">
            <text:p>13.039321</text:p>
          </table:table-cell>
          <table:table-cell table:formula="of:=([.B996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997]-[.F$2])^2" office:value-type="float" office:value="13.039321">
            <text:p>13.039321</text:p>
          </table:table-cell>
          <table:table-cell table:formula="of:=([.B997]-[.J$2])^2" office:value-type="float" office:value="100.040004">
            <text:p>100.0400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A998]-[.F$2])^2" office:value-type="float" office:value="21.261321">
            <text:p>21.261321</text:p>
          </table:table-cell>
          <table:table-cell table:formula="of:=([.B998]-[.J$2])^2" office:value-type="float" office:value="144.048004">
            <text:p>144.048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([.A999]-[.F$2])^2" office:value-type="float" office:value="13.039321">
            <text:p>13.039321</text:p>
          </table:table-cell>
          <table:table-cell table:formula="of:=([.B999]-[.J$2])^2" office:value-type="float" office:value="169.052004">
            <text:p>169.0520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formula="of:=([.A1000]-[.F$2])^2" office:value-type="float" office:value="13.039321">
            <text:p>13.039321</text:p>
          </table:table-cell>
          <table:table-cell table:formula="of:=([.B1000]-[.J$2])^2" office:value-type="float" office:value="25.020004">
            <text:p>25.020004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2:0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6T12:08:06</dc:date>
    <meta:generator>LibreOffice/3.4$Linux LibreOffice_project/340m1$Build-1206</meta:generator>
    <meta:editing-duration>PT19S</meta:editing-duration>
    <meta:editing-cycles>1</meta:editing-cycles>
    <meta:document-statistic meta:table-count="1" meta:cell-count="4008" meta:object-count="0"/>
  </office:meta>
</office:document-meta>
</file>